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fo:margin-left="0.3cm" fo:margin-right="0cm"/>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635cm" fo:margin-right="0.635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6_fi0" style:family="paragraph" style:parent-style-name="s16">
      <style:paragraph-properties fo:text-indent="0mm"/>
    </style:style>
    <style:style style:name="s1_right_fi0" style:family="paragraph" style:parent-style-name="s1">
      <style:paragraph-properties fo:text-align="right" fo:text-indent="0mm"/>
    </style:style>
    <!-- Table cells styles -->
    <!-- Table columns styles -->
    <style:style style:name="5103" style:family="table-column">
      <style:table-column-properties style:column-width="90mm"/>
    </style:style>
    <!-- Table styles -->
    <style:style style:name="rubber" style:family="table">
      <style:table-properties style:rel-width="100%" table:align="center"/>
    </style:style>
    <style:style style:name="10206" style:family="table">
      <style:table-properties style:width="180mm" table:align="left"/>
    </style:style>
    <!-- Colored text styles -->
  </office:automatic-styles>
  <office:body>
    <office:text text:use-soft-page-breaks="true">
      <text:h text:outline-level="1" text:style-name="s3"><text:bookmark text:name="anchor0"/><text:a xlink:type="simple" xlink:href="http://ivo.garant.ru/document/redirect/10107960/0">Федеральный закон от 21 декабря 1994 г. N 68-ФЗ
"О защите населения и территорий от чрезвычайных ситуаций природного и техногенного характера"</text:a></text:h>
      <text:p text:style-name="s52header">С изменениями и дополнениями от:</text:p>
      <text:p text:style-name="s52">28 октября 2002 г., 22 августа 2004 г., 4, 18 декабря 2006 г., 30 октября 2007 г., 30 декабря 2008 г., 7 мая, 25 ноября 2009 г., 19 мая, 27 июля, 28, 29 декабря 2010 г., 1 апреля 2012 г., 11 февраля, 2 июля, 28 декабря 2013 г., 21 июля, 14 октября 2014 г., 8 марта, 2 мая, 28 ноября, 30 декабря 2015 г., 15 февраля, 23 июня 2016 г., 3 августа 2018 г., 3 июля 2019 г., 1 апреля, 23 июня, 8 декабря 2020 г., 26 мая, 11 июня, 30 декабря 2021 г., 14 июля, 4 ноября, 29 декабря 2022 г., 14 апреля 2023 г., 30 января, 26 февраля, 29 мая, 8 августа 2024 г.</text:p>
      <text:p text:style-name="s1"/>
      <text:p text:style-name="s1"><text:span text:style-name="s10">Принят Государственной Думой 11 ноября 1994 года</text:span></text:p>
      <text:p text:style-name="s9header">ГАРАНТ:</text:p>
      <text:p text:style-name="s9">См. <text:a xlink:type="simple" xlink:href="http://ivo.garant.ru/document/redirect/77328684/0">комментарии</text:a> к настоящему Федеральному закону</text:p>
      <text:p text:style-name="s9">См. <text:a xlink:type="simple" xlink:href="http://ivo.garant.ru/document/redirect/71224870/0">обзор</text:a> судебной практики по делам, связанным с реализацией гражданами, лишившимися жилого помещения в результате чрезвычайной ситуации, права на получение государственного жилищного сертификата, рассмотренным в 2009-2014 гг., утвержденный Президиумом Верховного Суда РФ 21 октября 2015 г.</text:p>
      <text:p text:style-name="s22header">Информация об изменениях:</text:p>
      <text:p text:style-name="s22"><text:bookmark text:name="anchor1111"/><text:a xlink:type="simple" xlink:href="http://ivo.garant.ru/document/redirect/12164274/901">Федеральным законом</text:a> от 30 декабря 2008 г. N 309-ФЗ в преамбулу настоящего Федерального закона внесены изменения</text:p>
      <text:p text:style-name="s22"><text:a xlink:type="simple" xlink:href="http://ivo.garant.ru/document/redirect/5426976/1111">См. текст преамбулы в предыдущей редакции</text:a></text:p>
      <text:p text:style-name="s1">Настоящий Федеральный закон определяет общие для Российской Федерации организационно-правовые нормы в области защиты граждан Российской Федерации, иностранных граждан и лиц без гражданства, находящихся на территории Российской Федерации (далее - население), всего земельного, водного, воздушного пространства в пределах Российской Федерации или его части, объектов производственного и социального назначения, а также окружающей среды (далее - территории) от чрезвычайных ситуаций природного и техногенного характера (далее - чрезвычайные ситуации).</text:p>
      <text:p text:style-name="s1"><text:bookmark text:name="anchor1112"/>Действие настоящего Федерального закона распространяется на отношения, возникающие в процессе деятельности органов государственной власти Российской Федерации, органов государственной власти субъектов Российской Федерации, органов местного самоуправления, а также предприятий, учреждений и организаций независимо от их организационно-правовой формы (далее - организации) и населения в области защиты населения и территорий от чрезвычайных ситуаций.</text:p>
      <text:p text:style-name="s9header">ГАРАНТ:</text:p>
      <text:p text:style-name="s9">См. <text:a xlink:type="simple" xlink:href="http://ivo.garant.ru/document/redirect/77328684/1111">комментарии</text:a> к преамбуле настоящего Федерального закона</text:p>
      <text:h text:outline-level="1" text:style-name="s3"><text:bookmark text:name="anchor100"/>Глава I. Общие положения</text:h>
      <text:p text:style-name="s1"/>
      <text:p text:style-name="s22header">Информация об изменениях:</text:p>
      <text:p text:style-name="s22"><text:bookmark text:name="anchor1"/>Статья 1 изменена с 26 ноября 2024 г. - <text:a xlink:type="simple" xlink:href="http://ivo.garant.ru/document/redirect/409097316/11">Федеральный закон</text:a> от 29 мая 2024 г. N 125-ФЗ</text:p>
      <text:p text:style-name="s22"><text:a xlink:type="simple" xlink:href="http://ivo.garant.ru/document/redirect/76833489/1">См. предыдущую редакцию</text:a></text:p>
      <text:p text:style-name="s15"><text:span text:style-name="s10">Статья 1.</text:span> Основные понятия</text:p>
      <text:p text:style-name="s9header">ГАРАНТ:</text:p>
      <text:p text:style-name="s9">См. <text:a xlink:type="simple" xlink:href="http://ivo.garant.ru/document/redirect/77328684/1">комментарии</text:a> к статье 1 настоящего Федерального закона</text:p>
      <text:p text:style-name="s1"><text:bookmark text:name="anchor101"/><text:span text:style-name="s10">Чрезвычайная ситуация</text:span> - это обстановка на определенной территории, сложившаяся в результате аварии, опасного природного явления, катастрофы, распространения заболевания, представляющего опасность для окружающих, стихийного или иного бедствия, которые могут повлечь или повлекли за собой человеческие жертвы, ущерб здоровью людей или окружающей среде, значительные материальные потери и нарушение условий жизнедеятельности людей.</text:p>
      <text:p text:style-name="s1"><text:bookmark text:name="anchor102"/><text:span text:style-name="s10">Предупреждение чрезвычайных ситуаций</text:span> - это комплекс мероприятий, направленных на максимально возможное уменьшение риска возникновения чрезвычайных ситуаций, а также на сохранение здоровья людей, снижение размеров ущерба окружающей среде и материальных потерь в случае их возникновения.</text:p>
      <text:p text:style-name="s1"><text:bookmark text:name="anchor103"/><text:span text:style-name="s10">Ликвидация чрезвычайных ситуаций</text:span> - это аварийно-спасательные и другие неотложные работы, проводимые при возникновении чрезвычайных ситуаций и направленные на спасение жизни и сохранение здоровья людей, снижение размеров ущерба окружающей среде и материальных потерь, а также на локализацию зон чрезвычайных ситуаций, прекращение действия характерных для них опасных факторов.</text:p>
      <text:p text:style-name="s1"><text:bookmark text:name="anchor104"/><text:span text:style-name="s10">Зона чрезвычайной ситуации</text:span> - это территория, на которой сложилась чрезвычайная ситуация.</text:p>
      <text:p text:style-name="s1"><text:bookmark text:name="anchor1055"/><text:span text:style-name="s10">Специализированные технические средства оповещения и информирования населения в местах массового пребывания людей</text:span> - это специально созданные технические устройства, осуществляющие прием, обработку и передачу аудио- и (или) аудиовизуальных, а также иных сообщений об угрозе возникновения, о возникновении чрезвычайных ситуаций и правилах поведения населения.</text:p>
      <text:p text:style-name="s1"><text:bookmark text:name="anchor110252"/><text:span text:style-name="s10">Режим функционирования органов управления и сил единой государственной системы предупреждения и ликвидации чрезвычайных ситуаций</text:span> - это определяемые в зависимости от обстановки, прогнозирования угрозы чрезвычайной ситуации и возникновения чрезвычайной ситуации порядок организации деятельности органов управления и сил единой государственной системы предупреждения и ликвидации чрезвычайных ситуаций и основные мероприятия, проводимые указанными органами и силами в режиме повседневной деятельности, при введении режима повышенной готовности или чрезвычайной ситуации.</text:p>
      <text:p text:style-name="s1"><text:bookmark text:name="anchor110253"/><text:span text:style-name="s10">Уровень реагирования на чрезвычайную ситуацию (далее - уровень реагирования)</text:span> - это состояние готовности органов управления и сил единой государственной системы предупреждения и ликвидации чрезвычайных ситуаций к ликвидации чрезвычайной ситуации, требующее от органов государственной власти Российской Федерации, органов государственной власти субъектов Российской Федерации, органов местного самоуправления и организаций принятия дополнительных мер по защите населения и территорий от чрезвычайной ситуации в зависимости от классификации чрезвычайных ситуаций и характера развития чрезвычайной ситуации.</text:p>
      <text:p text:style-name="s1"><text:bookmark text:name="anchor1008"/><text:span text:style-name="s10">Оповещение населения о чрезвычайных ситуациях</text:span> - это доведение до населения сигналов оповещения и экстренной информации об опасностях, возникающих при угрозе возникновения или возникновении чрезвычайных ситуаций, о правилах поведения населения и необходимости проведения мероприятий по защите.</text:p>
      <text:p text:style-name="s1"><text:bookmark text:name="anchor109"/><text:span text:style-name="s10">Информирование населения о чрезвычайных ситуациях</text:span> - это доведение до населения через средства массовой информации и по иным каналам информации о прогнозируемых и возникших чрезвычайных ситуациях, принимаемых мерах по обеспечению безопасности населения и территорий, приемах и способах защиты, а также проведение пропаганды знаний в области гражданской обороны, защиты населения и территорий от чрезвычайных ситуаций, в том числе обеспечения безопасности людей на водных объектах, и обеспечения пожарной безопасности.</text:p>
      <text:p text:style-name="s1"><text:bookmark text:name="anchor110"/><text:span text:style-name="s10">Комплексная система экстренного оповещения населения об угрозе возникновения или о возникновении чрезвычайных ситуаций</text:span> - это элемент системы оповещения населения о чрезвычайных ситуациях, представляющий собой комплекс программно-технических средств систем оповещения и мониторинга опасных природных явлений и техногенных процессов, обеспечивающий доведение сигналов оповещения и экстренной информации до органов управления единой государственной системы предупреждения и ликвидации чрезвычайных ситуаций и до населения в автоматическом и (или) автоматизированном режимах.</text:p>
      <text:p text:style-name="s1"><text:bookmark text:name="anchor111"/><text:span text:style-name="s10">Зона экстренного оповещения населения</text:span> - это территория, подверженная риску возникновения быстроразвивающихся опасных природных явлений и техногенных процессов, представляющих непосредственную угрозу жизни и здоровью находящихся на ней людей.</text:p>
      <text:p text:style-name="s1"><text:bookmark text:name="anchor112"/><text:span text:style-name="s10">Территория, подверженная риску возникновения быстроразвивающихся опасных природных явлений и техногенных процессов,</text:span> - это участок земельного, водного или воздушного пространства либо критически важный или потенциально опасный объект производственного и социального значения, отнесенные к указанной территории путем прогнозирования угрозы возникновения чрезвычайных ситуаций и оценки социально-экономических последствий чрезвычайных ситуаций.</text:p>
      <text:p text:style-name="s1"><text:bookmark text:name="anchor113"/><text:span text:style-name="s10">Быстроразвивающиеся опасные природные явления и техногенные процессы</text:span> - это негативные явления и процессы, определенные в ходе прогнозирования угрозы возникновения чрезвычайных ситуаций, локализация и ликвидация которой требуют заблаговременной подготовки сил и средств единой государственной системы предупреждения и ликвидации чрезвычайных ситуаций.</text:p>
      <text:p text:style-name="s1"><text:bookmark text:name="anchor114"/><text:span text:style-name="s10">Критически важный объект</text:span> - это объект, нарушение или прекращение функционирования которого приведет к потере управления экономикой Российской Федерации, субъекта Российской Федерации или административно-территориальной единицы субъекта Российской Федерации, ее необратимому негативному изменению (разрушению) либо существенному снижению безопасности жизнедеятельности населения.</text:p>
      <text:p text:style-name="s1"><text:bookmark text:name="anchor115"/><text:span text:style-name="s10">Потенциально опасный объект</text:span> - это объект, на котором расположены здания и сооружения повышенного уровня ответственности, либо объект, на котором возможно одновременное пребывание более пяти тысяч человек.</text:p>
      <text:p text:style-name="s1"><text:bookmark text:name="anchor1102722"/><text:span text:style-name="s10">Органы управления единой государственной системы предупреждения и ликвидации чрезвычайных ситуаций</text:span> - это органы, создаваемые для координации деятельности федеральных органов исполнительной власти, исполнительных органов субъектов Российской Федерации, органов местного самоуправления, организаций в области защиты населения и территорий от чрезвычайных ситуаций и сил, привлекаемых для предупреждения и ликвидации чрезвычайных ситуаций.</text:p>
      <text:p text:style-name="s1"><text:bookmark text:name="anchor117"/><text:span text:style-name="s10">Подготовка населения в области защиты от чрезвычайных ситуаций</text:span> - это система мероприятий по обучению населения действиям при угрозе возникновения и возникновении чрезвычайных ситуаций.</text:p>
      <text:p text:style-name="s1"/>
      <text:p text:style-name="s22header">Информация об изменениях:</text:p>
      <text:p text:style-name="s22"><text:bookmark text:name="anchor2"/><text:a xlink:type="simple" xlink:href="http://ivo.garant.ru/document/redirect/12175845/1">Федеральным законом</text:a> от 19 мая 2010 г. N 91-ФЗ в статью 2 настоящего Федерального закона внесены изменения</text:p>
      <text:p text:style-name="s22"><text:a xlink:type="simple" xlink:href="http://ivo.garant.ru/document/redirect/5755895/2">См. текст статьи в предыдущей редакции</text:a></text:p>
      <text:p text:style-name="s15"><text:span text:style-name="s10">Статья 2.</text:span> Правовое регулирование отношений в области защиты населения и территорий от чрезвычайных ситуаций</text:p>
      <text:p text:style-name="s9header">ГАРАНТ:</text:p>
      <text:p text:style-name="s9">См. <text:a xlink:type="simple" xlink:href="http://ivo.garant.ru/document/redirect/77328684/2">комментарии</text:a> к статье 2 настоящего Федерального закона</text:p>
      <text:p text:style-name="s1">Правовое регулирование отношений в области защиты населения и территорий от чрезвычайных ситуаций основывается на общепризнанных принципах и нормах международного права и осуществляется настоящим Федеральным законом, принимаемыми в соответствии с ним федеральными законами и иными нормативными правовыми актами Российской Федерации, законами и иными нормативными правовыми актами субъектов Российской Федерации. Органы местного самоуправления в пределах своих полномочий могут принимать муниципальные правовые акты, регулирующие отношения, возникающие в связи с защитой населения и территорий от чрезвычайных ситуаций.</text:p>
      <text:p text:style-name="s9header">ГАРАНТ:</text:p>
      <text:p text:style-name="s9">См. <text:a xlink:type="simple" xlink:href="http://ivo.garant.ru/document/redirect/411878878/1300">Методические рекомендации</text:a> по разработке органами местного самоуправления муниципальных правовых актов в области гражданской обороны и защиты населения и территорий от чрезвычайных ситуаций природного и техногенного характера, направленные <text:a xlink:type="simple" xlink:href="http://ivo.garant.ru/document/redirect/411878878/0">письмом</text:a> МЧС России от 9 августа 2024 г. N 43-4894-11</text:p>
      <text:p text:style-name="s9"/>
      <text:p text:style-name="s22header">Информация об изменениях:</text:p>
      <text:p text:style-name="s22"><text:bookmark text:name="anchor3"/>Статья 3 изменена с 19 августа 2024 г. - <text:a xlink:type="simple" xlink:href="http://ivo.garant.ru/document/redirect/409493579/502">Федеральный закон</text:a> от 8 августа 2024 г. N 232-ФЗ</text:p>
      <text:p text:style-name="s22"><text:a xlink:type="simple" xlink:href="http://ivo.garant.ru/document/redirect/76837689/3">См. предыдущую редакцию</text:a></text:p>
      <text:p text:style-name="s15"><text:span text:style-name="s10">Статья 3.</text:span> Цели настоящего Федерального закона</text:p>
      <text:p text:style-name="s9header">ГАРАНТ:</text:p>
      <text:p text:style-name="s9">См. <text:a xlink:type="simple" xlink:href="http://ivo.garant.ru/document/redirect/77328684/3">комментарии</text:a> к статье 3 настоящего Федерального закона</text:p>
      <text:p text:style-name="s1"><text:bookmark text:name="anchor301"/>Целями настоящего Федерального закона являются:</text:p>
      <text:p text:style-name="s1"><text:bookmark text:name="anchor302"/>предупреждение возникновения и развития чрезвычайных ситуаций;</text:p>
      <text:p text:style-name="s1"><text:bookmark text:name="anchor3013"/>снижение размеров ущерба и потерь от чрезвычайных ситуаций;</text:p>
      <text:p text:style-name="s1">ликвидация чрезвычайных ситуаций;</text:p>
      <text:p text:style-name="s1"><text:bookmark text:name="anchor3015"/>разграничение полномочий в области защиты населения и территорий от чрезвычайных ситуаций между федеральными органами исполнительной власти, исполнительными органами субъектов Российской Федерации, органами местного самоуправления и организациями.</text:p>
      <text:p text:style-name="s1"><text:bookmark text:name="anchor3002"/>Не связанные с перечисленными в части первой настоящей статьи целями отношения по восстановлению территорий, пострадавших в результате чрезвычайных ситуаций, настоящим Федеральным законом не регулируются.</text:p>
      <text:p text:style-name="s1"/>
      <text:p text:style-name="s22header">Информация об изменениях:</text:p>
      <text:p text:style-name="s22"><text:bookmark text:name="anchor4"/>Статья 4 изменена с 19 августа 2024 г. - <text:a xlink:type="simple" xlink:href="http://ivo.garant.ru/document/redirect/409493579/503">Федеральный закон</text:a> от 8 августа 2024 г. N 232-ФЗ</text:p>
      <text:p text:style-name="s22"><text:a xlink:type="simple" xlink:href="http://ivo.garant.ru/document/redirect/76837689/4">См. предыдущую редакцию</text:a></text:p>
      <text:p text:style-name="s15"><text:span text:style-name="s10">Статья 4.</text:span> Единая государственная система предупреждения и ликвидации чрезвычайных ситуаций</text:p>
      <text:p text:style-name="s9header">ГАРАНТ:</text:p>
      <text:p text:style-name="s9">См. <text:a xlink:type="simple" xlink:href="http://ivo.garant.ru/document/redirect/77328684/4">комментарии</text:a> к статье 4 настоящего Федерального закона</text:p>
      <text:p text:style-name="s9">См. <text:a xlink:type="simple" xlink:href="http://ivo.garant.ru/document/redirect/186620/1000">Положение</text:a> о единой государственной системе предупреждения и ликвидации чрезвычайных ситуаций, утвержденное <text:a xlink:type="simple" xlink:href="http://ivo.garant.ru/document/redirect/186620/0">постановлением</text:a> Правительства РФ от 30 декабря 2003 г. N 794</text:p>
      <text:p text:style-name="s9">См. <text:a xlink:type="simple" xlink:href="http://ivo.garant.ru/document/redirect/186620/1100">Перечень</text:a> функциональных подсистем единой государственной системы предупреждения и ликвидации чрезвычайных ситуаций, создаваемых федеральными органами исполнительной власти, утвержденный <text:a xlink:type="simple" xlink:href="http://ivo.garant.ru/document/redirect/186620/0">постановлением</text:a> Правительства РФ от 30 декабря 2003 г. N 794</text:p>
      <text:p text:style-name="s9">См. <text:a xlink:type="simple" xlink:href="http://ivo.garant.ru/document/redirect/75058590/1000">Положение</text:a> о функциональной подсистеме социальной защиты населения, пострадавшего от чрезвычайных ситуаций, единой государственной системы предупреждения и ликвидации чрезвычайных ситуаций, утвержденное <text:a xlink:type="simple" xlink:href="http://ivo.garant.ru/document/redirect/75058590/0">приказом</text:a> Министерства труда и социальной защиты РФ от 15 декабря 2020 г. N 893</text:p>
      <text:p text:style-name="s1"><text:bookmark text:name="anchor4001"/>Единая государственная система предупреждения и ликвидации чрезвычайных ситуаций объединяет органы управления, силы и средства федеральных органов исполнительной власти, исполнительных органов субъектов Российской Федерации, органов местного самоуправления, организаций, в полномочия которых входит решение вопросов по защите населения и территорий от чрезвычайных ситуаций, в том числе по обеспечению безопасности людей на водных объектах.</text:p>
      <text:p text:style-name="s1"><text:bookmark text:name="anchor1102723"/>Единая государственная система предупреждения и ликвидации чрезвычайных ситуаций функционирует на федеральном, межрегиональном, региональном, муниципальном и объектовом уровнях.</text:p>
      <text:p text:style-name="s1"><text:bookmark text:name="anchor402"/>Основными задачами единой государственной системы предупреждения и ликвидации чрезвычайных ситуаций являются:</text:p>
      <text:p text:style-name="s1"><text:bookmark text:name="anchor4022"/>разработка и реализация правовых и экономических норм по обеспечению защиты населения и территорий от чрезвычайных ситуаций, в том числе по обеспечению безопасности людей на водных объектах;</text:p>
      <text:p text:style-name="s1">осуществление целевых и научно-технических программ, направленных на предупреждение чрезвычайных ситуаций и повышение устойчивости функционирования организаций, а также объектов социального назначения в чрезвычайных ситуациях;</text:p>
      <text:p text:style-name="s1"><text:bookmark text:name="anchor4024"/>обеспечение готовности к действиям органов управления, сил и средств, предназначенных и выделяемых для предупреждения и ликвидации чрезвычайных ситуаций;</text:p>
      <text:p text:style-name="s1"><text:bookmark text:name="anchor4025"/>сбор, обработка, обмен и выдача информации в области защиты населения и территорий от чрезвычайных ситуаций;</text:p>
      <text:p text:style-name="s1"><text:bookmark text:name="anchor4026"/>подготовка населения к действиям в чрезвычайных ситуациях, в том числе организация разъяснительной и профилактической работы среди населения в целях предупреждения возникновения чрезвычайных ситуаций на водных объектах;</text:p>
      <text:p text:style-name="s1"><text:bookmark text:name="anchor40261"/>организация оповещения населения о чрезвычайных ситуациях и информирования населения о чрезвычайных ситуациях, в том числе экстренного оповещения населения;</text:p>
      <text:p text:style-name="s1"><text:bookmark text:name="anchor4027"/>прогнозирование угрозы возникновения чрезвычайных ситуаций, оценка социально-экономических последствий чрезвычайных ситуаций;</text:p>
      <text:p text:style-name="s1"><text:bookmark text:name="anchor4028"/>создание резервов финансовых и материальных ресурсов для ликвидации чрезвычайных ситуаций;</text:p>
      <text:p text:style-name="s1"><text:bookmark text:name="anchor4029"/>осуществление государственной экспертизы, государственного надзора в области защиты населения и территорий от чрезвычайных ситуаций;</text:p>
      <text:p text:style-name="s1"><text:bookmark text:name="anchor40210"/>ликвидация чрезвычайных ситуаций;</text:p>
      <text:p text:style-name="s1"><text:bookmark text:name="anchor40212"/>осуществление мероприятий по социальной защите населения, пострадавшего от чрезвычайных ситуаций, и оказанию населению психологической помощи, проведение гуманитарных акций;</text:p>
      <text:p text:style-name="s1">реализация прав и обязанностей населения в области защиты от чрезвычайных ситуаций, а также лиц, непосредственно участвующих в их ликвидации;</text:p>
      <text:p text:style-name="s1"><text:bookmark text:name="anchor40214"/>международное сотрудничество в области защиты населения и территорий от чрезвычайных ситуаций, в том числе обеспечения безопасности людей на водных объектах.</text:p>
      <text:p text:style-name="s1"><text:bookmark text:name="anchor404"/>Принципы построения, состав органов управления, сил и средств, порядок выполнения задач и взаимодействия основных элементов, а также иные вопросы функционирования единой государственной системы предупреждения и ликвидации чрезвычайных ситуаций определяются законодательством Российской Федерации, <text:span text:style-name="s8">постановлениями</text:span> и распоряжениями Правительства Российской Федерации.</text:p>
      <text:p text:style-name="s1"/>
      <text:p text:style-name="s22header">Информация об изменениях:</text:p>
      <text:p text:style-name="s22"><text:bookmark text:name="anchor401"/><text:a xlink:type="simple" xlink:href="http://ivo.garant.ru/document/redirect/71001252/3">Федеральным законом</text:a> от 2 мая 2015 г. N 119-ФЗ статья 4.1 настоящего Федерального закона изложена в новой редакции</text:p>
      <text:p text:style-name="s22"><text:a xlink:type="simple" xlink:href="http://ivo.garant.ru/document/redirect/57505592/401">См. текст статьи в предыдущей редакции</text:a></text:p>
      <text:p text:style-name="s15"><text:span text:style-name="s10">Статья 4.1.</text:span> Функционирование органов управления и сил единой государственной системы предупреждения и ликвидации чрезвычайных ситуаций</text:p>
      <text:p text:style-name="s9header">ГАРАНТ:</text:p>
      <text:p text:style-name="s9">См. <text:a xlink:type="simple" xlink:href="http://ivo.garant.ru/document/redirect/77328684/401">комментарии</text:a> к статье 4.1 настоящего Федерального закона</text:p>
      <text:p text:style-name="s1"><text:bookmark text:name="anchor110254"/>1. Органы управления единой государственной системы предупреждения и ликвидации чрезвычайных ситуаций создаются на каждом уровне функционирования единой государственной системы предупреждения и ликвидации чрезвычайных ситуаций и включают в себя координационные органы единой государственной системы предупреждения и ликвидации чрезвычайных ситуаций, постоянно действующие органы управления единой государственной системы предупреждения и ликвидации чрезвычайных ситуаций и органы повседневного управления единой государственной системы предупреждения и ликвидации чрезвычайных ситуаций.</text:p>
      <text:p text:style-name="s9header">ГАРАНТ:</text:p>
      <text:p text:style-name="s9">См. <text:a xlink:type="simple" xlink:href="http://ivo.garant.ru/document/redirect/400165896/1000">Порядок</text:a> действий органов публичной власти по предупреждению угрозы возникновения чрезвычайных ситуаций, связанных с заносом на территорию Российской Федерации и распространением на территории Российской Федерации опасных инфекционных заболеваний, утвержденный <text:a xlink:type="simple" xlink:href="http://ivo.garant.ru/document/redirect/400165896/0">Указом</text:a> Президента РФ от 4 января 2021 г. N 12</text:p>
      <text:p text:style-name="s22header">Информация об изменениях:</text:p>
      <text:p text:style-name="s22"><text:bookmark text:name="anchor110255"/>Пункт 2 изменен с 31 декабря 2019 г. - <text:a xlink:type="simple" xlink:href="http://ivo.garant.ru/document/redirect/72285786/111">Федеральный закон</text:a> от 3 июля 2019 г. N 159-ФЗ</text:p>
      <text:p text:style-name="s22"><text:a xlink:type="simple" xlink:href="http://ivo.garant.ru/document/redirect/77668659/110255">См. предыдущую редакцию</text:a></text:p>
      <text:p text:style-name="s1">2. Координационными органами единой государственной системы предупреждения и ликвидации чрезвычайных ситуаций являются:</text:p>
      <text:p text:style-name="s22header">Информация об изменениях:</text:p>
      <text:p text:style-name="s22"><text:bookmark text:name="anchor1102551"/>Подпункт "а" изменен с 1 апреля 2020 г. - <text:a xlink:type="simple" xlink:href="http://ivo.garant.ru/document/redirect/73828134/221">Федеральный закон</text:a> от 1 апреля 2020 г. N 98-ФЗ</text:p>
      <text:p text:style-name="s22"><text:a xlink:type="simple" xlink:href="http://ivo.garant.ru/document/redirect/77695369/1102551">См. предыдущую редакцию</text:a></text:p>
      <text:p text:style-name="s1">а) на федеральном и межрегиональном уровнях - <text:a xlink:type="simple" xlink:href="http://ivo.garant.ru/document/redirect/12129504/1000">Правительственная комиссия</text:a> по предупреждению и ликвидации чрезвычайных ситуаций и обеспечению пожарной безопасности, <text:a xlink:type="simple" xlink:href="http://ivo.garant.ru/document/redirect/5229955/0">комиссии</text:a> по предупреждению и ликвидации чрезвычайных ситуаций и обеспечению пожарной безопасности федеральных органов исполнительной власти и государственных корпораций. При угрозе возникновения и (или) возникновении отдельных чрезвычайных ситуаций Правительство Российской Федерации вправе принять решение об осуществлении им полномочий координационного органа единой государственной системы предупреждения и ликвидации чрезвычайных ситуаций;</text:p>
      <text:p text:style-name="s1"><text:bookmark text:name="anchor1102552"/>б) на региональном уровне (в пределах территории субъекта Российской Федерации) - комиссии по предупреждению и ликвидации чрезвычайных ситуаций и обеспечению пожарной безопасности субъектов Российской Федерации;</text:p>
      <text:p text:style-name="s1"><text:bookmark text:name="anchor1102553"/>в) на муниципальном уровне - комиссии по предупреждению и ликвидации чрезвычайных ситуаций и обеспечению пожарной безопасности муниципальных образований;</text:p>
      <text:p text:style-name="s1"><text:bookmark text:name="anchor1102554"/>г) на объектовом уровне - комиссии по предупреждению и ликвидации чрезвычайных ситуаций и обеспечению пожарной безопасности организаций, в полномочия которых входит решение вопросов по защите населения и территорий от чрезвычайных ситуаций, в том числе по обеспечению безопасности людей на водных объектах.</text:p>
      <text:p text:style-name="s22header">Информация об изменениях:</text:p>
      <text:p text:style-name="s22"><text:bookmark text:name="anchor40121"/>Пункт 2.1 изменен с 19 августа 2024 г. - <text:a xlink:type="simple" xlink:href="http://ivo.garant.ru/document/redirect/409493579/541">Федеральный закон</text:a> от 8 августа 2024 г. N 232-ФЗ</text:p>
      <text:p text:style-name="s22"><text:a xlink:type="simple" xlink:href="http://ivo.garant.ru/document/redirect/76837689/40121">См. предыдущую редакцию</text:a></text:p>
      <text:p text:style-name="s1">2.1. Правительственную комиссию по предупреждению и ликвидации чрезвычайных ситуаций и обеспечению пожарной безопасности возглавляет руководитель федерального органа исполнительной власти, уполномоченного на решение задач в области защиты населения и территорий от чрезвычайных ситуаций. Комиссии по предупреждению и ликвидации чрезвычайных ситуаций и обеспечению пожарной безопасности федеральных органов исполнительной власти и государственных корпораций возглавляют руководители федеральных органов исполнительной власти и государственных корпораций или их заместители. Комиссии по предупреждению и ликвидации чрезвычайных ситуаций и обеспечению пожарной безопасности субъектов Российской Федерации возглавляют высшие должностные лица субъектов Российской Федерации. Комиссии по предупреждению и ликвидации чрезвычайных ситуаций и обеспечению пожарной безопасности муниципальных образований возглавляют главы местных администраций. Комиссии по предупреждению и ликвидации чрезвычайных ситуаций и обеспечению пожарной безопасности организаций, в полномочия которых входит решение вопросов по защите населения и территорий от чрезвычайных ситуаций, в том числе по обеспечению безопасности людей на водных объектах, возглавляют руководители организаций или их заместители.</text:p>
      <text:p text:style-name="s22header">Информация об изменениях:</text:p>
      <text:p text:style-name="s22"><text:bookmark text:name="anchor40122"/>Пункт 2.2 изменен с 19 августа 2024 г. - <text:a xlink:type="simple" xlink:href="http://ivo.garant.ru/document/redirect/409493579/542">Федеральный закон</text:a> от 8 августа 2024 г. N 232-ФЗ</text:p>
      <text:p text:style-name="s22"><text:a xlink:type="simple" xlink:href="http://ivo.garant.ru/document/redirect/76837689/40122">См. предыдущую редакцию</text:a></text:p>
      <text:p text:style-name="s1">2.2. Правительственная комиссия по предупреждению и ликвидации чрезвычайных ситуаций и обеспечению пожарной безопасности (Правительство Российской Федерации в случае, предусмотренном <text:a xlink:type="simple" xlink:href="#anchor1102551">подпунктом "а" пункта 2</text:a> настоящей статьи), комиссии по предупреждению и ликвидации чрезвычайных ситуаций и обеспечению пожарной безопасности субъектов Российской Федерации, комиссии по предупреждению и ликвидации чрезвычайных ситуаций и обеспечению пожарной безопасности муниципальных образований, комиссии по предупреждению и ликвидации чрезвычайных ситуаций и обеспечению пожарной безопасности организаций, в полномочия которых входит решение вопросов по защите населения и территорий от чрезвычайных ситуаций, в том числе по обеспечению безопасности людей на водных объектах, осуществляют координацию деятельности органов управления и сил федеральных органов исполнительной власти, государственных корпораций, исполнительных органов субъектов Российской Федерации, органов местного самоуправления и организаций по предупреждению и ликвидации чрезвычайных ситуаций соответственно на федеральном и межрегиональном, региональном, муниципальном, объектовом уровнях единой государственной системы предупреждения и ликвидации чрезвычайных ситуаций.</text:p>
      <text:p text:style-name="s22header">Информация об изменениях:</text:p>
      <text:p text:style-name="s22"><text:bookmark text:name="anchor40123"/>Пункт 2.3 изменен с 1 апреля 2020 г. - <text:a xlink:type="simple" xlink:href="http://ivo.garant.ru/document/redirect/73828134/223">Федеральный закон</text:a> от 1 апреля 2020 г. N 98-ФЗ</text:p>
      <text:p text:style-name="s22"><text:a xlink:type="simple" xlink:href="http://ivo.garant.ru/document/redirect/77695369/40123">См. предыдущую редакцию</text:a></text:p>
      <text:p text:style-name="s1">2.3. Правительственная комиссия по предупреждению и ликвидации чрезвычайных ситуаций и обеспечению пожарной безопасности (Правительство Российской Федерации в случае, предусмотренном <text:a xlink:type="simple" xlink:href="#anchor1102551">подпунктом "а" пункта 2</text:a> настоящей статьи) <text:a xlink:type="simple" xlink:href="http://ivo.garant.ru/document/redirect/411031354/0">организует</text:a> разработку <text:a xlink:type="simple" xlink:href="http://ivo.garant.ru/document/redirect/411764879/0">федерального плана</text:a> действий по предупреждению и ликвидации чрезвычайных ситуаций, а также принимает решения об отнесении возникших чрезвычайных ситуаций к чрезвычайным ситуациям федерального или межрегионального характера.</text:p>
      <text:p text:style-name="s22header">Информация об изменениях:</text:p>
      <text:p text:style-name="s22"><text:bookmark text:name="anchor40124"/>Статья 4.1 дополнена пунктом 2.4 с 10 января 2022 г. - <text:a xlink:type="simple" xlink:href="http://ivo.garant.ru/document/redirect/403333001/11">Федеральный закон</text:a> от 30 декабря 2021 г. N 459-ФЗ</text:p>
      <text:p text:style-name="s1">2.4. Правительственная комиссия по предупреждению и ликвидации чрезвычайных ситуаций и обеспечению пожарной безопасности (Правительство Российской Федерации в случае, предусмотренном <text:a xlink:type="simple" xlink:href="#anchor1102551">подпунктом "а" пункта 2</text:a> настоящей статьи), комиссии по предупреждению и ликвидации чрезвычайных ситуаций и обеспечению пожарной безопасности субъектов Российской Федерации, комиссии по предупреждению и ликвидации чрезвычайных ситуаций и обеспечению пожарной безопасности муниципальных образований принимают решения о проведении эвакуационных мероприятий при угрозе возникновения или возникновении чрезвычайных ситуаций соответственно федерального и межрегионального, регионального и межмуниципального, муниципального характера.</text:p>
      <text:p text:style-name="s22header">Информация об изменениях:</text:p>
      <text:p text:style-name="s22"><text:bookmark text:name="anchor40125"/>Статья 4.1 дополнена пунктом 2.5 с 10 января 2022 г. - <text:a xlink:type="simple" xlink:href="http://ivo.garant.ru/document/redirect/403333001/11">Федеральный закон</text:a> от 30 декабря 2021 г. N 459-ФЗ</text:p>
      <text:p text:style-name="s1">2.5. Комиссии по предупреждению и ликвидации чрезвычайных ситуаций и обеспечению пожарной безопасности федеральных органов исполнительной власти и государственных корпораций могут принимать решения о проведении эвакуационных мероприятий при угрозе возникновения или возникновении чрезвычайных ситуаций (независимо от характера чрезвычайных ситуаций) в отношении работников указанных органов и корпораций, а также подведомственных им организаций.</text:p>
      <text:p text:style-name="s1"><text:bookmark text:name="anchor110256"/>3. Постоянно действующими органами управления единой государственной системы предупреждения и ликвидации чрезвычайных ситуаций являются органы, специально уполномоченные на решение задач в области защиты населения и территорий от чрезвычайных ситуаций на соответствующем уровне единой государственной системы предупреждения и ликвидации чрезвычайных ситуаций.</text:p>
      <text:p text:style-name="s22header">Информация об изменениях:</text:p>
      <text:p text:style-name="s22"><text:bookmark text:name="anchor110261"/>Пункт 4 изменен с 31 декабря 2019 г. - <text:a xlink:type="simple" xlink:href="http://ivo.garant.ru/document/redirect/72285786/115">Федеральный закон</text:a> от 3 июля 2019 г. N 159-ФЗ</text:p>
      <text:p text:style-name="s22"><text:a xlink:type="simple" xlink:href="http://ivo.garant.ru/document/redirect/77668659/110261">См. предыдущую редакцию</text:a></text:p>
      <text:p text:style-name="s1">4. Органами повседневного управления единой государственной системы предупреждения и ликвидации чрезвычайных ситуаций являются:</text:p>
      <text:p text:style-name="s22header">Информация об изменениях:</text:p>
      <text:p text:style-name="s22"><text:bookmark text:name="anchor112611"/>Подпункт "а" изменен с 23 июня 2020 г. - <text:a xlink:type="simple" xlink:href="http://ivo.garant.ru/document/redirect/74292012/11">Федеральный закон</text:a> от 23 июня 2020 г. N 185-ФЗ</text:p>
      <text:p text:style-name="s22"><text:a xlink:type="simple" xlink:href="http://ivo.garant.ru/document/redirect/77691285/112611">См. предыдущую редакцию</text:a></text:p>
      <text:p text:style-name="s1">а) на федеральном уровне - подразделение федерального органа исполнительной власти, уполномоченного на решение задач в области защиты населения и территорий от чрезвычайных ситуаций, а также организации (подразделения), обеспечивающие деятельность федеральных органов исполнительной власти и государственных корпораций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text:p>
      <text:p text:style-name="s1"><text:bookmark text:name="anchor112612"/>б) на межрегиональном уровне - центры управления в кризисных ситуациях территориальных органов федерального органа исполнительной власти, уполномоченного на решение задач в области защиты населения и территорий от чрезвычайных ситуаций, а также организации (подразделения) территориальных органов федеральных органов исполнительной власти межрегионального уровня, обеспечивающие деятельность этих органов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 на межрегиональном уровне;</text:p>
      <text:p text:style-name="s22header">Информация об изменениях:</text:p>
      <text:p text:style-name="s22"><text:bookmark text:name="anchor112613"/>Подпункт "в" изменен с 19 августа 2024 г. - <text:a xlink:type="simple" xlink:href="http://ivo.garant.ru/document/redirect/409493579/543">Федеральный закон</text:a> от 8 августа 2024 г. N 232-ФЗ</text:p>
      <text:p text:style-name="s22"><text:a xlink:type="simple" xlink:href="http://ivo.garant.ru/document/redirect/76837689/112613">См. предыдущую редакцию</text:a></text:p>
      <text:p text:style-name="s1">в) на региональном уровне - центры управления в кризисных ситуациях территориальных органов федерального органа исполнительной власти, уполномоченного на решение задач в области защиты населения и территорий от чрезвычайных ситуаций, а также организации (подразделения) территориальных органов федеральных органов исполнительной власти по субъектам Российской Федерации и организации (подразделения) исполнительных органов субъектов Российской Федерации, обеспечивающие деятельность этих органов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text:p>
      <text:p text:style-name="s1"><text:bookmark text:name="anchor112614"/>г) на муниципальном уровне - единые дежурно-диспетчерские службы муниципальных образований, подведомственные органам местного самоуправления, дежурно-диспетчерские службы экстренных оперативных служб, а также другие организации (подразделения), обеспечивающие деятельность органов местного самоуправления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text:p>
      <text:p text:style-name="s1"><text:bookmark text:name="anchor112615"/>д) на объектовом уровне - подразделения организаций, обеспечивающие их деятельность в области защиты населения и территорий от чрезвычайных ситуаций, управления силами и средствами, предназначенными и привлекаемыми для предупреждения и ликвидации чрезвычайных ситуаций, осуществления обмена информацией и оповещения населения о чрезвычайных ситуациях.</text:p>
      <text:p text:style-name="s22header">Информация об изменениях:</text:p>
      <text:p text:style-name="s22"><text:bookmark text:name="anchor110262"/>Пункт 5 изменен с 19 августа 2024 г. - <text:a xlink:type="simple" xlink:href="http://ivo.garant.ru/document/redirect/409493579/544">Федеральный закон</text:a> от 8 августа 2024 г. N 232-ФЗ</text:p>
      <text:p text:style-name="s22"><text:a xlink:type="simple" xlink:href="http://ivo.garant.ru/document/redirect/76837689/110262">См. предыдущую редакцию</text:a></text:p>
      <text:p text:style-name="s1">5. Обеспечение координации деятельности органов повседневного управления единой государственной системы предупреждения и ликвидации чрезвычайных ситуаций и гражданской обороны (в том числе управления силами и средствами единой государственной системы предупреждения и ликвидации чрезвычайных ситуаций, силами и средствами гражданской обороны), организации информационного взаимодействия федеральных органов исполнительной власти, исполнительных органов субъектов Российской Федерации, органов местного самоуправления и организаций при решении задач в области защиты населения и территорий от чрезвычайных ситуаций и гражданской обороны, а также при осуществлении мер информационной поддержки принятия решений в области защиты населения и территорий от чрезвычайных ситуаций и гражданской обороны осуществляют:</text:p>
      <text:p text:style-name="s22header">Информация об изменениях:</text:p>
      <text:p text:style-name="s22"><text:bookmark text:name="anchor112621"/>Подпункт "а" изменен с 23 июня 2020 г. - <text:a xlink:type="simple" xlink:href="http://ivo.garant.ru/document/redirect/74292012/12">Федеральный закон</text:a> от 23 июня 2020 г. N 185-ФЗ</text:p>
      <text:p text:style-name="s22"><text:a xlink:type="simple" xlink:href="http://ivo.garant.ru/document/redirect/77691285/112621">См. предыдущую редакцию</text:a></text:p>
      <text:p text:style-name="s1">а) на федеральном уровне - подразделение федерального органа исполнительной власти, уполномоченного на решение задач в области защиты населения и территорий от чрезвычайных ситуаций, в <text:a xlink:type="simple" xlink:href="http://ivo.garant.ru/document/redirect/71553762/1000">порядке</text:a>, установленном Правительством Российской Федерации;</text:p>
      <text:p text:style-name="s22header">Информация об изменениях:</text:p>
      <text:p text:style-name="s22"><text:bookmark text:name="anchor112622"/>Подпункт "б" изменен с 31 декабря 2019 г. - <text:a xlink:type="simple" xlink:href="http://ivo.garant.ru/document/redirect/72285786/1161">Федеральный закон</text:a> от 3 июля 2019 г. N 159-ФЗ</text:p>
      <text:p text:style-name="s22"><text:a xlink:type="simple" xlink:href="http://ivo.garant.ru/document/redirect/77668659/112622">См. предыдущую редакцию</text:a></text:p>
      <text:p text:style-name="s1">б) на межрегиональном и региональном уровнях - центры управления в кризисных ситуациях территориальных органов федерального органа исполнительной власти, уполномоченного на решение задач в области защиты населения и территорий от чрезвычайных ситуаций, в <text:a xlink:type="simple" xlink:href="http://ivo.garant.ru/document/redirect/402846066/1000">порядке</text:a>, установленном федеральным органом исполнительной власти, уполномоченным на решение задач в области защиты населения и территорий от чрезвычайных ситуаций;</text:p>
      <text:p text:style-name="s22header">Информация об изменениях:</text:p>
      <text:p text:style-name="s22"><text:bookmark text:name="anchor112623"/>Пункт 5 дополнен подпунктом "в" с 31 декабря 2019 г. - <text:a xlink:type="simple" xlink:href="http://ivo.garant.ru/document/redirect/72285786/1162">Федеральный закон</text:a> от 3 июля 2019 г. N 159-ФЗ</text:p>
      <text:p text:style-name="s1">в) на муниципальном уровне - единые дежурно-диспетчерские службы муниципальных образований в <text:a xlink:type="simple" xlink:href="http://ivo.garant.ru/document/redirect/411826180/0">порядке</text:a>, установленном органами государственной власти субъектов Российской Федерации.</text:p>
      <text:p text:style-name="s1"><text:bookmark text:name="anchor416"/>6. Органы управления и силы единой государственной системы предупреждения и ликвидации чрезвычайных ситуаций функционируют в режиме:</text:p>
      <text:p text:style-name="s1"><text:bookmark text:name="anchor4161"/>а) повседневной деятельности - при отсутствии угрозы возникновения чрезвычайной ситуации;</text:p>
      <text:p text:style-name="s1"><text:bookmark text:name="anchor4162"/>б) повышенной готовности - при угрозе возникновения чрезвычайной ситуации;</text:p>
      <text:p text:style-name="s1"><text:bookmark text:name="anchor4163"/>в) чрезвычайной ситуации - при возникновении и ликвидации чрезвычайной ситуации.</text:p>
      <text:p text:style-name="s1"><text:bookmark text:name="anchor417"/>7. Порядок деятельности органов управления и сил единой государственной системы предупреждения и ликвидации чрезвычайных ситуаций и основные мероприятия, проводимые указанными органами и силами в режиме повседневной деятельности, повышенной готовности или чрезвычайной ситуации, устанавливаются Правительством Российской Федерации.</text:p>
      <text:p text:style-name="s9header">ГАРАНТ:</text:p>
      <text:p text:style-name="s9">См. <text:a xlink:type="simple" xlink:href="http://ivo.garant.ru/document/redirect/74783930/0">Рекомендации</text:a> по организации деятельности органов повседневного управления единой государственной системы предупреждения и ликвидации чрезвычайных ситуаций, утвержденные протоколом заседания Правительственной комиссии по предупреждению и ликвидации чрезвычайных ситуаций и обеспечению пожарной безопасности от 25 сентября 2020 г. N 5</text:p>
      <text:p text:style-name="s22header">Информация об изменениях:</text:p>
      <text:p text:style-name="s22"><text:bookmark text:name="anchor418"/>Пункт 8 изменен с 31 декабря 2019 г. - <text:a xlink:type="simple" xlink:href="http://ivo.garant.ru/document/redirect/72285786/117">Федеральный закон</text:a> от 3 июля 2019 г. N 159-ФЗ</text:p>
      <text:p text:style-name="s22"><text:a xlink:type="simple" xlink:href="http://ivo.garant.ru/document/redirect/77668659/418">См. предыдущую редакцию</text:a></text:p>
      <text:p text:style-name="s1">8. При введении режима чрезвычайной ситуации в зависимости от классификации чрезвычайных ситуаций, а также от других факторов, влияющих на безопасность жизнедеятельности населения и требующих принятия дополнительных мер по защите населения и территорий от чрезвычайной ситуации, устанавливается один из следующих уровней реагирования:</text:p>
      <text:p text:style-name="s1"><text:bookmark text:name="anchor4181"/>а) объектовый уровень реагирования - решением руководителя организации при возникновении чрезвычайной ситуации локального характера и ее ликвидации силами и средствами организации;</text:p>
      <text:p text:style-name="s22header">Информация об изменениях:</text:p>
      <text:p text:style-name="s22"><text:bookmark text:name="anchor4182"/>Подпункт "б" изменен с 6 июня 2021 г. - <text:a xlink:type="simple" xlink:href="http://ivo.garant.ru/document/redirect/400810407/21">Федеральный закон</text:a> от 26 мая 2021 г. N 155-ФЗ</text:p>
      <text:p text:style-name="s22"><text:a xlink:type="simple" xlink:href="http://ivo.garant.ru/document/redirect/77308211/4182">См. предыдущую редакцию</text:a></text:p>
      <text:p text:style-name="s1">б) местный уровень реагирования:</text:p>
      <text:p text:style-name="s1"><text:bookmark text:name="anchor41822"/>решением главы местной администрации городского поселения при возникновении чрезвычайной ситуации муниципального характера и привлечении к ее ликвидации сил и средств организаций и органов местного самоуправления городского поселения;</text:p>
      <text:p text:style-name="s1"><text:bookmark text:name="anchor41823"/>решением главы местной администрации муниципального района при возникновении чрезвычайной ситуации муниципального характера и привлечении к ее ликвидации сил и средств организаций и органов местного самоуправления муниципального района;</text:p>
      <text:p text:style-name="s1"><text:bookmark text:name="anchor41824"/>решением главы местной администрации муниципального округа или решением главы местной администрации городского округа при возникновении чрезвычайной ситуации муниципального характера и привлечении к ее ликвидации сил и средств организаций и органов местного самоуправления муниципального округа, городского округа;</text:p>
      <text:p text:style-name="s1">решением должностного лица, определяемого законом субъекта Российской Федерации - города федерального значения, при возникновении и ликвидации чрезвычайной ситуации муниципального характера на внутригородской территории города федерального значения;</text:p>
      <text:p text:style-name="s22header">Информация об изменениях:</text:p>
      <text:p text:style-name="s22"><text:bookmark text:name="anchor4183"/>Подпункт "в" изменен с 19 августа 2024 г. - <text:a xlink:type="simple" xlink:href="http://ivo.garant.ru/document/redirect/409493579/9008">Федеральный закон</text:a> от 8 августа 2024 г. N 232-ФЗ</text:p>
      <text:p text:style-name="s22"><text:a xlink:type="simple" xlink:href="http://ivo.garant.ru/document/redirect/76837689/4183">См. предыдущую редакцию</text:a></text:p>
      <text:p text:style-name="s1">в) региональный уровень реагирования - решением высшего должностного лица субъекта Российской Федерации при возникновении чрезвычайной ситуации регионального или межмуниципального характера и привлечении к ее ликвидации сил и средств организаций, органов местного самоуправления городского поселения, муниципального района, муниципального округа, городского округа и исполнительных органов субъекта Российской Федерации, оказавшихся в зоне чрезвычайной ситуации;</text:p>
      <text:p text:style-name="s22header">Информация об изменениях:</text:p>
      <text:p text:style-name="s22"><text:bookmark text:name="anchor4184"/>Подпункт "г" изменен с 19 августа 2024 г. - <text:a xlink:type="simple" xlink:href="http://ivo.garant.ru/document/redirect/409493579/9009">Федеральный закон</text:a> от 8 августа 2024 г. N 232-ФЗ</text:p>
      <text:p text:style-name="s22"><text:a xlink:type="simple" xlink:href="http://ivo.garant.ru/document/redirect/76837689/4184">См. предыдущую редакцию</text:a></text:p>
      <text:p text:style-name="s1">г) федеральный уровень реагирования - решением Правительственной комиссии по предупреждению и ликвидации чрезвычайных ситуаций и обеспечению пожарной безопасности (решением Правительства Российской Федерации в случае, предусмотренном <text:a xlink:type="simple" xlink:href="#anchor1102551">подпунктом "а" пункта 2</text:a> настоящей статьи) при возникновении чрезвычайной ситуации федерального или межрегионального характера и привлечении к ее ликвидации сил и средств федеральных органов исполнительной власти и государственных корпораций и (или) сил и средств исполнительных органов двух и более субъектов Российской Федерации, оказавшихся в зоне чрезвычайной ситуации.</text:p>
      <text:p text:style-name="s22header">Информация об изменениях:</text:p>
      <text:p text:style-name="s22"><text:bookmark text:name="anchor419"/>Пункт 9 изменен с 31 декабря 2019 г. - <text:a xlink:type="simple" xlink:href="http://ivo.garant.ru/document/redirect/72285786/118">Федеральный закон</text:a> от 3 июля 2019 г. N 159-ФЗ</text:p>
      <text:p text:style-name="s22"><text:a xlink:type="simple" xlink:href="http://ivo.garant.ru/document/redirect/77668659/419">См. предыдущую редакцию</text:a></text:p>
      <text:p text:style-name="s1">9. Решением Президента Российской Федерации при ликвидации чрезвычайной ситуации с привлечением в соответствии с законодательством Российской Федерации специально подготовленных сил и средств Вооруженных Сил Российской Федерации, других войск и воинских формирований, устанавливается особый уровень реагирования.</text:p>
      <text:p text:style-name="s22header">Информация об изменениях:</text:p>
      <text:p text:style-name="s22"><text:bookmark text:name="anchor4110"/>Пункт 10 изменен с 10 января 2022 г. - <text:a xlink:type="simple" xlink:href="http://ivo.garant.ru/document/redirect/403333001/12">Федеральный закон</text:a> от 30 декабря 2021 г. N 459-ФЗ</text:p>
      <text:p text:style-name="s22"><text:a xlink:type="simple" xlink:href="http://ivo.garant.ru/document/redirect/77306967/4110">См. предыдущую редакцию</text:a></text:p>
      <text:p text:style-name="s1">10. При введении режима повышенной готовности или чрезвычайной ситуации, а также при установлении уровня реагирования для соответствующих органов управления и сил единой государственной системы предупреждения и ликвидации чрезвычайных ситуаций Правительственная комиссия по предупреждению и ликвидации чрезвычайных ситуаций и обеспечению пожарной безопасности (Правительство Российской Федерации в случае, предусмотренном <text:a xlink:type="simple" xlink:href="#anchor1102551">подпунктом "а" пункта 2</text:a> настоящей статьи) или должностное лицо, установленные <text:a xlink:type="simple" xlink:href="#anchor418">пунктами 8</text:a> и <text:a xlink:type="simple" xlink:href="#anchor419">9</text:a> настоящей статьи, может определять руководителя ликвидации чрезвычайной ситуации, который несет ответственность за проведение этих работ в соответствии с законодательством Российской Федерации и законодательством субъектов Российской Федерации, и принимать дополнительные меры по защите населения и территорий от чрезвычайных ситуаций:</text:p>
      <text:p text:style-name="s1"><text:bookmark text:name="anchor41101"/>а) ограничивать доступ людей и транспортных средств на территорию, на которой существует угроза возникновения чрезвычайной ситуации, а также в зону чрезвычайной ситуации;</text:p>
      <text:p text:style-name="s1"><text:bookmark text:name="anchor41102"/>б) определять порядок разбронирования резервов материальных ресурсов, находящихся в зоне чрезвычайной ситуации, за исключением государственного материального резерва;</text:p>
      <text:p text:style-name="s1"><text:bookmark text:name="anchor41103"/>в) определять порядок использования транспортных средств, средств связи и оповещения, а также иного имущества органов государственной власти, органов местного самоуправления и организаций;</text:p>
      <text:p text:style-name="s1"><text:bookmark text:name="anchor41104"/>г) приостанавливать деятельность организации, оказавшейся в зоне чрезвычайной ситуации, если существует угроза безопасности жизнедеятельности работников данной организации и иных граждан, находящихся на ее территории;</text:p>
      <text:p text:style-name="s1"><text:bookmark text:name="anchor41105"/>д) осуществлять меры, обусловленные развитием чрезвычайной ситуации, не ограничивающие прав и свобод человека и гражданина и направленные на защиту населения и территорий от чрезвычайной ситуации, создание необходимых условий для предупреждения и ликвидации чрезвычайной ситуации и минимизации ее негативного воздействия.</text:p>
      <text:p text:style-name="s22header">Информация об изменениях:</text:p>
      <text:p text:style-name="s22"><text:bookmark text:name="anchor40111"/>Пункт 11 изменен с 19 августа 2024 г. - <text:a xlink:type="simple" xlink:href="http://ivo.garant.ru/document/redirect/409493579/546">Федеральный закон</text:a> от 8 августа 2024 г. N 232-ФЗ</text:p>
      <text:p text:style-name="s22"><text:a xlink:type="simple" xlink:href="http://ivo.garant.ru/document/redirect/76837689/40111">См. предыдущую редакцию</text:a></text:p>
      <text:p text:style-name="s1">11. Руководитель ликвидации чрезвычайной ситуации осуществляет руководство ликвидацией чрезвычайной ситуации силами и средствами исполнительных органов субъектов Российской Федерации, органов местного самоуправления, организаций, на территориях которых сложилась чрезвычайная ситуация, а также привлеченными силами и средствами федеральных органов исполнительной власти, в полномочия которых входит решение задач в области защиты населения и территорий от чрезвычайных ситуаций.</text:p>
      <text:p text:style-name="s1"/>
      <text:p text:style-name="s22header">Информация об изменениях:</text:p>
      <text:p text:style-name="s22"><text:bookmark text:name="anchor5"/><text:a xlink:type="simple" xlink:href="http://ivo.garant.ru/document/redirect/71296012/13">Федеральным законом</text:a> от 30 декабря 2015 г. N 448-ФЗ в статью 5 настоящего Федерального закона внесены изменения</text:p>
      <text:p text:style-name="s22"><text:a xlink:type="simple" xlink:href="http://ivo.garant.ru/document/redirect/57408302/5">См. текст статьи в предыдущей редакции</text:a></text:p>
      <text:p text:style-name="s15"><text:span text:style-name="s10">Статья 5.</text:span> Определение границ зон чрезвычайных ситуаций и зон экстренного оповещения населения</text:p>
      <text:p text:style-name="s9header">ГАРАНТ:</text:p>
      <text:p text:style-name="s9">См. <text:a xlink:type="simple" xlink:href="http://ivo.garant.ru/document/redirect/77328684/5">комментарии</text:a> к статье 5 настоящего Федерального закона</text:p>
      <text:p text:style-name="s1"><text:bookmark text:name="anchor51"/>Границы зон чрезвычайных ситуаций определяются назначенными в соответствии с законодательством Российской Федерации и законодательством субъектов Российской Федерации руководителями ликвидации чрезвычайных ситуаций на основе <text:a xlink:type="simple" xlink:href="http://ivo.garant.ru/document/redirect/12153609/0">классификации чрезвычайных ситуаций</text:a>, установленной Правительством Российской Федерации, и по согласованию с исполнительными органами государственной власти и органами местного самоуправления, на территориях которых сложились чрезвычайные ситуации.</text:p>
      <text:p text:style-name="s1"><text:bookmark text:name="anchor52"/>Границы зон экстренного оповещения населения определяются нормативными правовыми актами органов государственной власти субъектов Российской Федерации по согласованию с территориальными органами федеральных органов исполнительной власти, в полномочия которых входит решение задач в области защиты населения и территорий от чрезвычайных ситуаций, а также с органами местного самоуправления и организациями, на территориях которых может возникнуть чрезвычайная ситуация.</text:p>
      <text:p text:style-name="s1"/>
      <text:p text:style-name="s22header">Информация об изменениях:</text:p>
      <text:p text:style-name="s22"><text:bookmark text:name="anchor6"/>Статья 6 изменена с 10 января 2022 г. - <text:a xlink:type="simple" xlink:href="http://ivo.garant.ru/document/redirect/403333001/2">Федеральный закон</text:a> от 30 декабря 2021 г. N 459-ФЗ</text:p>
      <text:p text:style-name="s22"><text:a xlink:type="simple" xlink:href="http://ivo.garant.ru/document/redirect/77306967/6">См. предыдущую редакцию</text:a></text:p>
      <text:p text:style-name="s15"><text:span text:style-name="s10">Статья 6.</text:span> Гласность и информация в области защиты населения и территорий от чрезвычайных ситуаций</text:p>
      <text:p text:style-name="s9header">ГАРАНТ:</text:p>
      <text:p text:style-name="s9">См. <text:a xlink:type="simple" xlink:href="http://ivo.garant.ru/document/redirect/77328684/6">комментарии</text:a> к статье 6 настоящего Федерального закона</text:p>
      <text:p text:style-name="s1"><text:bookmark text:name="anchor601"/>Информацию в области защиты населения и территорий от чрезвычайных ситуаций составляют сведения о прогнозируемых и возникших чрезвычайных ситуациях и их последствиях, мерах по защите населения и территорий, ведении аварийно-спасательных и других неотложных работ, силах и средствах, задействованных для ликвидации чрезвычайных ситуаций, а также сведения о радиационной, химической, медико-биологической, взрывной, пожарной и экологической безопасности на соответствующих территориях.</text:p>
      <text:p text:style-name="s1"><text:bookmark text:name="anchor602"/>Информация в области защиты населения и территорий от чрезвычайных ситуаций, а также о деятельности федеральных органов государственной власти, органов государственной власти субъектов Российской Федерации, органов местного самоуправления и организаций в этой области является гласной и открытой, если иное не предусмотрено законодательством Российской Федерации.</text:p>
      <text:p text:style-name="s1"><text:bookmark text:name="anchor603"/>Федеральные органы государственной власти, органы государственной власти субъектов Российской Федерации, органы местного самоуправления и организации обязаны оперативно и достоверно информировать население через средства массовой информации, в том числе с использованием специализированных технических средств оповещения и информирования населения в местах массового пребывания людей, и по иным каналам о состоянии защиты населения и территорий от чрезвычайных ситуаций и принятых мерах по обеспечению их безопасности, о прогнозируемых и возникших чрезвычайных ситуациях, о приемах и способах защиты населения от них.</text:p>
      <text:p text:style-name="s9header">ГАРАНТ:</text:p>
      <text:p text:style-name="s9">См. <text:a xlink:type="simple" xlink:href="http://ivo.garant.ru/document/redirect/194847/1000">Требования</text:a> по установке специализированных технических средств оповещения и информирования населения в местах массового пребывания людей, утвержденные <text:a xlink:type="simple" xlink:href="http://ivo.garant.ru/document/redirect/194847/1">приказом</text:a> МЧС РФ, МВД РФ и ФСБ РФ от 28 октября 2008 г. N 646/919/526</text:p>
      <text:p text:style-name="s9">См. <text:a xlink:type="simple" xlink:href="http://ivo.garant.ru/document/redirect/188276/1000">Положение</text:a> о порядке размещения современных технических средств массовой информации в местах массового пребывания людей в целях подготовки населения в области гражданской обороны, защиты от чрезвычайных ситуаций, обеспечения пожарной безопасности и охраны общественного порядка, а также своевременного оповещения и оперативного информирования граждан о чрезвычайных ситуациях, угрозе террористических акций и распространения соответствующей информации, утвержденное <text:a xlink:type="simple" xlink:href="http://ivo.garant.ru/document/redirect/188276/0">приказом</text:a> МЧС РФ, МВД РФ и ФСБ РФ от 31 мая 2005 г. N 428/432/321</text:p>
      <text:p text:style-name="s1"><text:bookmark text:name="anchor6004"/>Федеральные органы исполнительной власти, органы государственной власти субъектов Российской Федерации, органы местного самоуправления и организации обязаны своевременно представлять в установленном порядке в органы управления единой государственной системы предупреждения и ликвидации чрезвычайных ситуаций информацию в области защиты населения и территорий от чрезвычайных ситуаций.</text:p>
      <text:p text:style-name="s1"><text:bookmark text:name="anchor604"/>Сокрытие, несвоевременное представление либо представление должностными лицами и организациями заведомо ложной информации в области защиты населения и территорий от чрезвычайных ситуаций влечет за собой ответственность в соответствии с <text:span text:style-name="s8">законодательством</text:span> Российской Федерации.</text:p>
      <text:p text:style-name="s1"><text:bookmark text:name="anchor605"/>Порядок обеспечения населения, федеральных органов государственной власти, органов государственной власти субъектов Российской Федерации, органов местного самоуправления и организаций информацией в области защиты населения и территорий от чрезвычайных ситуаций устанавливается законодательством Российской Федерации и законодательством субъектов Российской Федерации.</text:p>
      <text:p text:style-name="s9header">ГАРАНТ:</text:p>
      <text:p text:style-name="s9">См. <text:a xlink:type="simple" xlink:href="http://ivo.garant.ru/document/redirect/196451/1000">Положение</text:a> о системе и порядке информационного обмена в рамках единой государственной системы предупреждения и ликвидации чрезвычайных ситуаций, утвержденное <text:a xlink:type="simple" xlink:href="http://ivo.garant.ru/document/redirect/196451/1">приказом</text:a> МЧС РФ от 26 августа 2009 г. N 496</text:p>
      <text:p text:style-name="s9">См. <text:a xlink:type="simple" xlink:href="http://ivo.garant.ru/document/redirect/188276/1000">Положение</text:a> о порядке размещения современных технических средств массовой информации в местах массового пребывания людей в целях подготовки населения в области гражданской обороны, защиты от чрезвычайных ситуаций, обеспечения пожарной безопасности и охраны общественного порядка, а также своевременного оповещения и оперативного информирования граждан о чрезвычайных ситуациях, угрозе террористических акций и распространения соответствующей информации, утвержденное <text:a xlink:type="simple" xlink:href="http://ivo.garant.ru/document/redirect/188276/1">приказом</text:a> МЧС РФ, МВД РФ и ФСБ РФ от 31 мая 2005 г. N 428/432/321</text:p>
      <text:p text:style-name="s9">См. <text:a xlink:type="simple" xlink:href="http://ivo.garant.ru/document/redirect/10600054/1000">Порядок</text:a> сбора и обмена в Российской Федерации информацией в области защиты населения и территорий от чрезвычайных ситуаций природного и техногенного характера, утвержденный <text:a xlink:type="simple" xlink:href="http://ivo.garant.ru/document/redirect/10600054/0">постановлением</text:a> Правительства РФ от 24 марта 1997 г. N 334</text:p>
      <text:p text:style-name="s9"/>
      <text:p text:style-name="s22header">Информация об изменениях:</text:p>
      <text:p text:style-name="s22"><text:bookmark text:name="anchor7"/>Статья 7 изменена с 26 ноября 2024 г. - <text:a xlink:type="simple" xlink:href="http://ivo.garant.ru/document/redirect/409097316/12">Федеральный закон</text:a> от 29 мая 2024 г. N 125-ФЗ</text:p>
      <text:p text:style-name="s22"><text:a xlink:type="simple" xlink:href="http://ivo.garant.ru/document/redirect/76833489/7">См. предыдущую редакцию</text:a></text:p>
      <text:p text:style-name="s15"><text:span text:style-name="s10">Статья 7.</text:span> Основные принципы защиты населения и территорий от чрезвычайных ситуаций</text:p>
      <text:p text:style-name="s9header">ГАРАНТ:</text:p>
      <text:p text:style-name="s9">См. <text:a xlink:type="simple" xlink:href="http://ivo.garant.ru/document/redirect/77328684/7">комментарии</text:a> к статье 7 настоящего Федерального закона</text:p>
      <text:p text:style-name="s1"><text:bookmark text:name="anchor701"/>Мероприятия, направленные на предупреждение чрезвычайных ситуаций, а также на максимально возможное снижение размеров ущерба и потерь в случае их возникновения, проводятся в режимах повседневной деятельности и повышенной готовности.</text:p>
      <text:p text:style-name="s1"><text:bookmark text:name="anchor702"/>Планирование и осуществление мероприятий по защите населения и территорий от чрезвычайных ситуаций, в том числе по обеспечению безопасности людей на водных объектах, проводятся с учетом экономических, природных и иных характеристик, особенностей территорий и степени реальной опасности возникновения чрезвычайных ситуаций. Проведение мероприятий по защите населения и территорий от чрезвычайных ситуаций при угрозе возникновения или возникновении чрезвычайных ситуаций осуществляется в соответствии с планами действий по предупреждению и ликвидации чрезвычайных ситуаций.</text:p>
      <text:p text:style-name="s1"><text:bookmark text:name="anchor703"/>Объем и содержание мероприятий по защите населения и территорий от чрезвычайных ситуаций, в том числе по обеспечению безопасности людей на водных объектах, определяются исходя из принципа необходимой достаточности и максимально возможного использования имеющихся сил и средств, включая силы и средства гражданской обороны.</text:p>
      <text:p text:style-name="s1"><text:bookmark text:name="anchor704"/>Ликвидация чрезвычайных ситуаций осуществляется силами и средствами организаций, органов местного самоуправления, исполнительных органов субъектов Российской Федерации, на территориях которых сложилась чрезвычайная ситуация. При недостаточности вышеуказанных сил и средств в установленном законодательством Российской Федерации порядке привлекаются силы и средства федеральных органов исполнительной власти.</text:p>
      <text:p text:style-name="s1"><text:bookmark text:name="anchor705"/>Силы и средства гражданской обороны привлекаются к организации и проведению мероприятий по предотвращению и ликвидации чрезвычайных ситуаций федерального и регионального характера в порядке, установленном федеральным законом.</text:p>
      <text:p text:style-name="s1"/>
      <text:h text:outline-level="1" text:style-name="s3"><text:bookmark text:name="anchor200"/>Глава II. Полномочия органов государственной власти Российской Федерации, органов государственной власти субъектов Российской Федерации и органов местного самоуправления в области защиты населения и территорий от чрезвычайных ситуаций</text:h>
      <text:p text:style-name="s1"/>
      <text:p text:style-name="s15"><text:bookmark text:name="anchor8"/><text:span text:style-name="s10">Статья 8.</text:span> Полномочия Президента Российской Федерации в области защиты населения и территорий от чрезвычайных ситуаций</text:p>
      <text:p text:style-name="s9header">ГАРАНТ:</text:p>
      <text:p text:style-name="s9">См. <text:a xlink:type="simple" xlink:href="http://ivo.garant.ru/document/redirect/77328684/8">комментарии</text:a> к статье 8 настоящего Федерального закона</text:p>
      <text:p text:style-name="s1">Президент Российской Федерации:</text:p>
      <text:p text:style-name="s1"><text:bookmark text:name="anchor8001"/>а) определяет в соответствии со <text:a xlink:type="simple" xlink:href="http://ivo.garant.ru/document/redirect/10103000/80">статьей 80</text:a> Конституции Российской Федерации и федеральными законами <text:span text:style-name="s8">основные направления</text:span> государственной политики и принимает иные решения в области защиты населения и территорий от чрезвычайных ситуаций;</text:p>
      <text:p text:style-name="s1">б) вносит на рассмотрение Совета Безопасности Российской Федерации и принимает с учетом его предложений решения по вопросам предупреждения и ликвидации чрезвычайных ситуаций, а также по вопросам преодоления их последствий;</text:p>
      <text:p text:style-name="s1"><text:bookmark text:name="anchor8013"/>в) <text:a xlink:type="simple" xlink:href="http://ivo.garant.ru/document/redirect/198957/0">вводит</text:a> при чрезвычайных ситуациях в соответствии со <text:a xlink:type="simple" xlink:href="http://ivo.garant.ru/document/redirect/10103000/56">статьями 56</text:a> и <text:a xlink:type="simple" xlink:href="http://ivo.garant.ru/document/redirect/10103000/88">88</text:a> Конституции Российской Федерации при обстоятельствах и в порядке, предусмотренных федеральным конституционным законом, на территории Российской Федерации или в отдельных ее местностях чрезвычайное положение;</text:p>
      <text:p text:style-name="s1"><text:bookmark text:name="anchor8014"/>г) принимает решение о привлечении при необходимости к ликвидации чрезвычайных ситуаций Вооруженных Сил Российской Федерации, других войск и воинских формирований.</text:p>
      <text:p text:style-name="s1"/>
      <text:p text:style-name="s15"><text:bookmark text:name="anchor9"/><text:span text:style-name="s10">Статья 9.</text:span> Полномочия Федерального Собрания Российской Федерации в области защиты населения и территорий от чрезвычайных ситуаций</text:p>
      <text:p text:style-name="s9header">ГАРАНТ:</text:p>
      <text:p text:style-name="s9">См. <text:a xlink:type="simple" xlink:href="http://ivo.garant.ru/document/redirect/77328684/9">комментарии</text:a> к статье 9 настоящего Федерального закона</text:p>
      <text:p text:style-name="s1">Федеральное Собрание Российской Федерации:</text:p>
      <text:p text:style-name="s1">а) обеспечивает единообразие в законодательном регулировании в области защиты населения и территорий от чрезвычайных ситуаций;</text:p>
      <text:p text:style-name="s1">б) утверждает бюджетные ассигнования на финансирование деятельности и мероприятий в указанной области;</text:p>
      <text:p text:style-name="s1">в) проводит парламентские слушания по вопросам защиты населения и территорий от чрезвычайных ситуаций.</text:p>
      <text:p text:style-name="s1"/>
      <text:p text:style-name="s22header">Информация об изменениях:</text:p>
      <text:p text:style-name="s22"><text:bookmark text:name="anchor10"/><text:a xlink:type="simple" xlink:href="http://ivo.garant.ru/document/redirect/12136676/40000000">Федеральным законом</text:a> от 22 августа 2004 г. N 122-ФЗ в статью 10 настоящего Федерального закона внесены изменения, <text:a xlink:type="simple" xlink:href="http://ivo.garant.ru/document/redirect/12136676/155000001">вступающие в силу</text:a> с 1 января 2005 г.</text:p>
      <text:p text:style-name="s22"><text:a xlink:type="simple" xlink:href="http://ivo.garant.ru/document/redirect/4000508/10">См. текст статьи в предыдущей редакции</text:a></text:p>
      <text:p text:style-name="s15"><text:span text:style-name="s10">Статья 10.</text:span> Полномочия Правительства Российской Федерации в области защиты населения и территорий от чрезвычайных ситуаций</text:p>
      <text:p text:style-name="s9header">ГАРАНТ:</text:p>
      <text:p text:style-name="s9">См. <text:a xlink:type="simple" xlink:href="http://ivo.garant.ru/document/redirect/77328684/10">комментарии</text:a> к статье 10 настоящего Федерального закона</text:p>
      <text:p text:style-name="s1">Правительство Российской Федерации:</text:p>
      <text:p text:style-name="s1"><text:bookmark text:name="anchor1001"/>а) издает на основании и во исполнение <text:a xlink:type="simple" xlink:href="http://ivo.garant.ru/document/redirect/10103000/6000">Конституции</text:a> Российской Федерации, федеральных законов и нормативных актов Президента Российской Федерации постановления и распоряжения в области защиты населения и территорий от чрезвычайных ситуаций и обеспечивает их исполнение;</text:p>
      <text:p text:style-name="s22header">Информация об изменениях:</text:p>
      <text:p text:style-name="s22"><text:bookmark text:name="anchor10011"/>Статья 10 дополнена подпунктом "а.1" с 1 апреля 2020 г. - <text:a xlink:type="simple" xlink:href="http://ivo.garant.ru/document/redirect/73828134/203">Федеральный закон</text:a> от 1 апреля 2020 г. N 98-ФЗ</text:p>
      <text:p text:style-name="s1">а.1) принимает решение о введении режима повышенной готовности или чрезвычайной ситуации на всей территории Российской Федерации либо на ее части в случае угрозы возникновения и (или) возникновения чрезвычайной ситуации федерального или межрегионального характера;</text:p>
      <text:p text:style-name="s22header">Информация об изменениях:</text:p>
      <text:p text:style-name="s22"><text:bookmark text:name="anchor10012"/>Статья 10 дополнена подпунктом "а.2" с 1 апреля 2020 г. - <text:a xlink:type="simple" xlink:href="http://ivo.garant.ru/document/redirect/73828134/203">Федеральный закон</text:a> от 1 апреля 2020 г. N 98-ФЗ</text:p>
      <text:p text:style-name="s1">а.2) устанавливает обязательные для исполнения гражданами и организациями <text:a xlink:type="simple" xlink:href="http://ivo.garant.ru/document/redirect/73841778/1000">правила</text:a> поведения при введении режима повышенной готовности или чрезвычайной ситуации;</text:p>
      <text:p text:style-name="s1"><text:bookmark text:name="anchor1002"/>б) организует проведение научных исследований в области защиты населения и территорий от чрезвычайных ситуаций;</text:p>
      <text:p text:style-name="s1"><text:bookmark text:name="anchor1003"/>в) организует разработку и обеспечивает выполнение специальных федеральных программ в области защиты населения и территорий от чрезвычайных ситуаций федерального характера;</text:p>
      <text:p text:style-name="s1"><text:bookmark text:name="anchor1004"/>г) определяет задачи, функции, порядок деятельности, права и обязанности федеральных органов исполнительной власти в области защиты населения и территорий от чрезвычайных ситуаций, осуществляет руководство единой государственной системой предупреждения и ликвидации чрезвычайных ситуаций;</text:p>
      <text:p text:style-name="s1"><text:bookmark text:name="anchor105"/>д) обеспечивает создание федеральных резервов финансовых и материальных ресурсов для ликвидации чрезвычайных ситуаций федерального характера, а также определяет порядок использования указанных резервов;</text:p>
      <text:p text:style-name="s1"><text:bookmark text:name="anchor108"/>е) устанавливает и контролирует процесс производства, режим хранения, условия перевозки и порядок использования радиоактивных и других особо опасных веществ, соблюдение при этом необходимых мер безопасности;</text:p>
      <text:p text:style-name="s22header">Информация об изменениях:</text:p>
      <text:p text:style-name="s22"><text:bookmark text:name="anchor1009"/><text:a xlink:type="simple" xlink:href="http://ivo.garant.ru/document/redirect/12181699/2011">Федеральным законом</text:a> от 29 декабря 2010 г. N 442-ФЗ подпункт "ж" статьи 10 настоящего Федерального закона изложен в новой редакции</text:p>
      <text:p text:style-name="s22"><text:a xlink:type="simple" xlink:href="http://ivo.garant.ru/document/redirect/5757433/1009">См. текст подпункта в предыдущей редакции</text:a></text:p>
      <text:p text:style-name="s1">ж) устанавливает <text:span text:style-name="s8">классификацию</text:span> чрезвычайных ситуаций, в том числе чрезвычайных ситуаций в лесах, возникших вследствие лесных пожаров, и полномочия исполнительных органов государственной власти по их ликвидации;</text:p>
      <text:p text:style-name="s22header">Информация об изменениях:</text:p>
      <text:p text:style-name="s22"><text:bookmark text:name="anchor1010"/>Подпункт "з" изменен с 4 августа 2019  г. - <text:a xlink:type="simple" xlink:href="http://ivo.garant.ru/document/redirect/72005572/21">Федеральный закон</text:a> от 3 августа 2018 г. N 320-ФЗ</text:p>
      <text:p text:style-name="s22"><text:a xlink:type="simple" xlink:href="http://ivo.garant.ru/document/redirect/77682901/1010">См. предыдущую редакцию</text:a></text:p>
      <text:p text:style-name="s1">з) обеспечивает защиту населения и территорий от чрезвычайных ситуаций федерального характера, определяет порядок финансирования из федерального бюджета расходов бюджетов субъектов Российской Федерации по ликвидации чрезвычайных ситуаций федерального и межрегионального характера и оказания финансовой помощи из федерального бюджета бюджетам субъектов Российской Федерации на ликвидацию чрезвычайных ситуаций регионального характера;</text:p>
      <text:p text:style-name="s22header">Информация об изменениях:</text:p>
      <text:p text:style-name="s22"><text:bookmark text:name="anchor1011"/><text:a xlink:type="simple" xlink:href="http://ivo.garant.ru/document/redirect/198887/10">Федеральным законом</text:a> от 27 июля 2010 г. N 223-ФЗ подпункт "и" статьи 10 настоящего Федерального закона изложен в новой редакции, <text:a xlink:type="simple" xlink:href="http://ivo.garant.ru/document/redirect/198887/9">вступающей в силу</text:a> с 1 января 2011 г.</text:p>
      <text:p text:style-name="s22"><text:a xlink:type="simple" xlink:href="http://ivo.garant.ru/document/redirect/5758446/1011">См. текст подпункта в предыдущей редакции</text:a></text:p>
      <text:p text:style-name="s1">и) определяет порядок привлечения спасательных воинских формирований <text:a xlink:type="simple" xlink:href="http://ivo.garant.ru/document/redirect/187212/1000">федерального органа исполнительной власти</text:a>, уполномоченного на решение задач в области гражданской обороны, к предупреждению и ликвидации чрезвычайных ситуаций;</text:p>
      <text:p text:style-name="s22header">Информация об изменениях:</text:p>
      <text:p text:style-name="s22"><text:bookmark text:name="anchor1012"/>Подпункт "к" изменен с 10 января 2022 г. - <text:a xlink:type="simple" xlink:href="http://ivo.garant.ru/document/redirect/403333001/31">Федеральный закон</text:a> от 30 декабря 2021 г. N 459-ФЗ</text:p>
      <text:p text:style-name="s22"><text:a xlink:type="simple" xlink:href="http://ivo.garant.ru/document/redirect/77306967/1012">См. предыдущую редакцию</text:a></text:p>
      <text:p text:style-name="s1">к) определяет <text:a xlink:type="simple" xlink:href="http://ivo.garant.ru/document/redirect/10600054/1000">порядок</text:a> сбора информации в области защиты населения и территорий от чрезвычайных ситуаций, порядок обмена указанной информацией между исполнительными органами государственной власти, органами местного самоуправления и организациями, а также органами управления, специально уполномоченными на решение задач в области защиты населения и территорий от чрезвычайных ситуаций;</text:p>
      <text:p text:style-name="s22header">Информация об изменениях:</text:p>
      <text:p text:style-name="s22"><text:bookmark text:name="anchor1013"/><text:a xlink:type="simple" xlink:href="http://ivo.garant.ru/document/redirect/12150842/40">Федеральным законом</text:a> от 4 декабря 2006 г. N 206-ФЗ статья 10 настоящего Федерального закона дополнена подпунктом "л"</text:p>
      <text:p text:style-name="s1">л) определяет <text:a xlink:type="simple" xlink:href="http://ivo.garant.ru/document/redirect/193309/1000">порядок</text:a> предоставления участков для установки и (или) установки специализированных технических средств оповещения и информирования населения в местах массового пребывания людей;</text:p>
      <text:p text:style-name="s22header">Информация об изменениях:</text:p>
      <text:p text:style-name="s22"><text:bookmark text:name="anchor1014"/>Подпункт "м" изменен с 10 января 2022 г. - <text:a xlink:type="simple" xlink:href="http://ivo.garant.ru/document/redirect/403333001/32">Федеральный закон</text:a> от 30 декабря 2021 г. N 459-ФЗ</text:p>
      <text:p text:style-name="s22"><text:a xlink:type="simple" xlink:href="http://ivo.garant.ru/document/redirect/77306967/1014">См. предыдущую редакцию</text:a></text:p>
      <text:p text:style-name="s1">м) определяет порядок оказания единовременной материальной помощи и финансовой помощи гражданам Российской Федерации, иностранным гражданам и лицам без гражданства, проживающим в жилых помещениях, находящихся в зоне чрезвычайной ситуации, в случае нарушения условий их жизнедеятельности либо утраты ими имущества в результате чрезвычайной ситуации, а также порядок выплаты единовременных пособий при реализации мероприятий по ликвидации чрезвычайных ситуаций;</text:p>
      <text:p text:style-name="s22header">Информация об изменениях:</text:p>
      <text:p text:style-name="s22"><text:bookmark text:name="anchor10015"/><text:a xlink:type="simple" xlink:href="http://ivo.garant.ru/document/redirect/12181699/2012">Федеральным законом</text:a> от 29 декабря 2010 г. N 442-ФЗ статья 10 настоящего Федерального закона дополнена подпунктом "н"</text:p>
      <text:p text:style-name="s1">н) определяет <text:a xlink:type="simple" xlink:href="http://ivo.garant.ru/document/redirect/12185977/1000">порядок</text:a> введения чрезвычайной ситуации в лесах, возникшей вследствие лесных пожаров, и взаимодействия органов государственной власти, органов местного самоуправления в условиях такой чрезвычайной ситуации;</text:p>
      <text:p text:style-name="s1"><text:bookmark text:name="anchor110268"/>о) утратил силу с 31 декабря 2019 г. - <text:a xlink:type="simple" xlink:href="http://ivo.garant.ru/document/redirect/72285786/122">Федеральный закон</text:a> от 3 июля 2019 г. N 159-ФЗ</text:p>
      <text:p text:style-name="s22header">Информация об изменениях:</text:p>
      <text:p text:style-name="s22"><text:a xlink:type="simple" xlink:href="http://ivo.garant.ru/document/redirect/77668659/110268">См. предыдущую редакцию</text:a></text:p>
      <text:p text:style-name="s22header">Информация об изменениях:</text:p>
      <text:p text:style-name="s22"><text:bookmark text:name="anchor1017"/>Подпункт "п" изменен с 1 июля 2021 г. - <text:a xlink:type="simple" xlink:href="http://ivo.garant.ru/document/redirect/400889843/11001">Федеральный закон</text:a> от 11 июня 2021 г. N 170-ФЗ</text:p>
      <text:p text:style-name="s22"><text:a xlink:type="simple" xlink:href="http://ivo.garant.ru/document/redirect/77311625/1017">См. предыдущую редакцию</text:a></text:p>
      <text:p text:style-name="s1">п) утверждает <text:a xlink:type="simple" xlink:href="http://ivo.garant.ru/document/redirect/401423166/1000">положение</text:a> о федеральном государственном надзоре в области защиты населения и территорий от чрезвычайных ситуаций, <text:a xlink:type="simple" xlink:href="http://ivo.garant.ru/document/redirect/404866475/1000">порядок</text:a> государственного надзора за реализацией органами государственной власти полномочий в области защиты населения и территорий от чрезвычайных ситуаций;</text:p>
      <text:p text:style-name="s22header">Информация об изменениях:</text:p>
      <text:p text:style-name="s22"><text:bookmark text:name="anchor1018"/>Подпункт "р" изменен с 31 декабря 2019 г. - <text:a xlink:type="simple" xlink:href="http://ivo.garant.ru/document/redirect/72285786/123">Федеральный закон</text:a> от 3 июля 2019 г. N 159-ФЗ</text:p>
      <text:p text:style-name="s22"><text:a xlink:type="simple" xlink:href="http://ivo.garant.ru/document/redirect/77668659/1018">См. предыдущую редакцию</text:a></text:p>
      <text:p text:style-name="s1">р) устанавливает <text:span text:style-name="s8">порядок</text:span> разработки критериев отнесения объектов всех форм собственности к критически важным объектам и потенциально опасным объектам, <text:span text:style-name="s8">порядок</text:span> формирования и утверждения перечня критически важных объектов и перечня потенциально опасных объектов, <text:span text:style-name="s8">порядок</text:span> разработки и <text:span text:style-name="s8">формы</text:span> паспорта безопасности критически важных объектов и потенциально опасных объектов, а также <text:span text:style-name="s8">порядок</text:span> разработки обязательных для выполнения требований к критически важным объектам и потенциально опасным объектам в области защиты населения и территорий от чрезвычайных ситуаций;</text:p>
      <text:p text:style-name="s22header">Информация об изменениях:</text:p>
      <text:p text:style-name="s22"><text:bookmark text:name="anchor1019"/><text:a xlink:type="simple" xlink:href="http://ivo.garant.ru/document/redirect/71428142/2">Федеральным законом</text:a> от 23 июня 2016 г. N 218-ФЗ статья 10 настоящего Федерального закона дополнена подпунктом "с"</text:p>
      <text:p text:style-name="s1">с) устанавливает <text:a xlink:type="simple" xlink:href="http://ivo.garant.ru/document/redirect/71824942/1000">порядок</text:a> привлечения сил и средств федеральных органов исполнительной власти для ликвидации чрезвычайных ситуаций в лесах, возникших вследствие лесных пожаров;</text:p>
      <text:p text:style-name="s22header">Информация об изменениях:</text:p>
      <text:p text:style-name="s22"><text:bookmark text:name="anchor10110"/>Статья 10 дополнена подпунктом "т" с 10 января 2022 г. - <text:a xlink:type="simple" xlink:href="http://ivo.garant.ru/document/redirect/403333001/33">Федеральный закон</text:a> от 30 декабря 2021 г. N 459-ФЗ</text:p>
      <text:p text:style-name="s1">т) определяет <text:a xlink:type="simple" xlink:href="http://ivo.garant.ru/document/redirect/405334477/1000">порядок</text:a> проведения эвакуационных мероприятий при угрозе возникновения или возникновении чрезвычайных ситуаций.</text:p>
      <text:p text:style-name="s1"/>
      <text:p text:style-name="s22header">Информация об изменениях:</text:p>
      <text:p text:style-name="s22"><text:bookmark text:name="anchor11"/><text:a xlink:type="simple" xlink:href="http://ivo.garant.ru/document/redirect/12150842/5">Федеральным законом</text:a> от 4 декабря 2006 г. N 206-ФЗ в статью 11 настоящего Федерального закона внесены изменения</text:p>
      <text:p text:style-name="s22"><text:a xlink:type="simple" xlink:href="http://ivo.garant.ru/document/redirect/5223394/11">См. текст статьи в предыдущей редакции</text:a></text:p>
      <text:p text:style-name="s15"><text:span text:style-name="s10">Статья 11.</text:span> Полномочия органов государственной власти субъектов Российской Федерации и органов местного самоуправления в области защиты населения и территорий от чрезвычайных ситуаций</text:p>
      <text:p text:style-name="s9header">ГАРАНТ:</text:p>
      <text:p text:style-name="s9">См. <text:a xlink:type="simple" xlink:href="http://ivo.garant.ru/document/redirect/77328684/11">комментарии</text:a> к статье 11 настоящего Федерального закона</text:p>
      <text:p text:style-name="s1"><text:bookmark text:name="anchor1101"/>1. Органы государственной власти субъектов Российской Федерации:</text:p>
      <text:p text:style-name="s1"><text:bookmark text:name="anchor11011"/>а) принимают в соответствии с федеральными законами законы и иные нормативные правовые акты в области защиты населения и территорий от чрезвычайных ситуаций межмуниципального и регионального характера;</text:p>
      <text:p text:style-name="s22header">Информация об изменениях:</text:p>
      <text:p text:style-name="s22"><text:bookmark text:name="anchor32"/><text:a xlink:type="simple" xlink:href="http://ivo.garant.ru/document/redirect/71296012/141">Федеральным законом</text:a> от 30 декабря 2015 г. N 448-ФЗ подпункт "б" пункта 1 статьи 11 настоящего Федерального закона изложен в новой редакции</text:p>
      <text:p text:style-name="s22"><text:a xlink:type="simple" xlink:href="http://ivo.garant.ru/document/redirect/57408302/32">См. текст подпункта в предыдущей редакции</text:a></text:p>
      <text:p text:style-name="s1">б) осуществляют подготовку и содержание в готовности необходимых сил и средств для защиты населения и территорий от чрезвычайных ситуаций, а также подготовку населения в области защиты от чрезвычайных ситуаций;</text:p>
      <text:p text:style-name="s22header">Информация об изменениях:</text:p>
      <text:p text:style-name="s22"><text:bookmark text:name="anchor11013"/>Подпункт "в" изменен с 10 января 2022 г. - <text:a xlink:type="simple" xlink:href="http://ivo.garant.ru/document/redirect/403333001/41">Федеральный закон</text:a> от 30 декабря 2021 г. N 459-ФЗ</text:p>
      <text:p text:style-name="s22"><text:a xlink:type="simple" xlink:href="http://ivo.garant.ru/document/redirect/77306967/11013">См. предыдущую редакцию</text:a></text:p>
      <text:p text:style-name="s1">в) обеспечивают проведение эвакуационных мероприятий при угрозе возникновения или возникновении чрезвычайных ситуаций регионального и межмуниципального характера;</text:p>
      <text:p text:style-name="s22header">Информация об изменениях:</text:p>
      <text:p text:style-name="s22"><text:bookmark text:name="anchor11014"/><text:a xlink:type="simple" xlink:href="http://ivo.garant.ru/document/redirect/70405670/11015">Федеральным законом</text:a> от 2 июля 2013 г. N 158-ФЗ подпункт "г" пункта 1 статьи 11 настоящего Федерального закона изложен в новой редакции</text:p>
      <text:p text:style-name="s22"><text:a xlink:type="simple" xlink:href="http://ivo.garant.ru/document/redirect/58053313/11014">См. текст подпункта в предыдущей редакции</text:a></text:p>
      <text:p text:style-name="s1">г) осуществляют информирование населения о чрезвычайных ситуациях;</text:p>
      <text:p text:style-name="s1"><text:bookmark text:name="anchor11015"/>д) организуют и проводят аварийно-спасательные и другие неотложные работы при чрезвычайных ситуациях межмуниципального и регионального характера, а также поддерживают общественный порядок в ходе их проведения; при недостаточности собственных сил и средств обращаются к Правительству Российской Федерации за оказанием помощи;</text:p>
      <text:p text:style-name="s1"><text:bookmark text:name="anchor11016"/>е) осуществляют финансирование мероприятий в области защиты населения и территорий от чрезвычайных ситуаций;</text:p>
      <text:p text:style-name="s1"><text:bookmark text:name="anchor11017"/>ж) создают резервы финансовых и материальных ресурсов для ликвидации чрезвычайных ситуаций межмуниципального и регионального характера;</text:p>
      <text:p text:style-name="s1"><text:bookmark text:name="anchor11018"/>з) содействуют устойчивому функционированию организаций в чрезвычайных ситуациях межмуниципального и регионального характера;</text:p>
      <text:p text:style-name="s1"><text:bookmark text:name="anchor11019"/>и) <text:a xlink:type="simple" xlink:href="http://ivo.garant.ru/document/redirect/12136676/40000004">утратил силу</text:a> с 1 января 2005 г.</text:p>
      <text:p text:style-name="s22header">Информация об изменениях:</text:p>
      <text:p text:style-name="s22">См. текст <text:a xlink:type="simple" xlink:href="http://ivo.garant.ru/document/redirect/4000508/11019">подпункта "и" пункта 1 статьи 11</text:a></text:p>
      <text:p text:style-name="s1"><text:bookmark text:name="anchor11020"/>к) содействуют федеральному органу исполнительной власти, уполномоченному на решение задач в области защиты населения и территорий от чрезвычайных ситуаций, в предоставлении участков для установки и (или) в установке специализированных технических средств оповещения и информирования населения в местах массового пребывания людей, а также в предоставлении имеющихся технических устройств для распространения продукции средств массовой информации, выделении эфирного времени в целях своевременного оповещения и информирования населения о чрезвычайных ситуациях и подготовки населения в области защиты от чрезвычайных ситуаций;</text:p>
      <text:p text:style-name="s22header">Информация об изменениях:</text:p>
      <text:p text:style-name="s22"><text:bookmark text:name="anchor33"/>Подпункт "л" изменен с 26 ноября 2024 г. - <text:a xlink:type="simple" xlink:href="http://ivo.garant.ru/document/redirect/409097316/131">Федеральный закон</text:a> от 29 мая 2024 г. N 125-ФЗ</text:p>
      <text:p text:style-name="s22"><text:a xlink:type="simple" xlink:href="http://ivo.garant.ru/document/redirect/76833489/33">См. предыдущую редакцию</text:a></text:p>
      <text:p text:style-name="s1">л) принимают решения об осуществлении единовременных денежных выплат гражданам Российской Федерации, иностранным гражданам и лицам без гражданства в случаях возникновения чрезвычайных ситуаций, включая определение случаев осуществления единовременных денежных выплат, а также круга лиц, которым указанные выплаты будут осуществлены;</text:p>
      <text:p text:style-name="s22header">Информация об изменениях:</text:p>
      <text:p text:style-name="s22"><text:bookmark text:name="anchor110269"/>Подпункт "м" изменен с 31 декабря 2019 г. - <text:a xlink:type="simple" xlink:href="http://ivo.garant.ru/document/redirect/72285786/1311">Федеральный закон</text:a> от 3 июля 2019 г. N 159-ФЗ</text:p>
      <text:p text:style-name="s22"><text:a xlink:type="simple" xlink:href="http://ivo.garant.ru/document/redirect/77668659/110269">См. предыдущую редакцию</text:a></text:p>
      <text:p text:style-name="s1">м) принимают решения об отнесении возникших чрезвычайных ситуаций к чрезвычайным ситуациям регионального или межмуниципального характера, вводят режим повышенной готовности или чрезвычайной ситуации для соответствующих органов управления и сил единой государственной системы предупреждения и ликвидации чрезвычайных ситуаций;</text:p>
      <text:p text:style-name="s22header">Информация об изменениях:</text:p>
      <text:p text:style-name="s22"><text:bookmark text:name="anchor110270"/>Подпункт "н" изменен с 31 декабря 2019 г. - <text:a xlink:type="simple" xlink:href="http://ivo.garant.ru/document/redirect/72285786/1312">Федеральный закон</text:a> от 3 июля 2019 г. N 159-ФЗ</text:p>
      <text:p text:style-name="s22"><text:a xlink:type="simple" xlink:href="http://ivo.garant.ru/document/redirect/77668659/110270">См. предыдущую редакцию</text:a></text:p>
      <text:p text:style-name="s1">н) устанавливают региональный уровень реагирования в порядке, установленном <text:a xlink:type="simple" xlink:href="#anchor418">пунктом 8 статьи 4.1</text:a> настоящего Федерального закона;</text:p>
      <text:p text:style-name="s22header">Информация об изменениях:</text:p>
      <text:p text:style-name="s22"><text:bookmark text:name="anchor1102701"/><text:a xlink:type="simple" xlink:href="http://ivo.garant.ru/document/redirect/70313174/11">Федеральным законом</text:a> от 11 февраля 2013 г. N 9-ФЗ пункт 1 статьи 11 настоящего Федерального закона дополнен подпунктом "о"</text:p>
      <text:p text:style-name="s1">о) осуществляют <text:a xlink:type="simple" xlink:href="http://ivo.garant.ru/document/redirect/70342108/1000">создание</text:a> системы обеспечения вызова экстренных оперативных служб по единому номеру "112", обеспечивают ее эксплуатацию и развитие;</text:p>
      <text:p text:style-name="s22header">Информация об изменениях:</text:p>
      <text:p text:style-name="s22"><text:bookmark text:name="anchor112702"/><text:a xlink:type="simple" xlink:href="http://ivo.garant.ru/document/redirect/70405670/11016">Федеральным законом</text:a> от 2 июля 2013 г. N 158-ФЗ пункт 1 статьи 11 настоящего Федерального закона дополнен подпунктом "п"</text:p>
      <text:p text:style-name="s1">п) создают и <text:a xlink:type="simple" xlink:href="http://ivo.garant.ru/document/redirect/409541511/0">поддерживают</text:a> в постоянной готовности системы оповещения и информирования населения о чрезвычайных ситуациях;</text:p>
      <text:p text:style-name="s22header">Информация об изменениях:</text:p>
      <text:p text:style-name="s22"><text:bookmark text:name="anchor112703"/><text:a xlink:type="simple" xlink:href="http://ivo.garant.ru/document/redirect/70405670/11016">Федеральным законом</text:a> от 2 июля 2013 г. N 158-ФЗ пункт 1 статьи 11 настоящего Федерального закона дополнен подпунктом "р"</text:p>
      <text:p text:style-name="s1">р) осуществляют сбор информации в области защиты населения и территорий от чрезвычайных ситуаций и обмен такой информацией, обеспечивают, в том числе с использованием комплексной системы экстренного оповещения населения об угрозе возникновения или о возникновении чрезвычайных ситуаций, своевременное оповещение населения об угрозе возникновения или о возникновении чрезвычайных ситуаций межмуниципального и регионального характера;</text:p>
      <text:p text:style-name="s22header">Информация об изменениях:</text:p>
      <text:p text:style-name="s22"><text:bookmark text:name="anchor1127"/>Подпункт "с" изменен с 1 июля 2021 г. - <text:a xlink:type="simple" xlink:href="http://ivo.garant.ru/document/redirect/400889843/11002">Федеральный закон</text:a> от 11 июня 2021 г. N 170-ФЗ</text:p>
      <text:p text:style-name="s22"><text:a xlink:type="simple" xlink:href="http://ivo.garant.ru/document/redirect/77311625/1127">См. предыдущую редакцию</text:a></text:p>
      <text:p text:style-name="s1">с) утверждают положение о региональном государственном надзоре в области защиты населения и территорий от чрезвычайных ситуаций, порядок государственного надзора за реализацией органами местного самоуправления полномочий в области защиты населения и территорий от чрезвычайных ситуаций;</text:p>
      <text:p text:style-name="s22header">Информация об изменениях:</text:p>
      <text:p text:style-name="s22"><text:bookmark text:name="anchor11117"/>Пункт 1 дополнен подпунктом "т" с 31 декабря 2019 г. - <text:a xlink:type="simple" xlink:href="http://ivo.garant.ru/document/redirect/72285786/1313">Федеральный закон</text:a> от 3 июля 2019 г. N 159-ФЗ</text:p>
      <text:p text:style-name="s1">т) разрабатывают и утверждают планы действий по предупреждению и ликвидации чрезвычайных ситуаций на территории субъектов Российской Федерации;</text:p>
      <text:p text:style-name="s22header">Информация об изменениях:</text:p>
      <text:p text:style-name="s22"><text:bookmark text:name="anchor11118"/>Пункт 1 дополнен подпунктом "у" с 1 апреля 2020 г. - <text:a xlink:type="simple" xlink:href="http://ivo.garant.ru/document/redirect/73828134/241">Федеральный закон</text:a> от 1 апреля 2020 г. N 98-ФЗ</text:p>
      <text:p text:style-name="s1">у) устанавливают обязательные для исполнения гражданами и организациями правила поведения при введении режима повышенной готовности или чрезвычайной ситуации в соответствии с <text:a xlink:type="simple" xlink:href="#anchor110269">подпунктом "м"</text:a> настоящего пункта;</text:p>
      <text:p text:style-name="s22header">Информация об изменениях:</text:p>
      <text:p text:style-name="s22"><text:bookmark text:name="anchor11119"/>Пункт 1 дополнен подпунктом "ф" с 1 апреля 2020 г. - <text:a xlink:type="simple" xlink:href="http://ivo.garant.ru/document/redirect/73828134/241">Федеральный закон</text:a> от 1 апреля 2020 г. N 98-ФЗ</text:p>
      <text:p text:style-name="s1">ф) с учетом особенностей чрезвычайной ситуации на территории субъекта Российской Федерации или угрозы ее возникновения во исполнение <text:a xlink:type="simple" xlink:href="http://ivo.garant.ru/document/redirect/73841778/1000">правил</text:a> поведения, установленных в соответствии с <text:a xlink:type="simple" xlink:href="#anchor10012">подпунктом "а.2" статьи 10</text:a> настоящего Федерального закона, могут устанавливать дополнительные обязательные для исполнения гражданами и организациями правила поведения при введении режима повышенной готовности или чрезвычайной ситуации в соответствии с <text:a xlink:type="simple" xlink:href="#anchor10011">подпунктом "а.1" статьи 10</text:a> настоящего Федерального закона;</text:p>
      <text:p text:style-name="s22header">Информация об изменениях:</text:p>
      <text:p text:style-name="s22"><text:bookmark text:name="anchor11120"/>Пункт 1 дополнен подпунктом "х" с 26 ноября 2024 г. - <text:a xlink:type="simple" xlink:href="http://ivo.garant.ru/document/redirect/409097316/132">Федеральный закон</text:a> от 29 мая 2024 г. N 125-ФЗ</text:p>
      <text:p text:style-name="s1">х) проводят мероприятия по предупреждению чрезвычайных ситуаций межмуниципального и регионального характера и ликвидации их последствий, реализуют мероприятия, направленные на спасение жизни и сохранение здоровья людей при чрезвычайных ситуациях.</text:p>
      <text:p text:style-name="s9header">ГАРАНТ:</text:p>
      <text:p text:style-name="s9">См. <text:a xlink:type="simple" xlink:href="http://ivo.garant.ru/document/redirect/71027382/0">Методические рекомендации</text:a> для органов исполнительной власти субъектов Российской Федерации по вопросу обеспечения осуществления мер, направленных на повышение готовности субъектов Российской Федерации к реагированию на крупномасштабные чрезвычайные ситуации и пожары</text:p>
      <text:p text:style-name="s22header">Информация об изменениях:</text:p>
      <text:p text:style-name="s22"><text:bookmark text:name="anchor110011"/>Статья 11 дополнена пунктом 1.1 с 1 апреля 2020 г. - <text:a xlink:type="simple" xlink:href="http://ivo.garant.ru/document/redirect/73828134/242">Федеральный закон</text:a> от 1 апреля 2020 г. N 98-ФЗ</text:p>
      <text:p text:style-name="s1">1.1. В случае установления Правительством Российской Федерации обязательных для исполнения гражданами и организациями <text:a xlink:type="simple" xlink:href="http://ivo.garant.ru/document/redirect/73841778/1000">правил</text:a> поведения, предусмотренных <text:a xlink:type="simple" xlink:href="#anchor10012">подпунктом "а.2" статьи 10</text:a> настоящего Федерального закона, правила поведения, устанавливаемые органами государственной власти субъекта Российской Федерации в соответствии с <text:a xlink:type="simple" xlink:href="#anchor11118">подпунктами "у"</text:a> и <text:a xlink:type="simple" xlink:href="#anchor11119">"ф" пункта 1</text:a> настоящей статьи, не могут им противоречить.</text:p>
      <text:p text:style-name="s1"><text:bookmark text:name="anchor1102"/>2. Органы местного самоуправления самостоятельно:</text:p>
      <text:p text:style-name="s22header">Информация об изменениях:</text:p>
      <text:p text:style-name="s22"><text:bookmark text:name="anchor11021"/><text:a xlink:type="simple" xlink:href="http://ivo.garant.ru/document/redirect/71296012/142">Федеральным законом</text:a> от 30 декабря 2015 г. N 448-ФЗ подпункт "а" пункта 2 статьи 11 настоящего Федерального закона изложен в новой редакции</text:p>
      <text:p text:style-name="s22"><text:a xlink:type="simple" xlink:href="http://ivo.garant.ru/document/redirect/57408302/11021">См. текст подпункта в предыдущей редакции</text:a></text:p>
      <text:p text:style-name="s1">а) осуществляют подготовку и содержание в готовности необходимых сил и средств для защиты населения и территорий от чрезвычайных ситуаций, а также подготовку населения в области защиты от чрезвычайных ситуаций;</text:p>
      <text:p text:style-name="s22header">Информация об изменениях:</text:p>
      <text:p text:style-name="s22"><text:bookmark text:name="anchor11022"/>Подпункт "б" изменен с 10 января 2022 г. - <text:a xlink:type="simple" xlink:href="http://ivo.garant.ru/document/redirect/403333001/422">Федеральный закон</text:a> от 30 декабря 2021 г. N 459-ФЗ</text:p>
      <text:p text:style-name="s22"><text:a xlink:type="simple" xlink:href="http://ivo.garant.ru/document/redirect/77306967/11022">См. предыдущую редакцию</text:a></text:p>
      <text:p text:style-name="s1">б) принимают решения об отнесении возникших чрезвычайных ситуаций к чрезвычайным ситуациям муниципального характера, организуют и осуществляют проведение эвакуационных мероприятий при угрозе возникновения или возникновении чрезвычайных ситуаций;</text:p>
      <text:p text:style-name="s22header">Информация об изменениях:</text:p>
      <text:p text:style-name="s22"><text:bookmark text:name="anchor11023"/><text:a xlink:type="simple" xlink:href="http://ivo.garant.ru/document/redirect/70405670/112704">Федеральным законом</text:a> от 2 июля 2013 г. N 158-ФЗ подпункт "в" пункта 2 статьи 11 настоящего Федерального закона изложен в новой редакции</text:p>
      <text:p text:style-name="s22"><text:a xlink:type="simple" xlink:href="http://ivo.garant.ru/document/redirect/58053313/11023">См. текст подпункта в предыдущей редакции</text:a></text:p>
      <text:p text:style-name="s1">в) осуществляют информирование населения о чрезвычайных ситуациях;</text:p>
      <text:p text:style-name="s1"><text:bookmark text:name="anchor11024"/>г) осуществляют финансирование мероприятий в области защиты населения и территорий от чрезвычайных ситуаций;</text:p>
      <text:p text:style-name="s1"><text:bookmark text:name="anchor11025"/>д) создают резервы финансовых и материальных ресурсов для ликвидации чрезвычайных ситуаций;</text:p>
      <text:p text:style-name="s22header">Информация об изменениях:</text:p>
      <text:p text:style-name="s22"><text:bookmark text:name="anchor110251"/>Подпункт "е" изменен с 19 августа 2024 г. - <text:a xlink:type="simple" xlink:href="http://ivo.garant.ru/document/redirect/409493579/506">Федеральный закон</text:a> от 8 августа 2024 г. N 232-ФЗ</text:p>
      <text:p text:style-name="s22"><text:a xlink:type="simple" xlink:href="http://ivo.garant.ru/document/redirect/76837689/110251">См. предыдущую редакцию</text:a></text:p>
      <text:p text:style-name="s1">е) организуют и проводят аварийно-спасательные и другие неотложные работы, а также поддерживают общественный порядок при их проведении; при недостаточности собственных сил и средств обращаются за помощью к исполнительным органам субъектов Российской Федерации;</text:p>
      <text:p text:style-name="s1"><text:bookmark text:name="anchor11026"/>ж) содействуют устойчивому функционированию организаций в чрезвычайных ситуациях;</text:p>
      <text:p text:style-name="s1"><text:bookmark text:name="anchor11027"/>з) создают при органах местного самоуправления постоянно действующие органы управления, специально уполномоченные на решение задач в области защиты населения и территорий от чрезвычайных ситуаций;</text:p>
      <text:p text:style-name="s22header">Информация об изменениях:</text:p>
      <text:p text:style-name="s22"><text:bookmark text:name="anchor110271"/><text:a xlink:type="simple" xlink:href="http://ivo.garant.ru/document/redirect/70155816/421">Федеральным законом</text:a> от 1 апреля 2012 г. N 23-ФЗ пункт 2 статьи 11 настоящего Федерального закона дополнен подпунктом "и"</text:p>
      <text:p text:style-name="s1">и) вводят режим повышенной готовности или чрезвычайной ситуации для соответствующих органов управления и сил единой государственной системы предупреждения и ликвидации чрезвычайных ситуаций;</text:p>
      <text:p text:style-name="s22header">Информация об изменениях:</text:p>
      <text:p text:style-name="s22"><text:bookmark text:name="anchor110272"/><text:a xlink:type="simple" xlink:href="http://ivo.garant.ru/document/redirect/71329986/2">Федеральным законом</text:a> от 15 февраля 2016 г. N 31-ФЗ в подпункт "к" пункта 2 статьи 11 настоящего Федерального закона внесены изменения</text:p>
      <text:p text:style-name="s22"><text:a xlink:type="simple" xlink:href="http://ivo.garant.ru/document/redirect/57408928/110272">См. текст подпункта в предыдущей редакции</text:a></text:p>
      <text:p text:style-name="s1">к) устанавливают местный уровень реагирования в порядке, установленном <text:a xlink:type="simple" xlink:href="#anchor418">пунктом 8 статьи 4.1</text:a> настоящего Федерального закона;</text:p>
      <text:p text:style-name="s22header">Информация об изменениях:</text:p>
      <text:p text:style-name="s22"><text:bookmark text:name="anchor1102721"/><text:a xlink:type="simple" xlink:href="http://ivo.garant.ru/document/redirect/70313174/12">Федеральным законом</text:a> от 11 февраля 2013 г. N 9-ФЗ пункт 2 статьи 11 настоящего Федерального закона дополнен подпунктом "л"</text:p>
      <text:p text:style-name="s1">л) участвуют в <text:a xlink:type="simple" xlink:href="http://ivo.garant.ru/document/redirect/70342108/1000">создании</text:a>, эксплуатации и развитии системы обеспечения вызова экстренных оперативных служб по единому номеру "112";</text:p>
      <text:p text:style-name="s22header">Информация об изменениях:</text:p>
      <text:p text:style-name="s22"><text:bookmark text:name="anchor11274"/><text:a xlink:type="simple" xlink:href="http://ivo.garant.ru/document/redirect/70405670/112705">Федеральным законом</text:a> от 2 июля 2013 г. N 158-ФЗ пункт 2 статьи 11 настоящего Федерального закона дополнен подпунктом "м"</text:p>
      <text:p text:style-name="s1">м) создают и <text:a xlink:type="simple" xlink:href="http://ivo.garant.ru/document/redirect/409541511/0">поддерживают</text:a> в постоянной готовности муниципальные системы оповещения и информирования населения о чрезвычайных ситуациях;</text:p>
      <text:p text:style-name="s22header">Информация об изменениях:</text:p>
      <text:p text:style-name="s22"><text:bookmark text:name="anchor11275"/><text:a xlink:type="simple" xlink:href="http://ivo.garant.ru/document/redirect/70405670/112705">Федеральным законом</text:a> от 2 июля 2013 г. N 158-ФЗ пункт 2 статьи 11 настоящего Федерального закона дополнен подпунктом "н"</text:p>
      <text:p text:style-name="s1">н) осуществляют сбор информации в области защиты населения и территорий от чрезвычайных ситуаций и обмен такой информацией, обеспечивают, в том числе с использованием комплексной системы экстренного оповещения населения об угрозе возникновения или о возникновении чрезвычайных ситуаций, своевременное оповещение населения об угрозе возникновения или о возникновении чрезвычайных ситуаций;</text:p>
      <text:p text:style-name="s22header">Информация об изменениях:</text:p>
      <text:p text:style-name="s22"><text:bookmark text:name="anchor11215"/>Пункт 2 дополнен подпунктом "о" с 31 декабря 2019 г. - <text:a xlink:type="simple" xlink:href="http://ivo.garant.ru/document/redirect/72285786/1322">Федеральный закон</text:a> от 3 июля 2019 г. N 159-ФЗ</text:p>
      <text:p text:style-name="s1">о) разрабатывают и утверждают планы действий по предупреждению и ликвидации чрезвычайных ситуаций на территориях муниципальных образований;</text:p>
      <text:p text:style-name="s22header">Информация об изменениях:</text:p>
      <text:p text:style-name="s22"><text:bookmark text:name="anchor11216"/>Пункт 2 дополнен подпунктом "п" с 10 января 2022 г. - <text:a xlink:type="simple" xlink:href="http://ivo.garant.ru/document/redirect/403333001/423">Федеральный закон</text:a> от 30 декабря 2021 г. N 459-ФЗ</text:p>
      <text:p text:style-name="s1">п) устанавливают при ликвидации чрезвычайных ситуаций федерального, межрегионального, регионального, межмуниципального и муниципального характера факты проживания граждан Российской Федерации, иностранных граждан и лиц без гражданства в жилых помещениях, находящихся в зоне чрезвычайной ситуации, нарушения условий их жизнедеятельности и утраты ими имущества в результате чрезвычайной ситуации.</text:p>
      <text:p text:style-name="s1"><text:bookmark text:name="anchor1121"/>2.1. Органы местного самоуправления содействуют федеральному органу исполнительной власти, уполномоченному на решение задач в области защиты населения и территорий от чрезвычайных ситуаций, в предоставлении участков для установки и (или) в установке специализированных технических средств оповещения и информирования населения в местах массового пребывания людей, а также в предоставлении имеющихся технических устройств для распространения продукции средств массовой информации, выделении эфирного времени в целях своевременного оповещения и информирования населения о чрезвычайных ситуациях и подготовки населения в области защиты от чрезвычайных ситуаций.</text:p>
      <text:p text:style-name="s22header">Информация об изменениях:</text:p>
      <text:p text:style-name="s22"><text:bookmark text:name="anchor1103"/><text:a xlink:type="simple" xlink:href="http://ivo.garant.ru/document/redirect/71001252/4">Федеральным законом</text:a> от 2 мая 2015 г. N 119-ФЗ в пункт 3 статьи 11 настоящего Федерального закона внесены изменения</text:p>
      <text:p text:style-name="s22"><text:a xlink:type="simple" xlink:href="http://ivo.garant.ru/document/redirect/57505592/1103">См. текст пункта в предыдущей редакции</text:a></text:p>
      <text:p text:style-name="s1">3. В субъектах Российской Федерации - городах федерального значения Москве, Санкт-Петербурге и Севастополе полномочия органов местного самоуправления внутригородских муниципальных образований в области защиты населения и территорий от чрезвычайных ситуаций определяются законами субъектов Российской Федерации - городов федерального значения Москвы, Санкт-Петербурга и Севастополя.</text:p>
      <text:p text:style-name="s1"/>
      <text:p text:style-name="s22header">Информация об изменениях:</text:p>
      <text:p text:style-name="s22"><text:bookmark text:name="anchor1110"/>Глава II дополнена статьей 11.1 с 4 августа 2019 г. - <text:a xlink:type="simple" xlink:href="http://ivo.garant.ru/document/redirect/72005572/22">Федеральный закон</text:a> от 3 августа 2018 г. N 320-ФЗ</text:p>
      <text:p text:style-name="s15"><text:span text:style-name="s10">Статья 11.1.</text:span> Полномочия органов государственной власти субъектов Российской Федерации при организации возмещения ущерба, причиненного жилым помещениям граждан в результате чрезвычайных ситуаций</text:p>
      <text:p text:style-name="s9header">ГАРАНТ:</text:p>
      <text:p text:style-name="s9">См. <text:a xlink:type="simple" xlink:href="http://ivo.garant.ru/document/redirect/77328684/1110">комментарии</text:a> к статье 11.1 настоящего Федерального закона</text:p>
      <text:p text:style-name="s1"><text:bookmark text:name="anchor11101"/>1. В целях организации возмещения ущерба, причиненного жилым домам, квартирам, иным видам жилых помещений, определенных <text:a xlink:type="simple" xlink:href="http://ivo.garant.ru/document/redirect/12138291/0">Жилищным кодексом</text:a> Российской Федерации (далее - жилые помещения), органы государственной власти субъектов Российской Федерации вправе разрабатывать, утверждать и реализовывать программы организации возмещения ущерба, причиненного расположенным на территориях субъектов Российской Федерации жилым помещениям граждан, с использованием механизма добровольного страхования (далее - программа) в соответствии с положениями настоящего Федерального закона, <text:a xlink:type="simple" xlink:href="http://ivo.garant.ru/document/redirect/10100758/0">Закона</text:a> Российской Федерации от 27 ноября 1992 года N 4015-I "Об организации страхового дела в Российской Федерации" и иных нормативных правовых актов.</text:p>
      <text:p text:style-name="s1"><text:bookmark text:name="anchor11102"/>2. Программа предусматривает:</text:p>
      <text:p text:style-name="s1"><text:bookmark text:name="anchor111021"/>а) страхование расположенных на территории субъекта Российской Федерации жилых помещений граждан, права собственности на которые оформлены в установленном законодательством Российской Федерации порядке, в пользу страхователей - собственников жилых помещений наряду с оказанием помощи за счет средств бюджетов бюджетной системы Российской Федерации при причинении ущерба застрахованным жилым помещениям;</text:p>
      <text:p text:style-name="s1"><text:bookmark text:name="anchor111022"/>б) перечень иных лиц (кроме собственников жилых помещений), которые могут принять участие в программе в качестве страхователей (наниматели жилых помещений, иные граждане, имеющие основанный на законе, ином правовом акте или договоре интерес в сохранении жилого помещения), их права и обязанности, порядок возмещения ущерба, причиненного застрахованным такими лицами жилым помещениям, в том числе порядок предоставления жилых помещений взамен утраченных;</text:p>
      <text:p text:style-name="s1"><text:bookmark text:name="anchor111023"/>в) перечень подлежащих страхованию рисков, при наступлении которых предоставляется помощь в возмещении ущерба за счет средств бюджетов бюджетной системы Российской Федерации:</text:p>
      <text:p text:style-name="s1"><text:bookmark text:name="anchor111232"/>риск утраты (гибели) жилого помещения в результате чрезвычайной ситуации. При этом участие страховщика в возмещении ущерба, причиненного застрахованному в рамках программы жилому помещению, по договору страхования должно быть в размере страховых сумм по данному риску, <text:a xlink:type="simple" xlink:href="http://ivo.garant.ru/document/redirect/72222634/1">определенных</text:a> Правительством Российской Федерации (далее - минимальный объем обязательств страховщика по риску утраты (гибели) жилого помещения в результате чрезвычайной ситуации);</text:p>
      <text:p text:style-name="s1"><text:bookmark text:name="anchor111233"/>иные риски, которые субъект Российской Федерации вправе включать в программу (риск повреждения жилого помещения в результате чрезвычайной ситуации, риск утраты (гибели) и (или) повреждения жилого помещения в результате иных событий);</text:p>
      <text:p text:style-name="s1"><text:bookmark text:name="anchor111024"/>г) порядок включения страховщиков в программу и доведения информации о страховщиках, участвующих в программе, до граждан, имеющих намерение заключить договор страхования жилых помещений;</text:p>
      <text:p text:style-name="s1"><text:bookmark text:name="anchor111025"/>д) срок действия договора страхования жилого помещения, который не может составлять менее одного года;</text:p>
      <text:p text:style-name="s1"><text:bookmark text:name="anchor111026"/>е) размеры страховых сумм по риску, группе рисков исходя из минимального объема обязательств страховщика по риску утраты (гибели) жилого помещения в результате чрезвычайной ситуации в соответствии с <text:a xlink:type="simple" xlink:href="#anchor111233">абзацем вторым подпункта "в"</text:a> настоящего пункта, размера (доли) участия страховщика в возмещении ущерба в соответствии с <text:a xlink:type="simple" xlink:href="#anchor111522">абзацем вторым подпункта "б" пункта 5</text:a> настоящей статьи и максимального размера подлежащего возмещению ущерба;</text:p>
      <text:p text:style-name="s1"><text:bookmark text:name="anchor111027"/>ж) характеристику жилищного фонда (в том числе состояние жилых помещений, их расположение на территории субъекта Российской Федерации, этажность, материал, год постройки), учитываемую при оценке страхового риска и возмещении ущерба;</text:p>
      <text:p text:style-name="s1"><text:bookmark text:name="anchor111028"/>з) порядок направления страховщиком оферты (предложения заключить договор страхования жилого помещения, содержащего существенные условия такого договора) и ее акцепта (принятия предложения) страхователем, а также предоставления страхователю подписанного страховщиком договора страхования жилого помещения;</text:p>
      <text:p text:style-name="s1"><text:bookmark text:name="anchor111029"/>и) порядок заключения договора страхования жилого помещения, порядок и способы уплаты страховой премии, доступные для граждан, проживающих в субъекте Российской Федерации, включая право страхователя на уплату страховой премии в рассрочку;</text:p>
      <text:p text:style-name="s1"><text:bookmark text:name="anchor1110210"/>к) порядок и сроки возмещения ущерба в случае утраты (гибели) или повреждения жилого помещения;</text:p>
      <text:p text:style-name="s1"><text:bookmark text:name="anchor1110211"/>л) основания и порядок предоставления компенсации по уплате части страховой премии и иных форм поддержки отдельным категориям граждан, участвующих в программе, с учетом предусмотренных в бюджете субъекта Российской Федерации бюджетных ассигнований на соответствующий финансовый год и плановый период в случае, если такая поддержка программой определена;</text:p>
      <text:p text:style-name="s1"><text:bookmark text:name="anchor1110212"/>м) иные положения в области организации и реализации мер по возмещению ущерба, причиненного расположенным на территории субъекта Российской Федерации жилым помещениям граждан.</text:p>
      <text:p text:style-name="s1"><text:bookmark text:name="anchor11103"/>3. <text:a xlink:type="simple" xlink:href="http://ivo.garant.ru/document/redirect/72718328/1000">Методика</text:a> разработки программ утверждается федеральным органом исполнительной власти, осуществляющим функции по выработке государственной политики и нормативному правовому регулированию в сфере страховой деятельности.</text:p>
      <text:p text:style-name="s1"><text:bookmark text:name="anchor11104"/>4. Центральный банк Российской Федерации вправе устанавливать методику расчета страховых тарифов по договору страхования жилых помещений в части минимального объема обязательств страховщика по риску утраты (гибели) жилого помещения в результате чрезвычайной ситуации.</text:p>
      <text:p text:style-name="s1"><text:bookmark text:name="anchor11105"/>5. Возмещение ущерба, причиненного застрахованному в рамках программы жилому помещению, осуществляется:</text:p>
      <text:p text:style-name="s1"><text:bookmark text:name="anchor111051"/>а) в случае утраты (гибели) жилого помещения в результате чрезвычайной ситуации:</text:p>
      <text:p text:style-name="s1"><text:bookmark text:name="anchor111512"/>страховщиком путем выплаты страхового возмещения в размере минимального объема обязательств страховщика по риску утраты (гибели) жилого помещения в результате чрезвычайной ситуации;</text:p>
      <text:p text:style-name="s1"><text:bookmark text:name="anchor111513"/>субъектом Российской Федерации за счет средств, предусмотренных на эти цели в бюджете субъекта Российской Федерации, а также предоставленных на эти цели субъекту Российской Федерации из федерального бюджета в размере и <text:a xlink:type="simple" xlink:href="http://ivo.garant.ru/document/redirect/74318158/1000">порядке</text:a>, определенных Правительством Российской Федерации;</text:p>
      <text:p text:style-name="s1"><text:bookmark text:name="anchor111052"/>б) в случае наступления иных рисков, предусмотренных программой в соответствии с <text:a xlink:type="simple" xlink:href="#anchor111233">абзацем третьим подпункта "в" пункта 2</text:a> настоящей статьи:</text:p>
      <text:p text:style-name="s1"><text:bookmark text:name="anchor111522"/>страховщиком в размере (доле) его участия в возмещении ущерба, предусмотренном программой по соответствующему риску, в соответствии с условиями договора страхования жилого помещения;</text:p>
      <text:p text:style-name="s1"><text:bookmark text:name="anchor111523"/>субъектом Российской Федерации в размере (доле) его участия в возмещении ущерба, установленном в программе, за счет средств, предусмотренных на эти цели в бюджете субъекта Российской Федерации, и (или) иных средств, предоставленных бюджету субъекта Российской Федерации в установленном <text:a xlink:type="simple" xlink:href="http://ivo.garant.ru/document/redirect/12112604/2">бюджетным законодательством</text:a> Российской Федерации порядке.</text:p>
      <text:p text:style-name="s1"><text:bookmark text:name="anchor11106"/>6. <text:a xlink:type="simple" xlink:href="http://ivo.garant.ru/document/redirect/72222634/1000">Порядок</text:a> расчета максимального размера ущерба по риску, группе рисков, подлежащего возмещению в рамках программы и включающего страховое возмещение и помощь, предоставляемую за счет средств бюджетов бюджетной системы Российской Федерации, определяется Правительством Российской Федерации исходя из общей площади жилого помещения и средней рыночной стоимости одного квадратного метра общей площади жилого помещения в субъекте Российской Федерации, а также определенной субъектом Российской Федерации в программе характеристики жилищного фонда.</text:p>
      <text:p text:style-name="s1"><text:bookmark text:name="anchor11107"/>7. Сведения о максимальном размере подлежащего возмещению в рамках программы ущерба по соответствующим рискам должны быть предоставлены страховщиком страхователю вместе с договором страхования жилого помещения.</text:p>
      <text:p text:style-name="s22header">Информация об изменениях:</text:p>
      <text:p text:style-name="s22"><text:bookmark text:name="anchor11108"/>Пункт 8 изменен с 1 октября 2024 г. - <text:a xlink:type="simple" xlink:href="http://ivo.garant.ru/document/redirect/406052515/2">Федеральный закон</text:a> от 29 декабря 2022 г. N 594-ФЗ</text:p>
      <text:p text:style-name="s22"><text:a xlink:type="simple" xlink:href="http://ivo.garant.ru/document/redirect/76833489/11108">См. предыдущую редакцию</text:a></text:p>
      <text:p text:style-name="s1">8. В целях организации возмещения ущерба, причиненного застрахованным в рамках программ жилым помещениям, страховщики и органы государственной власти субъектов Российской Федерации взаимодействуют с использованием автоматизированной информационной системы страхования в соответствии с <text:a xlink:type="simple" xlink:href="http://ivo.garant.ru/document/redirect/10100758/4020">главой IV.2</text:a> Закона Российской Федерации от 27 ноября 1992 года N 4015-I "Об организации страхового дела в Российской Федерации".</text:p>
      <text:p text:style-name="s1"><text:bookmark text:name="anchor11109"/>9. В случае утраты (гибели) застрахованного в рамках программы жилого помещения возмещение ущерба осуществляется страхователю - собственнику жилого помещения в денежной форме либо путем предоставления субъектом Российской Федерации в его собственность другого жилого помещения при условии уступки страхователем субъекту Российской Федерации права требования к страховщику суммы причитающегося к выплате страхового возмещения за утраченное жилое помещение.</text:p>
      <text:p text:style-name="s1"><text:bookmark text:name="anchor111010"/>10. В случае повреждения застрахованного в рамках программы жилого помещения возмещение ущерба осуществляется страхователю страховщиком в пределах предусмотренной договором страхования жилого помещения страховой суммы и субъектом Российской Федерации исходя из размера (доли) его участия в возмещении ущерба.</text:p>
      <text:p text:style-name="s1"><text:bookmark text:name="anchor111011"/>11. <text:a xlink:type="simple" xlink:href="http://ivo.garant.ru/document/redirect/72668242/1000">Порядок</text:a> и условия проведения экспертизы жилого помещения, которому причинен ущерб, <text:a xlink:type="simple" xlink:href="http://ivo.garant.ru/document/redirect/72668242/2000">методика</text:a> определения размера ущерба, подлежащего возмещению в рамках программы за счет страхового возмещения и помощи, предоставляемой за счет средств бюджетов бюджетной системы Российской Федерации, устанавливаются Правительством Российской Федерации.</text:p>
      <text:p text:style-name="s1"><text:bookmark text:name="anchor111012"/>12. Оказание субъектом Российской Федерации помощи в возмещении ущерба за утраченное (погибшее) или поврежденное жилое помещение не является основанием для отказа страховщика в страховом возмещении по договору страхования жилого помещения или уменьшения размера страхового возмещения.</text:p>
      <text:p text:style-name="s1"/>
      <text:p text:style-name="s22header">Информация об изменениях:</text:p>
      <text:p text:style-name="s22"><text:bookmark text:name="anchor11002"/>Глава II дополнена статьей 11.2 с 1 апреля 2020 г. - <text:a xlink:type="simple" xlink:href="http://ivo.garant.ru/document/redirect/73828134/205">Федеральный закон</text:a> от 1 апреля 2020 г. N 98-ФЗ</text:p>
      <text:p text:style-name="s15"><text:span text:style-name="s10">Статья 11.2</text:span>. Полномочия избирательных комиссий по принятию решения об отложении голосования на выборах, референдумах при введении режима повышенной готовности или чрезвычайной ситуации</text:p>
      <text:p text:style-name="s9header">ГАРАНТ:</text:p>
      <text:p text:style-name="s9">См. <text:a xlink:type="simple" xlink:href="http://ivo.garant.ru/document/redirect/77328684/11002">комментарии</text:a> к статье 11.2 настоящего Федерального закона</text:p>
      <text:p text:style-name="s1">При введении режима повышенной готовности или чрезвычайной ситуации в целях защиты жизни и здоровья граждан Российской Федерации голосование на выборах, референдумах может быть отложено по решению соответствующей избирательной комиссии в порядке, предусмотренном <text:a xlink:type="simple" xlink:href="http://ivo.garant.ru/document/redirect/184566/10010">Федеральным законом</text:a> от 12 июня 2002 года N 67-ФЗ "Об основных гарантиях избирательных прав и права на участие в референдуме граждан Российской Федерации".</text:p>
      <text:p text:style-name="s1"/>
      <text:h text:outline-level="1" text:style-name="s3"><text:bookmark text:name="anchor300"/>Глава III. Государственное управление в области защиты населения и территорий от чрезвычайных ситуаций</text:h>
      <text:p text:style-name="s1"/>
      <text:p text:style-name="s22header">Информация об изменениях:</text:p>
      <text:p text:style-name="s22"><text:bookmark text:name="anchor12"/><text:a xlink:type="simple" xlink:href="http://ivo.garant.ru/document/redirect/12136676/40000000">Федеральным законом</text:a> от 22 августа 2004 г. N 122-ФЗ в статью 12 настоящего Федерального закона внесены изменения, <text:a xlink:type="simple" xlink:href="http://ivo.garant.ru/document/redirect/12136676/155000001">вступающие в силу</text:a> с 1 января 2005 г.</text:p>
      <text:p text:style-name="s22"><text:a xlink:type="simple" xlink:href="http://ivo.garant.ru/document/redirect/4000508/12">См. текст статьи в предыдущей редакции</text:a></text:p>
      <text:p text:style-name="s15"><text:span text:style-name="s10">Статья 12.</text:span> Федеральный орган исполнительной власти, уполномоченный на решение задач в области защиты населения и территорий от чрезвычайных ситуаций</text:p>
      <text:p text:style-name="s9header">ГАРАНТ:</text:p>
      <text:p text:style-name="s9">См. <text:a xlink:type="simple" xlink:href="http://ivo.garant.ru/document/redirect/77328684/12">комментарии</text:a> к статье 12 настоящего Федерального закона</text:p>
      <text:p text:style-name="s1">Для осуществления государственного управления и координации деятельности федеральных органов исполнительной власти в области защиты населения и территорий от чрезвычайных ситуаций создается уполномоченный <text:a xlink:type="simple" xlink:href="http://ivo.garant.ru/document/redirect/187212/1001">федеральный орган</text:a> исполнительной власти. Указанный федеральный орган вправе создавать подведомственные ему территориальные органы.</text:p>
      <text:p text:style-name="s9header">ГАРАНТ:</text:p>
      <text:p text:style-name="s9">См. <text:a xlink:type="simple" xlink:href="http://ivo.garant.ru/document/redirect/71625324/1000">Положение</text:a> о комиссии ФАНО России по предупреждению и ликвидации чрезвычайных ситуаций и обеспечению пожарной безопасности, утвержденное <text:a xlink:type="simple" xlink:href="http://ivo.garant.ru/document/redirect/71625324/0">приказом</text:a> ФАНО России от 17 мая 2016 г. N 232</text:p>
      <text:p text:style-name="s9">См. <text:a xlink:type="simple" xlink:href="http://ivo.garant.ru/document/redirect/70136234/1000">Положение</text:a> об организации порядка первоочередных действий руководящего состава Минтранса России, федеральной службы и федеральных агентств, находящихся в его ведении, их дежурных служб при возникновении чрезвычайных ситуаций в сфере транспорта или чрезвычайных ситуаций федерального, межрегионального характера и социально-значимых происшествий в РФ, утвержденное <text:a xlink:type="simple" xlink:href="http://ivo.garant.ru/document/redirect/70136234/0">приказом</text:a> Минтранса России от 30 декабря 2011 г. N 335</text:p>
      <text:p text:style-name="s9">См. <text:a xlink:type="simple" xlink:href="http://ivo.garant.ru/document/redirect/6752342/1000">Положение</text:a> об эвакуационной комиссии Минтранса России, утвержденное <text:a xlink:type="simple" xlink:href="http://ivo.garant.ru/document/redirect/6752342/0">приказом</text:a> Минтранса России от 20 апреля 2011 г. N 120</text:p>
      <text:p text:style-name="s9">См. <text:a xlink:type="simple" xlink:href="http://ivo.garant.ru/document/redirect/6745423/1000">Типовое Положение</text:a> о комиссии по чрезвычайным ситуациям образовательных учреждений, организаций, подведомственных Минобразованию России, направленное <text:a xlink:type="simple" xlink:href="http://ivo.garant.ru/document/redirect/6745423/0">письмом</text:a> Минобразования России от 27 апреля 2000 г. N 38-55-31/38-02</text:p>
      <text:p text:style-name="s9">См. <text:a xlink:type="simple" xlink:href="http://ivo.garant.ru/document/redirect/5229955/0">справку</text:a> о комиссиях по предупреждению и ликвидации чрезвычайных ситуаций и обеспечению пожарной безопасности</text:p>
      <text:p text:style-name="s9">См. <text:a xlink:type="simple" xlink:href="http://ivo.garant.ru/document/redirect/187212/1000">Положение</text:a> о Министерстве Российской Федерации по делам гражданской обороны, чрезвычайным ситуациям и ликвидации последствий стихийных бедствий, утвержденное <text:a xlink:type="simple" xlink:href="http://ivo.garant.ru/document/redirect/187212/0">Указом</text:a> Президента РФ от 11 июля 2004 г. N 868</text:p>
      <text:p text:style-name="s9">См. <text:a xlink:type="simple" xlink:href="http://ivo.garant.ru/document/redirect/187942/1000">Положение</text:a> о Комиссии государственной службы гражданской авиации Минтранса РФ по чрезвычайным ситуациям, утвержденное <text:a xlink:type="simple" xlink:href="http://ivo.garant.ru/document/redirect/187942/0">распоряжением</text:a> Минтранса РФ от 1 октября 2003 г. N НА-291-р</text:p>
      <text:p text:style-name="s9">См. <text:a xlink:type="simple" xlink:href="http://ivo.garant.ru/document/redirect/4178081/1000">Положение</text:a> о службе медицины катастроф Минздрава РФ, утвержденное <text:a xlink:type="simple" xlink:href="http://ivo.garant.ru/document/redirect/4178081/0">приказом</text:a> Минздрава РФ от 27 октября 2000 г. N 380</text:p>
      <text:p text:style-name="s9"/>
      <text:p text:style-name="s15"><text:bookmark text:name="anchor13"/><text:span text:style-name="s10">Статья 13.</text:span> Обязанности федеральных органов исполнительной власти в области защиты населения и территорий от чрезвычайных ситуаций</text:p>
      <text:p text:style-name="s9header">ГАРАНТ:</text:p>
      <text:p text:style-name="s9">См. <text:a xlink:type="simple" xlink:href="http://ivo.garant.ru/document/redirect/77328684/13">комментарии</text:a> к статье 13 настоящего Федерального закона</text:p>
      <text:p text:style-name="s22header">Информация об изменениях:</text:p>
      <text:p text:style-name="s22"><text:bookmark text:name="anchor1301"/><text:a xlink:type="simple" xlink:href="http://ivo.garant.ru/document/redirect/12175845/4">Федеральным законом</text:a> от 19 мая 2010 г. N 91-ФЗ в пункт 1 статьи 13 настоящего Федерального закона внесены изменения</text:p>
      <text:p text:style-name="s22"><text:a xlink:type="simple" xlink:href="http://ivo.garant.ru/document/redirect/5755895/1301">См. текст пункта в предыдущей редакции</text:a></text:p>
      <text:p text:style-name="s1">1. Федеральные органы исполнительной власти организуют работу в области защиты населения и территорий от чрезвычайных ситуаций, в том числе обеспечения безопасности людей на водных объектах, в своей сфере деятельности и порученных им отраслях экономики в соответствии с настоящим Федеральным законом и иными нормативными правовыми актами Российской Федерации.</text:p>
      <text:p text:style-name="s1"><text:bookmark text:name="anchor1302"/>2. Федеральные органы исполнительной власти:</text:p>
      <text:p text:style-name="s1">а) по отношению к подведомственным организациям:</text:p>
      <text:p text:style-name="s1">разрабатывают и осуществляют организационные и инженерно-технические мероприятия по повышению устойчивости функционирования отрасли в чрезвычайных ситуациях;</text:p>
      <text:p text:style-name="s1">утверждают и издают в соответствии с федеральными требованиями отраслевые нормы и правила безопасности производства, технологических процессов, продукции, а также правила защиты работников организаций от чрезвычайных ситуаций;</text:p>
      <text:p text:style-name="s1"><text:bookmark text:name="anchor130214"/>обеспечивают разработку и реализацию мероприятий по укреплению радиационной, химической, медико-биологической, взрывной, пожарной, экологической безопасности, а также соблюдение норм и правил инженерно-технических мероприятий гражданской обороны при проектировании, строительстве и эксплуатации объектов производственного и социального назначения;</text:p>
      <text:p text:style-name="s1">финансируют и обеспечивают мероприятия по предупреждению чрезвычайных ситуаций и проведение аварийно-спасательных и других неотложных работ в чрезвычайных ситуациях;</text:p>
      <text:p text:style-name="s1">организуют и обеспечивают проведение научно-исследовательских, опытно-конструкторских, испытательных и проектных работ по проблемам безопасности;</text:p>
      <text:p text:style-name="s1">б) по отношению к иным организациям, входящим в состав отрасли:</text:p>
      <text:p text:style-name="s1">осуществляют методическое руководство при решении вопросов защиты работников организаций от чрезвычайных ситуаций, повышения устойчивости и безопасности функционирования организаций;</text:p>
      <text:p text:style-name="s1">разрабатывают и доводят до сведения организаций отраслевые требования, нормативные документы по вопросам предупреждения и ликвидации чрезвычайных ситуаций, защиты от них работников организаций и населения.</text:p>
      <text:p text:style-name="s1"><text:bookmark text:name="anchor1303"/>3. Руководители федеральных органов исполнительной власти несут предусмотренную законодательством Российской Федерации ответственность за ненадлежащее выполнение указанными органами возложенных на них задач и осуществление своих функций в области защиты населения и территорий от чрезвычайных ситуаций.</text:p>
      <text:p text:style-name="s1"><text:bookmark text:name="anchor1304"/>4. Федеральные органы исполнительной власти принимают решения об образовании в пределах выделенных им ассигнований и штатной численности подразделений для решения задач в области защиты населения и территорий от чрезвычайных ситуаций.</text:p>
      <text:p text:style-name="s22header">Информация об изменениях:</text:p>
      <text:p text:style-name="s22"><text:bookmark text:name="anchor1305"/><text:a xlink:type="simple" xlink:href="http://ivo.garant.ru/document/redirect/70155816/5">Федеральным законом</text:a> от 1 апреля 2012 г. N 23-ФЗ в пункт 5 статьи 13 настоящего Федерального закона внесены изменения</text:p>
      <text:p text:style-name="s22"><text:a xlink:type="simple" xlink:href="http://ivo.garant.ru/document/redirect/5763135/1305">См. текст пункта в предыдущей редакции</text:a></text:p>
      <text:p text:style-name="s1">5. Федеральные органы исполнительной власти, имеющие специально подготовленные и аттестованные в установленном порядке силы и средства для предупреждения и ликвидации чрезвычайных ситуаций, используют их в рамках единой государственной системы предупреждения и ликвидации чрезвычайных ситуаций, вводят режим повышенной готовности или чрезвычайной ситуации для органов управления и сил единой государственной системы предупреждения и ликвидации чрезвычайных ситуаций.</text:p>
      <text:p text:style-name="s22header">Информация об изменениях:</text:p>
      <text:p text:style-name="s22"><text:bookmark text:name="anchor1306"/>Статья 13 дополнена пунктом 6 с 31 декабря 2019 г. - <text:a xlink:type="simple" xlink:href="http://ivo.garant.ru/document/redirect/72285786/14">Федеральный закон</text:a> от 3 июля 2019 г. N 159-ФЗ</text:p>
      <text:p text:style-name="s1">6. Федеральные органы исполнительной власти обеспечивают привлечение сил и средств для защиты населения и территорий от чрезвычайных ситуаций при возникновении чрезвычайных ситуаций федерального или межрегионального характера в соответствии с федеральным планом действий по предупреждению и ликвидации чрезвычайных ситуаций.</text:p>
      <text:p text:style-name="s22header">Информация об изменениях:</text:p>
      <text:p text:style-name="s22"><text:bookmark text:name="anchor1307"/>Статья 13 дополнена пунктом 7 с 10 января 2022 г. - <text:a xlink:type="simple" xlink:href="http://ivo.garant.ru/document/redirect/403333001/5">Федеральный закон</text:a> от 30 декабря 2021 г. N 459-ФЗ</text:p>
      <text:p text:style-name="s1">7. Федеральные органы исполнительной власти предоставляют на безвозмездной основе федеральному органу исполнительной власти, уполномоченному на решение задач в области защиты населения и территорий от чрезвычайных ситуаций, постоянный доступ к информационным системам, содержащим информацию в области защиты населения и территорий от чрезвычайных ситуаций, в <text:a xlink:type="simple" xlink:href="http://ivo.garant.ru/document/redirect/408440665/1000">порядке</text:a>, установленном Правительством Российской Федерации.</text:p>
      <text:p text:style-name="s1"/>
      <text:p text:style-name="s22header">Информация об изменениях:</text:p>
      <text:p text:style-name="s22"><text:bookmark text:name="anchor14"/>Статья 14 изменена с 10 января 2022 г. - <text:a xlink:type="simple" xlink:href="http://ivo.garant.ru/document/redirect/403333001/6">Федеральный закон</text:a> от 30 декабря 2021 г. N 459-ФЗ</text:p>
      <text:p text:style-name="s22"><text:a xlink:type="simple" xlink:href="http://ivo.garant.ru/document/redirect/77306967/14">См. предыдущую редакцию</text:a></text:p>
      <text:p text:style-name="s15"><text:span text:style-name="s10">Статья 14.</text:span> Обязанности организаций в области защиты населения и территорий от чрезвычайных ситуаций</text:p>
      <text:p text:style-name="s9header">ГАРАНТ:</text:p>
      <text:p text:style-name="s9">См. <text:a xlink:type="simple" xlink:href="http://ivo.garant.ru/document/redirect/77328684/14">комментарии</text:a> к статье 14 настоящего Федерального закона</text:p>
      <text:p text:style-name="s1"><text:bookmark text:name="anchor141"/>Организации обязаны:</text:p>
      <text:p text:style-name="s1"><text:bookmark text:name="anchor1401"/>а) планировать и осуществлять необходимые меры в области защиты работников организаций и подведомственных объектов производственного и социального назначения от чрезвычайных ситуаций;</text:p>
      <text:p text:style-name="s1"><text:bookmark text:name="anchor1402"/>б) планировать и проводить мероприятия по повышению устойчивости функционирования организаций и обеспечению жизнедеятельности работников организаций в чрезвычайных ситуациях;</text:p>
      <text:p text:style-name="s22header">Информация об изменениях:</text:p>
      <text:p text:style-name="s22"><text:bookmark text:name="anchor1403"/><text:a xlink:type="simple" xlink:href="http://ivo.garant.ru/document/redirect/71296012/15">Федеральным законом</text:a> от 30 декабря 2015 г. N 448-ФЗ в подпункт "в" части первой статьи 14 настоящего Федерального закона внесены изменения</text:p>
      <text:p text:style-name="s22"><text:a xlink:type="simple" xlink:href="http://ivo.garant.ru/document/redirect/57408302/1403">См. текст подпункта в предыдущей редакции</text:a></text:p>
      <text:p text:style-name="s1">в) обеспечивать создание, подготовку и поддержание в готовности к применению сил и средств предупреждения и ликвидации чрезвычайных ситуаций, осуществлять подготовку работников организаций в области защиты от чрезвычайных ситуаций;</text:p>
      <text:p text:style-name="s22header">Информация об изменениях:</text:p>
      <text:p text:style-name="s22"><text:bookmark text:name="anchor1404"/>Подпункт "г" изменен с 4 мая 2023 г. - <text:a xlink:type="simple" xlink:href="http://ivo.garant.ru/document/redirect/405603827/22">Федеральный закон</text:a> от 4 ноября 2022 г. N 417-ФЗ</text:p>
      <text:p text:style-name="s22"><text:a xlink:type="simple" xlink:href="http://ivo.garant.ru/document/redirect/76809518/1404">См. предыдущую редакцию</text:a></text:p>
      <text:p text:style-name="s1">г) создавать и поддерживать в постоянной готовности локальные системы оповещения населения о чрезвычайных ситуациях в <text:a xlink:type="simple" xlink:href="http://ivo.garant.ru/document/redirect/406905630/1000">порядке</text:a>, установленном законодательством Российской Федерации;</text:p>
      <text:p text:style-name="s22header">Информация об изменениях:</text:p>
      <text:p text:style-name="s22"><text:bookmark text:name="anchor1405"/><text:a xlink:type="simple" xlink:href="http://ivo.garant.ru/document/redirect/70885212/4">Федеральным законом</text:a> от 8 марта 2015 г. N 38-ФЗ в подпункт "д" статьи 14 настоящего Федерального закона внесены изменения</text:p>
      <text:p text:style-name="s22"><text:a xlink:type="simple" xlink:href="http://ivo.garant.ru/document/redirect/57503834/1405">См. текст подпункта в предыдущей редакции</text:a></text:p>
      <text:p text:style-name="s1">д) обеспечивать организацию и проведение аварийно-спасательных и других неотложных работ на подведомственных объектах производственного и социального назначения и на прилегающих к ним территориях в соответствии с планами действий по предупреждению и ликвидации чрезвычайных ситуаций;</text:p>
      <text:p text:style-name="s1"><text:bookmark text:name="anchor1406"/>е) финансировать мероприятия по защите работников организаций и подведомственных объектов производственного и социального назначения от чрезвычайных ситуаций;</text:p>
      <text:p text:style-name="s1"><text:bookmark text:name="anchor1407"/>ж) создавать резервы финансовых и материальных ресурсов для ликвидации чрезвычайных ситуаций;</text:p>
      <text:p text:style-name="s22header">Информация об изменениях:</text:p>
      <text:p text:style-name="s22"><text:bookmark text:name="anchor14071"/>Подпункт "з" изменен с 10 января 2022 г. - <text:a xlink:type="simple" xlink:href="http://ivo.garant.ru/document/redirect/403333001/61">Федеральный закон</text:a> от 30 декабря 2021 г. N 459-ФЗ</text:p>
      <text:p text:style-name="s22"><text:a xlink:type="simple" xlink:href="http://ivo.garant.ru/document/redirect/77306967/14071">См. предыдущую редакцию</text:a></text:p>
      <text:p text:style-name="s1">з) оповещать работников организаций об угрозе возникновения или о возникновении чрезвычайных ситуаций;</text:p>
      <text:p text:style-name="s22header">Информация об изменениях:</text:p>
      <text:p text:style-name="s22"><text:bookmark text:name="anchor1408"/><text:a xlink:type="simple" xlink:href="http://ivo.garant.ru/document/redirect/12150842/6">Федеральным законом</text:a> от 4 декабря 2006 г. N 206-ФЗ статья 14 настоящего Федерального закона дополнена подпунктом "и"</text:p>
      <text:p text:style-name="s1">и) предоставлять в установленном порядке федеральному органу исполнительной власти, уполномоченному на решение задач в области защиты населения и территорий от чрезвычайных ситуаций, участки для установки специализированных технических средств оповещения и информирования населения в местах массового пребывания людей, осуществлять в установленном порядке распространение информации в целях своевременного оповещения и информирования населения о чрезвычайных ситуациях, подготовки населения в области защиты от чрезвычайных ситуаций путем предоставления и (или) использования имеющихся у организаций технических устройств для распространения продукции средств массовой информации, а также каналов связи, выделения эфирного времени и иными способами.</text:p>
      <text:p text:style-name="s1"><text:bookmark text:name="anchor110273"/>Руководитель организации, на территории которой может возникнуть или возникла чрезвычайная ситуация, вводит режим повышенной готовности или чрезвычайной ситуации для органов управления и сил единой государственной системы предупреждения и ликвидации чрезвычайных ситуаций и принимает решение об установлении уровня реагирования и о введении дополнительных мер по защите от чрезвычайной ситуации работников данной организации и иных граждан, находящихся на ее территории, а также о проведении эвакуационных мероприятий.</text:p>
      <text:p text:style-name="s1"><text:bookmark text:name="anchor110274"/>Руководитель организации, на территории которой может возникнуть или возникла чрезвычайная ситуация, и назначенный им руководитель ликвидации чрезвычайной ситуации несут ответственность за проведение работ по предотвращению и ликвидации чрезвычайной ситуации на территории данной организации в соответствии с законодательством Российской Федерации и законодательством субъектов Российской Федерации.</text:p>
      <text:p text:style-name="s1"/>
      <text:p text:style-name="s22header">Информация об изменениях:</text:p>
      <text:p text:style-name="s22"><text:bookmark text:name="anchor15"/><text:a xlink:type="simple" xlink:href="http://ivo.garant.ru/document/redirect/12175845/5">Федеральным законом</text:a> от 19 мая 2010 г. N 91-ФЗ в статью 15 настоящего Федерального закона внесены изменения</text:p>
      <text:p text:style-name="s22"><text:a xlink:type="simple" xlink:href="http://ivo.garant.ru/document/redirect/5755895/15">См. текст статьи в предыдущей редакции</text:a></text:p>
      <text:p text:style-name="s15"><text:span text:style-name="s10">Статья 15.</text:span> Участие общественных объединений в ликвидации чрезвычайных ситуаций</text:p>
      <text:p text:style-name="s9header">ГАРАНТ:</text:p>
      <text:p text:style-name="s9">См. <text:a xlink:type="simple" xlink:href="http://ivo.garant.ru/document/redirect/77328684/15">комментарии</text:a> к статье 15 настоящего Федерального закона</text:p>
      <text:p text:style-name="s1"><text:bookmark text:name="anchor1501"/>Общественные объединения могут участвовать в мероприятиях в области защиты населения и территорий от чрезвычайных ситуаций, в том числе обеспечения безопасности людей на водных объектах, в соответствии с законодательством Российской Федерации и со своими уставами.</text:p>
      <text:p text:style-name="s1"><text:bookmark text:name="anchor1502"/>Общественные объединения, участвующие в ликвидации чрезвычайных ситуаций, действуют под руководством соответствующих органов управления единой государственной системы предупреждения и ликвидации чрезвычайных ситуаций. На органы управления единой государственной системы предупреждения и ликвидации чрезвычайных ситуаций возлагается ответственность за решение вопросов, связанных с перевозкой членов общественных объединений к зоне чрезвычайной ситуации и обратно, организацией размещения, питания, оплаты труда, материально-технического, медицинского и других видов обеспечения их деятельности в этих условиях.</text:p>
      <text:p text:style-name="s1"><text:bookmark text:name="anchor1503"/>Участники ликвидации чрезвычайных ситуаций от общественных объединений должны иметь соответствующую подготовку, подтвержденную в аттестационном порядке.</text:p>
      <text:p text:style-name="s1"/>
      <text:p text:style-name="s15"><text:bookmark text:name="anchor16"/><text:span text:style-name="s10">Статья 16.</text:span> Привлечение Вооруженных Сил Российской Федерации, других войск и воинских формирований для ликвидации чрезвычайных ситуаций</text:p>
      <text:p text:style-name="s9header">ГАРАНТ:</text:p>
      <text:p text:style-name="s9">См. <text:a xlink:type="simple" xlink:href="http://ivo.garant.ru/document/redirect/77328684/16">комментарии</text:a> к статье 16 настоящего Федерального закона</text:p>
      <text:p text:style-name="s1">Для ликвидации чрезвычайных ситуаций могут привлекаться специально подготовленные силы и средства Вооруженных Сил Российской Федерации, других войск и воинских формирований. Порядок их привлечения определяется Президентом Российской Федерации в соответствии с законодательством Российской Федерации.</text:p>
      <text:p text:style-name="s1"/>
      <text:p text:style-name="s22header">Информация об изменениях:</text:p>
      <text:p text:style-name="s22"><text:bookmark text:name="anchor17"/><text:a xlink:type="simple" xlink:href="http://ivo.garant.ru/document/redirect/12156781/1">Федеральным законом</text:a> от 30 октября 2007 г. N 241-ФЗ в статью 17 настоящего Федерального закона внесены изменения</text:p>
      <text:p text:style-name="s22"><text:a xlink:type="simple" xlink:href="http://ivo.garant.ru/document/redirect/5228506/17">См. текст статьи в предыдущей редакции</text:a></text:p>
      <text:p text:style-name="s15"><text:span text:style-name="s10">Статья 17.</text:span> Применение сил и средств органов внутренних дел Российской Федерации при ликвидации чрезвычайных ситуаций</text:p>
      <text:p text:style-name="s9header">ГАРАНТ:</text:p>
      <text:p text:style-name="s9">См. <text:a xlink:type="simple" xlink:href="http://ivo.garant.ru/document/redirect/77328684/17">комментарии</text:a> к статье 17 настоящего Федерального закона</text:p>
      <text:p text:style-name="s1">При ликвидации чрезвычайных ситуаций силы и средства органов внутренних дел Российской Федерации применяются в соответствии с задачами, возложенными на органы внутренних дел законами и иными нормативными правовыми актами Российской Федерации, законами и иными нормативными правовыми актами субъектов Российской Федерации.</text:p>
      <text:p text:style-name="s1"/>
      <text:p text:style-name="s22header">Информация об изменениях:</text:p>
      <text:p text:style-name="s22"><text:bookmark text:name="anchor400"/>Наименование изменено с 15 ноября 2022 г. - <text:a xlink:type="simple" xlink:href="http://ivo.garant.ru/document/redirect/405604319/2">Федеральный закон</text:a> от 4 ноября 2022 г. N 423-ФЗ</text:p>
      <text:p text:style-name="s22"><text:a xlink:type="simple" xlink:href="http://ivo.garant.ru/document/redirect/76809517/400">См. предыдущую редакцию</text:a></text:p>
      <text:h text:outline-level="1" text:style-name="s3">Глава IV. Права и обязанности граждан Российской Федерации, иностранных граждан и лиц без гражданства в области защиты населения и территорий от чрезвычайных ситуаций и социальная защита пострадавших</text:h>
      <text:p text:style-name="s1"/>
      <text:p text:style-name="s22header">Информация об изменениях:</text:p>
      <text:p text:style-name="s22"><text:bookmark text:name="anchor18"/>Наименование изменено с 15 ноября 2022 г. - <text:a xlink:type="simple" xlink:href="http://ivo.garant.ru/document/redirect/405604319/31">Федеральный закон</text:a> от 4 ноября 2022 г. N 423-ФЗ</text:p>
      <text:p text:style-name="s22"><text:a xlink:type="simple" xlink:href="http://ivo.garant.ru/document/redirect/76809517/18">См. предыдущую редакцию</text:a></text:p>
      <text:p text:style-name="s15"><text:span text:style-name="s10">Статья 18.</text:span> Права граждан Российской Федерации, иностранных граждан и лиц без гражданства в области защиты населения и территорий от чрезвычайных ситуаций</text:p>
      <text:p text:style-name="s9header">ГАРАНТ:</text:p>
      <text:p text:style-name="s9">См. <text:a xlink:type="simple" xlink:href="http://ivo.garant.ru/document/redirect/77328684/18">комментарии</text:a> к статье 18 настоящего Федерального закона</text:p>
      <text:p text:style-name="s22header">Информация об изменениях:</text:p>
      <text:p text:style-name="s22"><text:bookmark text:name="anchor1801"/>Пункт 1 изменен с 19 августа 2024 г. - <text:a xlink:type="simple" xlink:href="http://ivo.garant.ru/document/redirect/409493579/507">Федеральный закон</text:a> от 8 августа 2024 г. N 232-ФЗ</text:p>
      <text:p text:style-name="s22"><text:a xlink:type="simple" xlink:href="http://ivo.garant.ru/document/redirect/76837689/1801">См. предыдущую редакцию</text:a></text:p>
      <text:p text:style-name="s1">1. Граждане Российской Федерации имеют право:</text:p>
      <text:p text:style-name="s1"><text:bookmark text:name="anchor18002"/>на защиту жизни, здоровья и личного имущества в случае возникновения чрезвычайных ситуаций;</text:p>
      <text:p text:style-name="s1"><text:bookmark text:name="anchor18013"/>в соответствии с планами действий по предупреждению и ликвидации чрезвычайных ситуаций использовать средства коллективной и индивидуальной защиты и другое имущество исполнительных органов субъектов Российской Федерации, органов местного самоуправления и организаций, предназначенное для защиты населения от чрезвычайных ситуаций;</text:p>
      <text:p text:style-name="s9header">ГАРАНТ:</text:p>
      <text:p text:style-name="s9">См. <text:a xlink:type="simple" xlink:href="http://ivo.garant.ru/document/redirect/70885958/31">Положение</text:a> об организации обеспечения населения средствами индивидуальной защиты, утвержденное <text:a xlink:type="simple" xlink:href="http://ivo.garant.ru/document/redirect/70885958/0">приказом</text:a> МЧС России от 1 октября 2014 г. N 543</text:p>
      <text:p text:style-name="s1"><text:bookmark text:name="anchor18014"/>быть информированными о риске, которому они могут подвергнуться в определенных местах пребывания на территории страны, и о мерах необходимой безопасности;</text:p>
      <text:p text:style-name="s1"><text:bookmark text:name="anchor18015"/>обращаться лично, а также направлять в государственные органы и органы местного самоуправления индивидуальные и коллективные обращения по вопросам защиты населения и территорий от чрезвычайных ситуаций, в том числе обеспечения безопасности людей на водных объектах;</text:p>
      <text:p text:style-name="s1">участвовать в установленном порядке в мероприятиях по предупреждению и ликвидации чрезвычайных ситуаций;</text:p>
      <text:p text:style-name="s1"><text:bookmark text:name="anchor18017"/>на возмещение ущерба, причиненного их здоровью и имуществу вследствие чрезвычайных ситуаций;</text:p>
      <text:p text:style-name="s1"><text:bookmark text:name="anchor18018"/>на медицинское обслуживание, компенсации и социальные гарантии за проживание и работу в зонах чрезвычайных ситуаций, а также на оказание психологической помощи;</text:p>
      <text:p text:style-name="s1"><text:bookmark text:name="anchor18019"/>на получение компенсаций и социальных гарантий за ущерб, причиненный их здоровью при выполнении обязанностей в ходе ликвидации чрезвычайных ситуаций;</text:p>
      <text:p text:style-name="s1"><text:bookmark text:name="anchor180110"/>на пенсионное обеспечение в случае потери трудоспособности в связи с увечьем или заболеванием, полученным при выполнении обязанностей по защите населения и территорий от чрезвычайных ситуаций, в порядке, установленном для работников, инвалидность которых наступила вследствие трудового увечья;</text:p>
      <text:p text:style-name="s1">на пенсионное обеспечение по случаю потери кормильца, погибшего или умершего от увечья или заболевания, полученного при выполнении обязанностей по защите населения и территорий от чрезвычайных ситуаций, в порядке, установленном для семей граждан, погибших или умерших от увечья, полученного при выполнении гражданского долга по спасению человеческой жизни, охране собственности и правопорядка;</text:p>
      <text:p text:style-name="s1"><text:bookmark text:name="anchor18022"/>на получение бесплатной юридической помощи в соответствии с <text:a xlink:type="simple" xlink:href="http://ivo.garant.ru/document/redirect/12191964/20">законодательством</text:a> Российской Федерации.</text:p>
      <text:p text:style-name="s22header">Информация об изменениях:</text:p>
      <text:p text:style-name="s22"><text:bookmark text:name="anchor1811"/>Статья 18 дополнена пунктом 1.1 с 15 ноября 2022 г. - <text:a xlink:type="simple" xlink:href="http://ivo.garant.ru/document/redirect/405604319/32">Федеральный закон</text:a> от 4 ноября 2022 г. N 423-ФЗ</text:p>
      <text:p text:style-name="s1">1.1. Иностранные граждане и лица без гражданства имеют права, указанные в <text:a xlink:type="simple" xlink:href="#anchor18002">абзацах втором - шестом</text:a>, <text:a xlink:type="simple" xlink:href="#anchor180110">десятом - двенадцатом пункта 1</text:a> настоящей статьи. Иностранные граждане, постоянно проживающие в Российской Федерации, обладают правами, указанными в <text:a xlink:type="simple" xlink:href="#anchor18017">абзацах седьмом</text:a>, <text:a xlink:type="simple" xlink:href="#anchor18018">восьмом</text:a> (за исключением медицинского обслуживания) и <text:a xlink:type="simple" xlink:href="#anchor18019">девятом пункта 1</text:a> настоящей статьи, на основе принципа взаимности в соответствии с международными договорами Российской Федерации. Лица без гражданства, постоянно проживающие в Российской Федерации, обладают правами, указанными в абзацах седьмом, восьмом (за исключением медицинского обслуживания) и девятом пункта 1 настоящей статьи. Иностранные граждане и лица без гражданства имеют право на медицинское обслуживание (в части оказания медицинской помощи) в порядке, установленном <text:a xlink:type="simple" xlink:href="http://ivo.garant.ru/document/redirect/12191967/3">законодательством</text:a> Российской Федерации об охране здоровья.</text:p>
      <text:p text:style-name="s22header">Информация об изменениях:</text:p>
      <text:p text:style-name="s22"><text:bookmark text:name="anchor1802"/>Пункт 2 изменен с 15 ноября 2022 г. - <text:a xlink:type="simple" xlink:href="http://ivo.garant.ru/document/redirect/405604319/33">Федеральный закон</text:a> от 4 ноября 2022 г. N 423-ФЗ</text:p>
      <text:p text:style-name="s22"><text:a xlink:type="simple" xlink:href="http://ivo.garant.ru/document/redirect/76809517/1802">См. предыдущую редакцию</text:a></text:p>
      <text:p text:style-name="s1">2. Порядок и условия, виды и размеры компенсаций и социальных гарантий, предоставляемых гражданам Российской Федерации, иностранным гражданам и лицам без гражданства в соответствии с <text:a xlink:type="simple" xlink:href="#anchor1801">пунктами 1</text:a> и <text:a xlink:type="simple" xlink:href="#anchor1811">1.1</text:a> настоящей статьи, устанавливаются законодательством Российской Федерации и законодательством субъектов Российской Федерации.</text:p>
      <text:p text:style-name="s1"/>
      <text:p text:style-name="s22header">Информация об изменениях:</text:p>
      <text:p text:style-name="s22"><text:bookmark text:name="anchor19"/>Статья 19 изменена с 15 ноября 2022 г. - <text:a xlink:type="simple" xlink:href="http://ivo.garant.ru/document/redirect/405604319/4">Федеральный закон</text:a> от 4 ноября 2022 г. N 423-ФЗ</text:p>
      <text:p text:style-name="s22"><text:a xlink:type="simple" xlink:href="http://ivo.garant.ru/document/redirect/76809517/19">См. предыдущую редакцию</text:a></text:p>
      <text:p text:style-name="s15"><text:span text:style-name="s10">Статья 19.</text:span> Обязанности граждан Российской Федерации, иностранных граждан и лиц без гражданства в области защиты населения и территорий от чрезвычайных ситуаций</text:p>
      <text:p text:style-name="s9header">ГАРАНТ:</text:p>
      <text:p text:style-name="s9">См. <text:a xlink:type="simple" xlink:href="http://ivo.garant.ru/document/redirect/77328684/19">комментарии</text:a> к статье 19 настоящего Федерального закона</text:p>
      <text:p text:style-name="s1"><text:bookmark text:name="anchor1901"/>Граждане Российской Федерации, иностранные граждане и лица без гражданства обязаны:</text:p>
      <text:p text:style-name="s1"><text:bookmark text:name="anchor1902"/>соблюдать законы и иные нормативные правовые акты Российской Федерации, законы и иные нормативные правовые акты субъектов Российской Федерации в области защиты населения и территорий от чрезвычайных ситуаций;</text:p>
      <text:p text:style-name="s1">соблюдать меры безопасности в быту и повседневной трудовой деятельности, не допускать нарушений производственной и технологической дисциплины, требований экологической безопасности, которые могут привести к возникновению чрезвычайных ситуаций;</text:p>
      <text:p text:style-name="s1"><text:bookmark text:name="anchor1904"/>изучать основные способы защиты населения и территорий от чрезвычайных ситуаций, приемы оказания первой помощи пострадавшим, правила охраны жизни людей на водных объектах, правила пользования коллективными и индивидуальными средствами защиты, постоянно совершенствовать свои знания и практические навыки в указанной области;</text:p>
      <text:p text:style-name="s1"><text:bookmark text:name="anchor1905"/>выполнять установленные в соответствии с настоящим Федеральным законом <text:a xlink:type="simple" xlink:href="http://ivo.garant.ru/document/redirect/73841778/1000">правила</text:a> поведения при введении режима повышенной готовности или чрезвычайной ситуации;</text:p>
      <text:p text:style-name="s1"><text:bookmark text:name="anchor1906"/>при необходимости оказывать содействие в проведении аварийно-спасательных и других неотложных работ;</text:p>
      <text:p text:style-name="s1"><text:bookmark text:name="anchor1907"/>эвакуироваться с территории, на которой существует угроза возникновения чрезвычайной ситуации, или из зоны чрезвычайной ситуации при получении информации о проведении эвакуационных мероприятий.</text:p>
      <text:p text:style-name="s1"/>
      <text:h text:outline-level="1" text:style-name="s3"><text:bookmark text:name="anchor500"/>Глава V. Подготовка населения в области защиты от чрезвычайных ситуаций</text:h>
      <text:p text:style-name="s1"/>
      <text:p text:style-name="s22header">Информация об изменениях:</text:p>
      <text:p text:style-name="s22"><text:bookmark text:name="anchor20"/><text:a xlink:type="simple" xlink:href="http://ivo.garant.ru/document/redirect/71296012/16">Федеральным законом</text:a> от 30 декабря 2015 г. N 448-ФЗ в статью 20 настоящего Федерального закона внесены изменения</text:p>
      <text:p text:style-name="s22"><text:a xlink:type="simple" xlink:href="http://ivo.garant.ru/document/redirect/57408302/20">См. текст статьи в предыдущей редакции</text:a></text:p>
      <text:p text:style-name="s15"><text:span text:style-name="s10">Статья 20.</text:span> Подготовка населения в области защиты от чрезвычайных ситуаций</text:p>
      <text:p text:style-name="s9header">ГАРАНТ:</text:p>
      <text:p text:style-name="s9">См. <text:a xlink:type="simple" xlink:href="http://ivo.garant.ru/document/redirect/77328684/20">комментарии</text:a> к статье 20 настоящего Федерального закона</text:p>
      <text:p text:style-name="s1"><text:bookmark text:name="anchor2001"/><text:span text:style-name="s8">Порядок</text:span> подготовки населения в области защиты от чрезвычайных ситуаций определяется Правительством Российской Федерации.</text:p>
      <text:p text:style-name="s1"><text:bookmark text:name="anchor202"/>Подготовка населения к действиям в чрезвычайных ситуациях осуществляется в организациях, в том числе в организациях, осуществляющих образовательную деятельность, по месту жительства, а также с использованием специализированных технических средств оповещения и информирования населения в местах массового пребывания людей.</text:p>
      <text:p text:style-name="s1"><text:bookmark text:name="anchor203"/>Методическое руководство при решении вопросов защиты населения от чрезвычайных ситуаций и контроль за подготовкой населения к действиям в чрезвычайных ситуациях, обучением навыкам безопасного поведения на водных объектах, своевременным оповещением и информированием населения о чрезвычайных ситуациях, размещением специализированных технических средств оповещения и информирования населения в местах массового пребывания людей осуществляются федеральным органом исполнительной власти, уполномоченным на решение задач в области защиты населения и территорий от чрезвычайных ситуаций.</text:p>
      <text:p text:style-name="s1"><text:bookmark text:name="anchor2003"/>Руководители и другие работники органов государственной власти, органов местного самоуправления и организаций проходят подготовку к действиям в чрезвычайных ситуациях в образовательных организациях по основным профессиональным образовательным программам.</text:p>
      <text:p text:style-name="s1"/>
      <text:p text:style-name="s22header">Информация об изменениях:</text:p>
      <text:p text:style-name="s22"><text:bookmark text:name="anchor21"/><text:a xlink:type="simple" xlink:href="http://ivo.garant.ru/document/redirect/12175845/9">Федеральным законом</text:a> от 19 мая 2010 г. N 91-ФЗ в статью 21 настоящего Федерального закона внесены изменения</text:p>
      <text:p text:style-name="s22"><text:a xlink:type="simple" xlink:href="http://ivo.garant.ru/document/redirect/5755895/21">См. текст статьи в предыдущей редакции</text:a></text:p>
      <text:p text:style-name="s15"><text:span text:style-name="s10">Статья 21.</text:span> Пропаганда знаний в области защиты населения и территорий от чрезвычайных ситуаций</text:p>
      <text:p text:style-name="s9header">ГАРАНТ:</text:p>
      <text:p text:style-name="s9">См. <text:a xlink:type="simple" xlink:href="http://ivo.garant.ru/document/redirect/77328684/21">комментарии</text:a> к статье 21 настоящего Федерального закона</text:p>
      <text:p text:style-name="s1"><text:bookmark text:name="anchor2101"/>Пропаганда знаний в области защиты населения и территорий от чрезвычайных ситуаций, в том числе обеспечения безопасности людей на водных объектах, обеспечивается органами управления, входящими в единую государственную систему предупреждения и ликвидации чрезвычайных ситуаций, совместно с общественными объединениями, осуществляющими свою деятельность в области защиты и спасения людей, федеральными органами государственной власти, органами государственной власти субъектов Российской Федерации, органами местного самоуправления, организациями.</text:p>
      <text:p text:style-name="s1"><text:bookmark text:name="anchor2102"/>Для пропаганды знаний в области защиты населения и территорий от чрезвычайных ситуаций, в том числе обеспечения безопасности людей на водных объектах, могут использоваться средства массовой информации, а также специализированные технические средства оповещения и информирования населения в местах массового пребывания людей.</text:p>
      <text:p text:style-name="s1"/>
      <text:h text:outline-level="1" text:style-name="s3"><text:bookmark text:name="anchor600"/>Глава VI. Порядок финансового и материального обеспечения мероприятий по защите населения и территорий от чрезвычайных ситуаций</text:h>
      <text:p text:style-name="s1"/>
      <text:p text:style-name="s15"><text:bookmark text:name="anchor22"/><text:span text:style-name="s10">Статья 22.</text:span> Финансирование целевых программ</text:p>
      <text:p text:style-name="s9header">ГАРАНТ:</text:p>
      <text:p text:style-name="s9">См. <text:a xlink:type="simple" xlink:href="http://ivo.garant.ru/document/redirect/77328684/22">комментарии</text:a> к статье 22 настоящего Федерального закона</text:p>
      <text:p text:style-name="s1">Финансирование целевых программ по защите населения и территорий от чрезвычайных ситуаций, по обеспечению устойчивости функционирования организаций осуществляется в соответствии с законодательством Российской Федерации и законодательством субъектов Российской Федерации.</text:p>
      <text:p text:style-name="s1"/>
      <text:p text:style-name="s22header">Информация об изменениях:</text:p>
      <text:p text:style-name="s22"><text:bookmark text:name="anchor23"/>Статья 23 изменена с 19 августа 2024 г. - <text:a xlink:type="simple" xlink:href="http://ivo.garant.ru/document/redirect/409493579/508">Федеральный закон</text:a> от 8 августа 2024 г. N 232-ФЗ</text:p>
      <text:p text:style-name="s22"><text:a xlink:type="simple" xlink:href="http://ivo.garant.ru/document/redirect/76837689/23">См. предыдущую редакцию</text:a></text:p>
      <text:p text:style-name="s15"><text:span text:style-name="s10">Статья 23.</text:span> Финансовое обеспечение деятельности органов управления, специально уполномоченных на решение задач в области защиты населения и территорий от чрезвычайных ситуаций</text:p>
      <text:p text:style-name="s9header">ГАРАНТ:</text:p>
      <text:p text:style-name="s9">См. <text:a xlink:type="simple" xlink:href="http://ivo.garant.ru/document/redirect/77328684/23">комментарии</text:a> к статье 23 настоящего Федерального закона</text:p>
      <text:p text:style-name="s1">Финансовое обеспечение деятельности федерального органа исполнительной власти, исполнительного органа субъекта Российской Федерации, органа местного самоуправления, специально уполномоченных на решение задач в области защиты населения и территорий от чрезвычайных ситуаций в соответствии с настоящим Федеральным законом, является расходным обязательством соответственно Российской Федерации, субъекта Российской Федерации и муниципального образования.</text:p>
      <text:p text:style-name="s1"/>
      <text:p text:style-name="s22header">Информация об изменениях:</text:p>
      <text:p text:style-name="s22"><text:bookmark text:name="anchor24"/><text:a xlink:type="simple" xlink:href="http://ivo.garant.ru/document/redirect/12136676/40000000">Федеральным законом</text:a> от 22 августа 2004 г. N 122-ФЗ статья 24 настоящего Федерального закона изложена в новой редакции, <text:a xlink:type="simple" xlink:href="http://ivo.garant.ru/document/redirect/12136676/155000001">вступающей в силу</text:a> с 1 января 2005 г.</text:p>
      <text:p text:style-name="s22"><text:a xlink:type="simple" xlink:href="http://ivo.garant.ru/document/redirect/4000508/24">См. текст статьи в предыдущей редакции</text:a></text:p>
      <text:p text:style-name="s15"><text:span text:style-name="s10">Статья 24</text:span>. Финансовое обеспечение предупреждения и ликвидации последствий чрезвычайных ситуаций</text:p>
      <text:p text:style-name="s9header">ГАРАНТ:</text:p>
      <text:p text:style-name="s9">См. <text:a xlink:type="simple" xlink:href="http://ivo.garant.ru/document/redirect/77328684/24">комментарии</text:a> к статье 24 настоящего Федерального закона</text:p>
      <text:p text:style-name="s22header">Информация об изменениях:</text:p>
      <text:p text:style-name="s22"><text:bookmark text:name="anchor2401"/>Пункт 1 изменен с 31 декабря 2019 г. - <text:a xlink:type="simple" xlink:href="http://ivo.garant.ru/document/redirect/72285786/151">Федеральный закон</text:a> от 3 июля 2019 г. N 159-ФЗ</text:p>
      <text:p text:style-name="s22"><text:a xlink:type="simple" xlink:href="http://ivo.garant.ru/document/redirect/77668659/2401">См. предыдущую редакцию</text:a></text:p>
      <text:p text:style-name="s1">1. Финансовое обеспечение установленных настоящим Федеральным законом мер по предупреждению и ликвидации последствий чрезвычайных ситуаций:</text:p>
      <text:p text:style-name="s1">федерального и межрегионального характера, а также чрезвычайных ситуаций в лесах, возникших вследствие лесных пожаров, является расходным обязательством Российской Федерации;</text:p>
      <text:p text:style-name="s1">регионального и межмуниципального характера (за исключением чрезвычайных ситуаций в лесах, возникших вследствие лесных пожаров) является расходным обязательством субъектов Российской Федерации;</text:p>
      <text:p text:style-name="s1"><text:bookmark text:name="anchor24014"/>муниципального характера (за исключением чрезвычайных ситуаций в лесах, возникших вследствие лесных пожаров) является расходным обязательством муниципального образования.</text:p>
      <text:p text:style-name="s9header">ГАРАНТ:</text:p>
      <text:p text:style-name="s9">См. <text:a xlink:type="simple" xlink:href="http://ivo.garant.ru/document/redirect/73364757/1000">Правила</text:a> предоставления иных межбюджетных трансфертов из федерального бюджета, источником финансового обеспечения которых являются бюджетные ассигнования резервного фонда Правительства РФ, бюджетам субъектов РФ на финансовое обеспечение отдельных мер по ликвидации чрезвычайных ситуаций природного и техногенного характера, осуществления компенсационных выплат физическим и юридическим лицам, которым был причинен ущерб в результате террористического акта, и возмещения вреда, причиненного при пресечении террористического акта правомерными действиями, утвержденные <text:a xlink:type="simple" xlink:href="http://ivo.garant.ru/document/redirect/73364757/0">постановлением</text:a> Правительства РФ от 28 декабря 2019 г. N 1928</text:p>
      <text:p text:style-name="s9">См. <text:a xlink:type="simple" xlink:href="http://ivo.garant.ru/document/redirect/72824810/1000">Методические рекомендации</text:a> по совершенствованию управления финансовыми ресурсами, предусматриваемыми в бюджетах субъектов Российской Федерации на цели предупреждения и ликвидации последствий чрезвычайных ситуаций, направленные <text:a xlink:type="simple" xlink:href="http://ivo.garant.ru/document/redirect/72824810/0">письмом</text:a> Минфина России от 8 октября 2019 г. N 06-07-18/77032</text:p>
      <text:p text:style-name="s22header">Информация об изменениях:</text:p>
      <text:p text:style-name="s22"><text:bookmark text:name="anchor24011"/>Пункт 1.1 изменен с 15 ноября 2022 г. - <text:a xlink:type="simple" xlink:href="http://ivo.garant.ru/document/redirect/405604319/5">Федеральный закон</text:a> от 4 ноября 2022 г. N 423-ФЗ</text:p>
      <text:p text:style-name="s22"><text:a xlink:type="simple" xlink:href="http://ivo.garant.ru/document/redirect/76809517/24011">См. предыдущую редакцию</text:a></text:p>
      <text:p text:style-name="s1">1.1. Органы государственной власти субъектов Российской Федерации вправе осуществлять расходы, связанные с реализацией мероприятий, направленных на оказание единовременной материальной помощи, финансовой помощи и выплату единовременных пособий гражданам Российской Федерации, иностранным гражданам и лицам без гражданства в случаях ликвидации чрезвычайных ситуаций федерального и межрегионального характера. Финансовое обеспечение понесенных субъектами Российской Федерации расходов на указанные цели может обеспечиваться за счет средств федерального бюджета в порядке, установленном Правительством Российской Федерации.</text:p>
      <text:p text:style-name="s1"><text:bookmark text:name="anchor2402"/>2. Организации всех форм собственности участвуют в ликвидации чрезвычайных ситуаций за счет собственных средств в порядке, установленном Правительством Российской Федерации.</text:p>
      <text:p text:style-name="s1"/>
      <text:p text:style-name="s22header">Информация об изменениях:</text:p>
      <text:p text:style-name="s22"><text:bookmark text:name="anchor241"/>Федеральный закон дополнен статьей 24.1 с 1 сентября 2024 г. - <text:a xlink:type="simple" xlink:href="http://ivo.garant.ru/document/redirect/408602709/1">Федеральный закон</text:a> от 26 февраля 2024 г. N 27-ФЗ</text:p>
      <text:p text:style-name="s15"><text:span text:style-name="s10">Статья 24.1.</text:span> Обеспечение полетов воздушных судов федерального органа исполнительной власти, уполномоченного на решение задач в области защиты населения и территорий от чрезвычайных ситуаций</text:p>
      <text:p text:style-name="s1"><text:bookmark text:name="anchor2411"/>Аэронавигационное обслуживание полетов воздушных судов федерального органа исполнительной власти, уполномоченного на решение задач в области защиты населения и территорий от чрезвычайных ситуаций (организация воздушного движения, радиотехническое обеспечение полетов, обеспечение авиационной электросвязи, предоставление аэронавигационной и метеорологической информации, поиск и спасание), и светотехническое, инженерно-авиационное, аэродромное, аварийно-спасательное и другое обеспечение полетов таких воздушных судов осуществляются без взимания платы (за исключением полетов, связанных с коммерческими воздушными перевозками).</text:p>
      <text:p text:style-name="s1"/>
      <text:p text:style-name="s22header">Информация об изменениях:</text:p>
      <text:p text:style-name="s22"><text:bookmark text:name="anchor25"/>Статья 25 изменена с 19 августа 2024 г. - <text:a xlink:type="simple" xlink:href="http://ivo.garant.ru/document/redirect/409493579/509">Федеральный закон</text:a> от 8 августа 2024 г. N 232-ФЗ</text:p>
      <text:p text:style-name="s22"><text:a xlink:type="simple" xlink:href="http://ivo.garant.ru/document/redirect/76837689/25">См. предыдущую редакцию</text:a></text:p>
      <text:p text:style-name="s15"><text:span text:style-name="s10">Статья 25.</text:span> Создание и использование резервов финансовых и материальных ресурсов для ликвидации чрезвычайных ситуаций</text:p>
      <text:p text:style-name="s9header">ГАРАНТ:</text:p>
      <text:p text:style-name="s9">См. <text:a xlink:type="simple" xlink:href="http://ivo.garant.ru/document/redirect/77328684/25">комментарии</text:a> к статье 25 настоящего Федерального закона</text:p>
      <text:p text:style-name="s1"><text:bookmark text:name="anchor2501"/><text:a xlink:type="simple" xlink:href="http://ivo.garant.ru/document/redirect/71558478/1000">Резервы</text:a> финансовых и материальных ресурсов для ликвидации чрезвычайных ситуаций создаются заблаговременно в целях экстренного привлечения необходимых средств в случае возникновения чрезвычайных ситуаций. Указанные резервы создаются федеральными органами исполнительной власти, исполнительными органами субъектов Российской Федерации, органами местного самоуправления, а также организациями.</text:p>
      <text:p text:style-name="s1"><text:bookmark text:name="anchor2502"/><text:a xlink:type="simple" xlink:href="http://ivo.garant.ru/document/redirect/74437664/1000">Порядок</text:a> создания и использования указанных в части первой настоящей статьи резервов (резервных фондов) и порядок восполнения использованных средств этих резервов определяются соответственно Правительством Российской Федерации, исполнительными органами субъектов Российской Федерации, органами местного самоуправления, организациями.</text:p>
      <text:p text:style-name="s1"><text:bookmark text:name="anchor2503"/>Указанные в <text:a xlink:type="simple" xlink:href="#anchor2501">части первой</text:a> настоящей статьи резервы финансовых и материальных ресурсов, за исключением государственного материального резерва, могут использоваться при введении режима повышенной готовности в случае, если это предусмотрено порядком создания и использования резервов (резервных фондов), указанным в <text:a xlink:type="simple" xlink:href="#anchor2502">части второй</text:a> настоящей статьи.</text:p>
      <text:p text:style-name="s1"/>
      <text:p text:style-name="s22header">Информация об изменениях:</text:p>
      <text:p text:style-name="s22"><text:bookmark text:name="anchor700"/><text:a xlink:type="simple" xlink:href="http://ivo.garant.ru/document/redirect/70763826/44">Федеральным законом</text:a> от 14 октября 2014 г. N 307-ФЗ в наименование главы VII настоящего Федерального закона внесены изменения, <text:a xlink:type="simple" xlink:href="http://ivo.garant.ru/document/redirect/70763826/36">вступающие в силу</text:a> по истечении тридцати дней после дня <text:a xlink:type="simple" xlink:href="http://ivo.garant.ru/document/redirect/70763827/0">официального опубликования</text:a> названного Федерального закона</text:p>
      <text:p text:style-name="s22"><text:a xlink:type="simple" xlink:href="http://ivo.garant.ru/document/redirect/57751585/700">См. текст наименования в предыдущей редакции</text:a></text:p>
      <text:h text:outline-level="1" text:style-name="s3">Глава VII. Государственная экспертиза и государственный надзор в области защиты населения и территорий от чрезвычайных ситуаций</text:h>
      <text:p text:style-name="s1"/>
      <text:p text:style-name="s22header">Информация об изменениях:</text:p>
      <text:p text:style-name="s22"><text:bookmark text:name="anchor26"/><text:a xlink:type="simple" xlink:href="http://ivo.garant.ru/document/redirect/12151068/5">Федеральным законом</text:a> от 18 декабря 2006 г. N 232-ФЗ статья 26 настоящего Федерального закона изложена в новой редакции, <text:a xlink:type="simple" xlink:href="http://ivo.garant.ru/document/redirect/12151068/38001">вступающей в силу</text:a> с 1 января 2007 г.</text:p>
      <text:p text:style-name="s22"><text:a xlink:type="simple" xlink:href="http://ivo.garant.ru/document/redirect/5224325/26">См. текст статьи в предыдущей редакции</text:a></text:p>
      <text:p text:style-name="s15"><text:span text:style-name="s10">Статья 26.</text:span> Государственная экспертиза проектной документации особо опасных, технически сложных, уникальных объектов, объектов обороны и безопасности</text:p>
      <text:p text:style-name="s9header">ГАРАНТ:</text:p>
      <text:p text:style-name="s9">См. <text:a xlink:type="simple" xlink:href="http://ivo.garant.ru/document/redirect/77328684/26">комментарии</text:a> к статье 26 настоящего Федерального закона</text:p>
      <text:p text:style-name="s9">См. <text:a xlink:type="simple" xlink:href="http://ivo.garant.ru/document/redirect/189627/1000">Положение</text:a> о проведении государственной экспертизы в области защиты населения и территорий от чрезвычайных ситуаций, утвержденное <text:a xlink:type="simple" xlink:href="http://ivo.garant.ru/document/redirect/189627/0">приказом</text:a> Министром РФ по делам гражданской обороны, чрезвычайным ситуациям и ликвидации последствий стихийных бедствий 22 июня 1995 г.</text:p>
      <text:p text:style-name="s1">Проектная документация особо опасных, технически сложных, уникальных объектов, объектов обороны и безопасности подлежит государственной экспертизе в соответствии с <text:a xlink:type="simple" xlink:href="http://ivo.garant.ru/document/redirect/12138258/49">законодательством</text:a> Российской Федерации о градостроительной деятельности.</text:p>
      <text:p text:style-name="s1"/>
      <text:p text:style-name="s22header">Информация об изменениях:</text:p>
      <text:p text:style-name="s22"><text:bookmark text:name="anchor27"/>Статья 27 изменена с 1 июля 2021 г. - <text:a xlink:type="simple" xlink:href="http://ivo.garant.ru/document/redirect/400889843/11003">Федеральный закон</text:a> от 11 июня 2021 г. N 170-ФЗ</text:p>
      <text:p text:style-name="s22"><text:a xlink:type="simple" xlink:href="http://ivo.garant.ru/document/redirect/77311625/27">См. предыдущую редакцию</text:a></text:p>
      <text:p text:style-name="s15"><text:span text:style-name="s10">Статья 27.</text:span> Государственный надзор в области защиты населения и территорий от чрезвычайных ситуаций</text:p>
      <text:p text:style-name="s9header">ГАРАНТ:</text:p>
      <text:p text:style-name="s9">См. <text:a xlink:type="simple" xlink:href="http://ivo.garant.ru/document/redirect/77328684/27">комментарии</text:a> к статье 27 настоящего Федерального закона</text:p>
      <text:p text:style-name="s1"><text:bookmark text:name="anchor2701"/>1. Государственный надзор в области защиты населения и территорий от чрезвычайных ситуаций осуществляется посредством:</text:p>
      <text:p text:style-name="s1"><text:bookmark text:name="anchor27011"/>а) <text:a xlink:type="simple" xlink:href="http://ivo.garant.ru/document/redirect/401423166/1000">федерального государственного надзора</text:a> в области защиты населения и территорий от чрезвычайных ситуаций, осуществляемого федеральным органом исполнительной власти, уполномоченным на решение задач в области защиты населения и территорий от чрезвычайных ситуаций, в соответствии с положением, утверждаемым Правительством Российской Федерации;</text:p>
      <text:p text:style-name="s22header">Информация об изменениях:</text:p>
      <text:p text:style-name="s22"><text:bookmark text:name="anchor27012"/>Подпункт "б" изменен с 19 августа 2024 г. - <text:a xlink:type="simple" xlink:href="http://ivo.garant.ru/document/redirect/409493579/593">Федеральный закон</text:a> от 8 августа 2024 г. N 232-ФЗ</text:p>
      <text:p text:style-name="s22"><text:a xlink:type="simple" xlink:href="http://ivo.garant.ru/document/redirect/76837689/27012">См. предыдущую редакцию</text:a></text:p>
      <text:p text:style-name="s1">б) <text:a xlink:type="simple" xlink:href="http://ivo.garant.ru/document/redirect/71868034/0">регионального государственного надзора</text:a> в области защиты населения и территорий от чрезвычайных ситуаций, осуществляемого уполномоченными исполнительными органами субъектов Российской Федерации, в соответствии с положениями, утверждаемыми высшими исполнительными органами субъектов Российской Федерации.</text:p>
      <text:p text:style-name="s1"><text:bookmark text:name="anchor2702"/>2. Предметом государственного надзора в области защиты населения и территорий от чрезвычайных ситуаций являются:</text:p>
      <text:p text:style-name="s22header">Информация об изменениях:</text:p>
      <text:p text:style-name="s22"><text:bookmark text:name="anchor27021"/>Подпункт "а" изменен с 1 июня 2023 г. - <text:a xlink:type="simple" xlink:href="http://ivo.garant.ru/document/redirect/406737483/11">Федеральный закон</text:a> от 14 апреля 2023 г. N 131-ФЗ</text:p>
      <text:p text:style-name="s22"><text:a xlink:type="simple" xlink:href="http://ivo.garant.ru/document/redirect/76816764/27021">См. предыдущую редакцию</text:a></text:p>
      <text:p text:style-name="s1">а) для федерального государственного надзора в области защиты населения и территорий от чрезвычайных ситуаций - соблюдение организациями и гражданами, эксплуатирующими потенциально опасные объекты и (или) критически важные объекты, государственными корпорациями, создающими в установленном порядке функциональные подсистемы единой государственной системы предупреждения и ликвидации чрезвычайных ситуаций, соблюдение организациями и гражданами, если указанные организации (их структурные подразделения) и граждане или находящиеся в их ведении организации и структурные подразделения этих организаций включены (входят) в установленном порядке в состав сил и органов управления функциональных подсистем единой государственной системы предупреждения и ликвидации чрезвычайных ситуаций, обязательных требований в области защиты населения и территорий от чрезвычайных ситуаций, установленных настоящим Федеральным законом и принимаемыми в соответствии с ним иными нормативными правовыми актами Российской Федерации, а также соблюдение изготовителем, исполнителем (лицом, выполняющим функции иностранного изготовителя), продавцом требований, установленных <text:a xlink:type="simple" xlink:href="http://ivo.garant.ru/document/redirect/5425755/1">техническими регламентами</text:a> Евразийского экономического союза;</text:p>
      <text:p text:style-name="s1"><text:bookmark text:name="anchor27022"/>б) для регионального государственного надзора в области защиты населения и территорий от чрезвычайных ситуаций - соблюдение организациями и гражданами, за исключением организаций и граждан, деятельность которых подлежит федеральному государственному надзору в области защиты населения и территорий от чрезвычайных ситуаций, обязательных требований в области защиты населения и территорий от чрезвычайных ситуаций, установленных настоящим Федеральным законом и принимаемыми в соответствии с ним иными нормативными правовыми актами Российской Федерации, законами и иными нормативными правовыми актами субъектов Российской Федерации.</text:p>
      <text:p text:style-name="s22header">Информация об изменениях:</text:p>
      <text:p text:style-name="s22"><text:bookmark text:name="anchor2721"/>Статья 27 дополнена пунктом 2.1 с 1 июня 2023 г. - <text:a xlink:type="simple" xlink:href="http://ivo.garant.ru/document/redirect/406737483/12">Федеральный закон</text:a> от 14 апреля 2023 г. N 131-ФЗ</text:p>
      <text:p text:style-name="s1">2.1. В положении о федеральном государственном надзоре в области защиты населения и территорий от чрезвычайных ситуаций указываются наименование и структурные элементы технического регламента, оценка соблюдения требований которого осуществляется в рамках федерального государственного надзора в области защиты населения и территорий от чрезвычайных ситуаций, а также виды продукции, являющиеся объектами указанного федерального государственного надзора.</text:p>
      <text:p text:style-name="s1"><text:bookmark text:name="anchor2703"/>3. Организация и осуществление государственного надзора в области защиты населения и территорий от чрезвычайных ситуаций регулируются <text:a xlink:type="simple" xlink:href="http://ivo.garant.ru/document/redirect/74449814/20000">Федеральным законом</text:a> от 31 июля 2020 года N 248-ФЗ "О государственном контроле (надзоре) и муниципальном контроле в Российской Федерации".</text:p>
      <text:p text:style-name="s1"><text:bookmark text:name="anchor2704"/>4. Государственный надзор за реализацией федеральными органами исполнительной власти полномочий в области защиты населения и территорий от чрезвычайных ситуаций осуществляется федеральным органом исполнительной власти, уполномоченным на решение задач в области защиты населения и территорий от чрезвычайных ситуаций, в соответствии с порядком, утверждаемым Правительством Российской Федерации.</text:p>
      <text:p text:style-name="s22header">Информация об изменениях:</text:p>
      <text:p text:style-name="s22"><text:bookmark text:name="anchor2705"/>Пункт 5 изменен с 19 августа 2024 г. - <text:a xlink:type="simple" xlink:href="http://ivo.garant.ru/document/redirect/409493579/594">Федеральный закон</text:a> от 8 августа 2024 г. N 232-ФЗ</text:p>
      <text:p text:style-name="s22"><text:a xlink:type="simple" xlink:href="http://ivo.garant.ru/document/redirect/76837689/2705">См. предыдущую редакцию</text:a></text:p>
      <text:p text:style-name="s1">5. Государственный надзор за реализацией исполнительными органами субъектов Российской Федерации полномочий в области защиты населения и территорий от чрезвычайных ситуаций осуществляется федеральным органом исполнительной власти, уполномоченным на решение задач в области защиты населения и территорий от чрезвычайных ситуаций, на основании положений <text:a xlink:type="simple" xlink:href="http://ivo.garant.ru/document/redirect/403266160/0">Федерального закона</text:a> от 21 декабря 2021 года N 414-ФЗ "Об общих принципах организации публичной власти в субъектах Российской Федерации" в соответствии с порядком, утверждаемым Правительством Российской Федерации.</text:p>
      <text:p text:style-name="s22header">Информация об изменениях:</text:p>
      <text:p text:style-name="s22"><text:bookmark text:name="anchor2706"/>Пункт 6 изменен с 19 августа 2024 г. - <text:a xlink:type="simple" xlink:href="http://ivo.garant.ru/document/redirect/409493579/595">Федеральный закон</text:a> от 8 августа 2024 г. N 232-ФЗ</text:p>
      <text:p text:style-name="s22"><text:a xlink:type="simple" xlink:href="http://ivo.garant.ru/document/redirect/76837689/2706">См. предыдущую редакцию</text:a></text:p>
      <text:p text:style-name="s1">6. Государственный надзор за реализацией органами местного самоуправления полномочий в области защиты населения и территорий от чрезвычайных ситуаций осуществляется уполномоченными исполнительными органами субъектов Российской Федерации на основании положений <text:a xlink:type="simple" xlink:href="http://ivo.garant.ru/document/redirect/186367/0">Федерального закона</text:a> от 6 октября 2003 года N 131-ФЗ "Об общих принципах организации местного самоуправления в Российской Федерации" в соответствии с порядками, утверждаемыми высшими исполнительными органами субъектов Российской Федерации.</text:p>
      <text:p text:style-name="s1"/>
      <text:p text:style-name="s15"><text:bookmark text:name="anchor28"/><text:span text:style-name="s10">Статья 28.</text:span> Ответственность за нарушение законодательства Российской Федерации в области защиты населения и территорий от чрезвычайных ситуаций</text:p>
      <text:p text:style-name="s9header">ГАРАНТ:</text:p>
      <text:p text:style-name="s9">См. <text:a xlink:type="simple" xlink:href="http://ivo.garant.ru/document/redirect/77328684/28">комментарии</text:a> к статье 28 настоящего Федерального закона</text:p>
      <text:p text:style-name="s1">Виновные в невыполнении или недобросовестном выполнении законодательства Российской Федерации в области защиты населения и территорий от чрезвычайных ситуаций, создании условий и предпосылок к возникновению чрезвычайных ситуаций, непринятии мер по защите жизни и сохранению здоровья людей и других противоправных действиях должностные лица и граждане Российской Федерации несут дисциплинарную, административную, гражданско-правовую и уголовную ответственность, а организации - административную и гражданско-правовую ответственность в соответствии с законодательством Российской Федерации и законодательством субъектов Российской Федерации.</text:p>
      <text:p text:style-name="s1"/>
      <text:h text:outline-level="1" text:style-name="s3"><text:bookmark text:name="anchor800"/>Глава VIII. Международные договоры Российской Федерации в области защиты населения и территорий от чрезвычайных ситуаций</text:h>
      <text:p text:style-name="s1"/>
      <text:p text:style-name="s22header">Информация об изменениях:</text:p>
      <text:p text:style-name="s22"><text:bookmark text:name="anchor29"/>Статья 29 изменена с 8 декабря 2020 г. - <text:a xlink:type="simple" xlink:href="http://ivo.garant.ru/document/redirect/75016987/916">Федеральный закон</text:a> от 8 декабря 2020 г. N 429-ФЗ</text:p>
      <text:p text:style-name="s22"><text:a xlink:type="simple" xlink:href="http://ivo.garant.ru/document/redirect/77705898/29">См. предыдущую редакцию</text:a></text:p>
      <text:p text:style-name="s15"><text:span text:style-name="s10">Статья 29.</text:span> Международные договоры Российской Федерации</text:p>
      <text:p text:style-name="s9header">ГАРАНТ:</text:p>
      <text:p text:style-name="s9">См. <text:a xlink:type="simple" xlink:href="http://ivo.garant.ru/document/redirect/77328684/29">комментарии</text:a> к статье 29 настоящего Федерального закона</text:p>
      <text:p text:style-name="s1">Если международными договорами Российской Федерации установлены иные правила, чем те, которые содержатся в законодательстве Российской Федерации в области защиты населения и территорий от чрезвычайных ситуаций, то применяются правила международных договоров Российской Федерации.</text:p>
      <text:p text:style-name="s1"><text:bookmark text:name="anchor2902"/>Решения межгосударственных органов, принятые на основании положений международных договоров Российской Федерации в их истолковании, противоречащем <text:a xlink:type="simple" xlink:href="http://ivo.garant.ru/document/redirect/10103000/0">Конституции</text:a> Российской Федерации, не подлежат исполнению в Российской Федерации. Такое противоречие может быть установлено в <text:a xlink:type="simple" xlink:href="http://ivo.garant.ru/document/redirect/10101207/13100">порядке</text:a>, определенном федеральным конституционным законом.</text:p>
      <text:p text:style-name="s9header">ГАРАНТ:</text:p>
      <text:p text:style-name="s9">См. <text:a xlink:type="simple" xlink:href="http://ivo.garant.ru/document/redirect/404986527/1000">Положение</text:a> об оказании гуманитарной помощи иностранным государствам, утвержденное <text:a xlink:type="simple" xlink:href="http://ivo.garant.ru/document/redirect/404986527/0">постановлением</text:a> Правительства РФ от 12 июля 2022 г. N 1239</text:p>
      <text:p text:style-name="s9">См. также <text:a xlink:type="simple" xlink:href="http://ivo.garant.ru/document/redirect/1119809/0">Соглашение</text:a> о взаимодействии в области предупреждения и ликвидации последствий чрезвычайных ситуаций природного и техногенного характера от 22 января 1993 г.</text:p>
      <text:p text:style-name="s9"/>
      <text:h text:outline-level="1" text:style-name="s3"><text:bookmark text:name="anchor900"/>Глава IX. Заключительные положения</text:h>
      <text:p text:style-name="s1"/>
      <text:p text:style-name="s15"><text:bookmark text:name="anchor30"/><text:span text:style-name="s10">Статья 30.</text:span> Вступление настоящего Федерального закона в силу</text:p>
      <text:p text:style-name="s9header">ГАРАНТ:</text:p>
      <text:p text:style-name="s9">См. <text:a xlink:type="simple" xlink:href="http://ivo.garant.ru/document/redirect/77328684/30">комментарии</text:a> к статье 30 настоящего Федерального закона</text:p>
      <text:p text:style-name="s1">Настоящий Федеральный закон вступает в силу со <text:a xlink:type="simple" xlink:href="http://ivo.garant.ru/document/redirect/11107960/0">дня его официального опубликования</text:a>.</text:p>
      <text:p text:style-name="s1"/>
      <text:p text:style-name="s15"><text:bookmark text:name="anchor31"/><text:span text:style-name="s10">Статья 31.</text:span> Приведение нормативных правовых актов в соответствие с настоящим Федеральным законом</text:p>
      <text:p text:style-name="s9header">ГАРАНТ:</text:p>
      <text:p text:style-name="s9">См. <text:a xlink:type="simple" xlink:href="http://ivo.garant.ru/document/redirect/77328684/31">комментарии</text:a> к статье 31 настоящего Федерального закона</text:p>
      <text:p text:style-name="s1"><text:bookmark text:name="anchor3101"/>Нормативные акты Президента Российской Федерации, нормативные правовые акты Правительства Российской Федерации, ведомственные нормативные правовые акты, законы и иные нормативные правовые акты субъектов Российской Федерации, нормативные правовые акты органов местного самоуправления приводятся в соответствие с настоящим Федеральным законом в течение двух месяцев со дня его вступления в силу.</text:p>
      <text:p text:style-name="s1"><text:bookmark text:name="anchor3102"/>Правительство Российской Федерации в трехмесячный срок в установленном порядке вносит в Государственную Думу Федерального Собрания Российской Федерации предложения о приведении законодательства Российской Федерации в соответствие с настоящим Федеральным законом.</text:p>
      <text:p text:style-name="s1"/>
      <table:table table:name="10206" table:style-name="10206">
        <table:table-column table:style-name="5103"/>
        <table:table-column table:style-name="5103"/>
        <table:table-row>
          <table:table-cell>
            <text:p text:style-name="s16_fi0">Президент Российской Федерации</text:p>
          </table:table-cell>
          <table:table-cell>
            <text:p text:style-name="s1_right_fi0">Б. Ельцин</text:p>
          </table:table-cell>
        </table:table-row>
      </table:table>
      <text:p text:style-name="s1"/>
      <text:p text:style-name="s16_fi0">Москва, Кремль</text:p>
      <text:p text:style-name="s16_fi0">21 декабря 1994 года</text:p>
      <text:p text:style-name="s16_fi0">N 68-ФЗ</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left" fo:text-indent="0cm" fo:margin-left="0.3cm" fo:margin-right="0.3cm" fo:margin-top="0cm" fo:margin-bottom="0cm"/>
      <style:text-properties style:font-name="Times New Roman CYR" fo:font-size="12pt"/>
    </style:style>
    <style:style style:name="s9" style:family="paragraph" style:display-name="Комментарий" style:parent-style-name="Text (reference)">
      <style:paragraph-properties fo:text-align="justify" fo:background-color="#f0f0f0" fo:margin-right="0cm" fo:margin-top="0.132cm"/>
      <style:text-properties fo:color="#353842" fo:background-color="#f0f0f0" fo:font-style="italic"/>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fo:margin-right="0cm" fo:margin-top="0.132cm"/>
      <style:text-properties fo:color="#353842" fo:font-style="italic"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Standard">
      <style:paragraph-properties fo:text-indent="0cm" fo:background-color="#eaefed" fo:margin-left="0.635cm" fo:margin-right="0.635cm" fo:margin-top="0.318cm"/>
      <style:text-properties fo:color="#353842"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Федеральный закон от 21 декабря 1994 г. N 68-ФЗ "О защите населения и территорий от чрезвычайных ...</text:p>
      </style:header>
      <style:footer>
        <table:table>
          <table:table-column table:number-columns-repeated="3"/>
          <table:table-row>
            <table:table-cell>
              <text:p text:style-name="footer_left">
							<text:date style:data-style-name="date" text:fixed="true" text:date-value="2025-11-10"/>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